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16in"/>
    </style:style>
    <style:style style:name="co2" style:family="table-column">
      <style:table-column-properties fo:break-before="auto" style:column-width="1.0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85in" svg:height="6.1114in" svg:x="4.7252in" svg:y="0.611in">
            <draw:object draw:notify-on-update-of-ranges="Sheet1.A1:Sheet1.A999 Sheet1.B1:Sheet1.B9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1">
            <text:p>0.01</text:p>
          </table:table-cell>
          <table:table-cell office:value-type="float" office:value="0.01312240112">
            <text:p>0.013122401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2623476343">
            <text:p>0.0262347634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3933677318">
            <text:p>0.0393367732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5243701272">
            <text:p>0.052437012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6552808701">
            <text:p>0.065528087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7858824037">
            <text:p>0.0785882404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9164400769">
            <text:p>0.0916440077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1047194324">
            <text:p>0.1047194324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1177547321">
            <text:p>0.1177547321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1307931872">
            <text:p>0.1307931872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1438328508">
            <text:p>0.1438328508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1568063378">
            <text:p>0.1568063378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0.1698015268">
            <text:p>0.1698015268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1828278525">
            <text:p>0.1828278525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195801956">
            <text:p>0.195801956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2088120464">
            <text:p>0.2088120464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221803123">
            <text:p>0.221803123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2346945057">
            <text:p>0.2346945057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0.2476284722">
            <text:p>0.2476284722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2606574305">
            <text:p>0.2606574305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0.2735429075">
            <text:p>0.2735429075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0.2863571559">
            <text:p>0.2863571559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0.2994636155">
            <text:p>0.2994636155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0.3122847958">
            <text:p>0.3122847958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3251415863">
            <text:p>0.3251415863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0.3378815241">
            <text:p>0.3378815241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0.3507094968">
            <text:p>0.3507094968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3636450011">
            <text:p>0.3636450011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3765075476">
            <text:p>0.3765075476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3893433327">
            <text:p>0.3893433327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0.4020283689">
            <text:p>0.4020283689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4149313607">
            <text:p>0.4149313607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4280905698">
            <text:p>0.4280905698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0.4407103119">
            <text:p>0.4407103119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4532380351">
            <text:p>0.4532380351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4663938017">
            <text:p>0.4663938017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0.4788494781">
            <text:p>0.4788494781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4918833664">
            <text:p>0.4918833664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5042627324">
            <text:p>0.504262732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178678336">
            <text:p>0.5178678336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5298088564">
            <text:p>0.5298088564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5426901153">
            <text:p>0.5426901153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5551594722">
            <text:p>0.5551594722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5677918558">
            <text:p>0.5677918558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5809797202">
            <text:p>0.5809797202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5933499667">
            <text:p>0.593349966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0.6059403234">
            <text:p>0.6059403234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.6184705537">
            <text:p>0.6184705537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0.6314134539">
            <text:p>0.6314134539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45317193">
            <text:p>0.645317193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6565519937">
            <text:p>0.6565519937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669025412">
            <text:p>0.669025412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6819361155">
            <text:p>0.6819361155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694766507">
            <text:p>0.69476650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069233379">
            <text:p>0.7069233379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7188746708">
            <text:p>0.7188746708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0.7315165035">
            <text:p>0.7315165035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7442822787">
            <text:p>0.7442822787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7565782376">
            <text:p>0.756578237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700954206">
            <text:p>0.7700954206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7836457113">
            <text:p>0.7836457113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7953411437">
            <text:p>0.7953411437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808214482">
            <text:p>0.808214482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8200341075">
            <text:p>0.8200341075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8327275727">
            <text:p>0.8327275727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8438689351">
            <text:p>0.8438689351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0.857401928">
            <text:p>0.857401928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870115978">
            <text:p>0.870115978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8830304146">
            <text:p>0.8830304146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960603891">
            <text:p>0.8960603891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9069292163">
            <text:p>0.9069292163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9192192012">
            <text:p>0.9192192012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934195241">
            <text:p>0.934195241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9461157204">
            <text:p>0.946115720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9559074949">
            <text:p>0.9559074949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9688518628">
            <text:p>0.9688518628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9806206216">
            <text:p>0.9806206216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9939149768">
            <text:p>0.9939149768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1.00563509">
            <text:p>1.00563509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.019445081">
            <text:p>1.019445081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1.030377079">
            <text:p>1.030377079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1.045568186">
            <text:p>1.045568186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1.054769275">
            <text:p>1.054769275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1.069199271">
            <text:p>1.069199271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.079529729">
            <text:p>1.079529729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1.09327748">
            <text:p>1.09327748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1.107127626">
            <text:p>1.107127626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1.116725151">
            <text:p>1.116725151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1.129201249">
            <text:p>1.12920124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.144081455">
            <text:p>1.144081455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1.155646297">
            <text:p>1.155646297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1.16543561">
            <text:p>1.16543561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1.177412681">
            <text:p>1.177412681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1.189319236">
            <text:p>1.189319236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.202454478">
            <text:p>1.202454478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1.214232384">
            <text:p>1.214232384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1.226258569">
            <text:p>1.226258569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1.23911761">
            <text:p>1.23911761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1.251088983">
            <text:p>1.2510889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64661867">
            <text:p>1.264661867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1.277765828">
            <text:p>1.277765828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1.29129236">
            <text:p>1.29129236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1.302519037">
            <text:p>1.302519037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1.31226473">
            <text:p>1.31226473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.323087864">
            <text:p>1.323087864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1.337016298">
            <text:p>1.337016298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1.345854756">
            <text:p>1.34585475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1.3602046">
            <text:p>1.3602046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1.374264004">
            <text:p>1.374264004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.384916954">
            <text:p>1.384916954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1.396881406">
            <text:p>1.396881406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1.409416915">
            <text:p>1.409416915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1.418200979">
            <text:p>1.418200979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1.43104666">
            <text:p>1.43104666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.448835646">
            <text:p>1.448835646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1.458489818">
            <text:p>1.458489818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1.468736893">
            <text:p>1.468736893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1.479634279">
            <text:p>1.479634279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1.497712173">
            <text:p>1.497712173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.503797465">
            <text:p>1.503797465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1.515975353">
            <text:p>1.515975353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1.53451112">
            <text:p>1.53451112</text:p>
          </table:table-cell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1.54060557">
            <text:p>1.54060557</text:p>
          </table:table-cell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1.550160411">
            <text:p>1.550160411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.57206986">
            <text:p>1.57206986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1.576179914">
            <text:p>1.576179914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1.590888043">
            <text:p>1.590888043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1.601142566">
            <text:p>1.601142566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1.611039675">
            <text:p>1.611039675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.6247302">
            <text:p>1.6247302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1.633429677">
            <text:p>1.633429677</text:p>
          </table:table-cell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1.64594626">
            <text:p>1.64594626</text:p>
          </table:table-cell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1.662076656">
            <text:p>1.662076656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1.668750912">
            <text:p>1.668750912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.688490028">
            <text:p>1.688490028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1.690445545">
            <text:p>1.690445545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1.717703593">
            <text:p>1.717703593</text:p>
          </table:table-cell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1.717620703">
            <text:p>1.717620703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1.735994663">
            <text:p>1.735994663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.740208497">
            <text:p>1.740208497</text:p>
          </table:table-cell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1.752798668">
            <text:p>1.752798668</text:p>
          </table:table-cell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1.763642269">
            <text:p>1.763642269</text:p>
          </table:table-cell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1.776611973">
            <text:p>1.776611973</text:p>
          </table:table-cell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1.785260548">
            <text:p>1.785260548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.805989845">
            <text:p>1.805989845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1.811359144">
            <text:p>1.811359144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1.828188538">
            <text:p>1.828188538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1.830105905">
            <text:p>1.830105905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1.851530769">
            <text:p>1.85153076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.859236108">
            <text:p>1.859236108</text:p>
          </table:table-cell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1.870483416">
            <text:p>1.870483416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1.881655442">
            <text:p>1.881655442</text:p>
          </table:table-cell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1.892918935">
            <text:p>1.892918935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1.910701166">
            <text:p>1.910701166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.913994666">
            <text:p>1.913994666</text:p>
          </table:table-cell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1.934813153">
            <text:p>1.934813153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1.939624881">
            <text:p>1.939624881</text:p>
          </table:table-cell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1.950457425">
            <text:p>1.950457425</text:p>
          </table:table-cell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1.972036736">
            <text:p>1.972036736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.972928366">
            <text:p>1.972928366</text:p>
          </table:table-cell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1.99127162">
            <text:p>1.99127162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1.998046513">
            <text:p>1.998046513</text:p>
          </table:table-cell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2.007116629">
            <text:p>2.007116629</text:p>
          </table:table-cell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2.027306279">
            <text:p>2.027306279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.029097599">
            <text:p>2.029097599</text:p>
          </table:table-cell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2.043641502">
            <text:p>2.043641502</text:p>
          </table:table-cell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2.060045467">
            <text:p>2.060045467</text:p>
          </table:table-cell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2.062440123">
            <text:p>2.062440123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2.076072914">
            <text:p>2.076072914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2.09248617">
            <text:p>2.09248617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2.098438799">
            <text:p>2.098438799</text:p>
          </table:table-cell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2.112654766">
            <text:p>2.112654766</text:p>
          </table:table-cell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2.122592351">
            <text:p>2.122592351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2.131622707">
            <text:p>2.131622707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.146680059">
            <text:p>2.146680059</text:p>
          </table:table-cell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2.154725977">
            <text:p>2.154725977</text:p>
          </table:table-cell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2.162043442">
            <text:p>2.162043442</text:p>
          </table:table-cell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2.180298489">
            <text:p>2.180298489</text:p>
          </table:table-cell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2.195762243">
            <text:p>2.195762243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.19969337">
            <text:p>2.19969337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2.214439242">
            <text:p>2.214439242</text:p>
          </table:table-cell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2.230578301">
            <text:p>2.230578301</text:p>
          </table:table-cell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2.234729854">
            <text:p>2.234729854</text:p>
          </table:table-cell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2.246508459">
            <text:p>2.246508459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2.260846924">
            <text:p>2.260846924</text:p>
          </table:table-cell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2.266838022">
            <text:p>2.266838022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2.275215268">
            <text:p>2.275215268</text:p>
          </table:table-cell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2.296209081">
            <text:p>2.296209081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2.308897891">
            <text:p>2.308897891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2.310190175">
            <text:p>2.310190175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2.321873454">
            <text:p>2.321873454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2.3455511">
            <text:p>2.3455511</text:p>
          </table:table-cell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2.350821003">
            <text:p>2.350821003</text:p>
          </table:table-cell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2.355541772">
            <text:p>2.355541772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2.369611216">
            <text:p>2.369611216</text:p>
          </table:table-cell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2.39313339">
            <text:p>2.39313339</text:p>
          </table:table-cell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2.396151594">
            <text:p>2.396151594</text:p>
          </table:table-cell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2.402265543">
            <text:p>2.402265543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2.41466224">
            <text:p>2.41466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441452803">
            <text:p>2.441452803</text:p>
          </table:table-cell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2.439650384">
            <text:p>2.439650384</text:p>
          </table:table-cell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2.445950544">
            <text:p>2.445950544</text:p>
          </table:table-cell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2.459071518">
            <text:p>2.459071518</text:p>
          </table:table-cell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2.483274928">
            <text:p>2.483274928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2.487444106">
            <text:p>2.487444106</text:p>
          </table:table-cell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2.492548209">
            <text:p>2.492548209</text:p>
          </table:table-cell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2.501483177">
            <text:p>2.501483177</text:p>
          </table:table-cell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2.520324106">
            <text:p>2.520324106</text:p>
          </table:table-cell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2.525952765">
            <text:p>2.525952765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2.532321403">
            <text:p>2.532321403</text:p>
          </table:table-cell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2.541449045">
            <text:p>2.541449045</text:p>
          </table:table-cell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2.560880404">
            <text:p>2.560880404</text:p>
          </table:table-cell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2.580462918">
            <text:p>2.580462918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2.576939677">
            <text:p>2.576939677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2.58764592">
            <text:p>2.58764592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2.603914774">
            <text:p>2.603914774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2.625797674">
            <text:p>2.625797674</text:p>
          </table:table-cell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2.636384874">
            <text:p>2.636384874</text:p>
          </table:table-cell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2.638381103">
            <text:p>2.638381103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2.642792067">
            <text:p>2.642792067</text:p>
          </table:table-cell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2.654466603">
            <text:p>2.654466603</text:p>
          </table:table-cell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2.683020741">
            <text:p>2.683020741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2.687480689">
            <text:p>2.687480689</text:p>
          </table:table-cell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2.690683347">
            <text:p>2.690683347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2.695277411">
            <text:p>2.695277411</text:p>
          </table:table-cell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2.708088271">
            <text:p>2.708088271</text:p>
          </table:table-cell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2.736752011">
            <text:p>2.736752011</text:p>
          </table:table-cell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2.750218551">
            <text:p>2.750218551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2.751062316">
            <text:p>2.751062316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2.754485377">
            <text:p>2.754485377</text:p>
          </table:table-cell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2.760949654">
            <text:p>2.760949654</text:p>
          </table:table-cell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2.777187882">
            <text:p>2.777187882</text:p>
          </table:table-cell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2.795770763">
            <text:p>2.795770763</text:p>
          </table:table-cell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2.798837095">
            <text:p>2.798837095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2.804180267">
            <text:p>2.804180267</text:p>
          </table:table-cell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2.807025928">
            <text:p>2.807025928</text:p>
          </table:table-cell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2.817967835">
            <text:p>2.817967835</text:p>
          </table:table-cell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2.846141312">
            <text:p>2.846141312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2.85764913">
            <text:p>2.85764913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2.868910132">
            <text:p>2.868910132</text:p>
          </table:table-cell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2.875055091">
            <text:p>2.875055091</text:p>
          </table:table-cell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2.880296656">
            <text:p>2.880296656</text:p>
          </table:table-cell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2.885112656">
            <text:p>2.885112656</text:p>
          </table:table-cell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2.897253218">
            <text:p>2.897253218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2.902314127">
            <text:p>2.902314127</text:p>
          </table:table-cell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2.913037434">
            <text:p>2.913037434</text:p>
          </table:table-cell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2.927963958">
            <text:p>2.927963958</text:p>
          </table:table-cell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2.938485091">
            <text:p>2.938485091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2.948508609">
            <text:p>2.94850860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.966457738">
            <text:p>2.966457738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2.965153856">
            <text:p>2.965153856</text:p>
          </table:table-cell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2.972446455">
            <text:p>2.972446455</text:p>
          </table:table-cell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2.98525496">
            <text:p>2.98525496</text:p>
          </table:table-cell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3.002595273">
            <text:p>3.002595273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3.022473752">
            <text:p>3.022473752</text:p>
          </table:table-cell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3.037651546">
            <text:p>3.037651546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3.044276141">
            <text:p>3.044276141</text:p>
          </table:table-cell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3.048960256">
            <text:p>3.048960256</text:p>
          </table:table-cell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3.054893918">
            <text:p>3.054893918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3.067232428">
            <text:p>3.067232428</text:p>
          </table:table-cell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3.082911322">
            <text:p>3.082911322</text:p>
          </table:table-cell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3.101575799">
            <text:p>3.101575799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3.124531398">
            <text:p>3.124531398</text:p>
          </table:table-cell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3.125332747">
            <text:p>3.125332747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3.125899425">
            <text:p>3.125899425</text:p>
          </table:table-cell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3.129392229">
            <text:p>3.129392229</text:p>
          </table:table-cell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3.140746244">
            <text:p>3.140746244</text:p>
          </table:table-cell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3.153406642">
            <text:p>3.153406642</text:p>
          </table:table-cell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3.171931095">
            <text:p>3.171931095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.194874949">
            <text:p>3.194874949</text:p>
          </table:table-cell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3.204544782">
            <text:p>3.204544782</text:p>
          </table:table-cell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3.206316947">
            <text:p>3.206316947</text:p>
          </table:table-cell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3.210385778">
            <text:p>3.210385778</text:p>
          </table:table-cell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3.216417677">
            <text:p>3.216417677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3.22927481">
            <text:p>3.22927481</text:p>
          </table:table-cell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3.242735717">
            <text:p>3.242735717</text:p>
          </table:table-cell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3.256510982">
            <text:p>3.256510982</text:p>
          </table:table-cell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3.266340694">
            <text:p>3.266340694</text:p>
          </table:table-cell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3.265234929">
            <text:p>3.265234929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3.275291361">
            <text:p>3.275291361</text:p>
          </table:table-cell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3.280427482">
            <text:p>3.280427482</text:p>
          </table:table-cell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3.292214658">
            <text:p>3.292214658</text:p>
          </table:table-cell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3.306244695">
            <text:p>3.306244695</text:p>
          </table:table-cell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3.319728542">
            <text:p>3.319728542</text:p>
          </table:table-cell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3.341829915">
            <text:p>3.341829915</text:p>
          </table:table-cell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3.353321318">
            <text:p>3.353321318</text:p>
          </table:table-cell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3.347933076">
            <text:p>3.347933076</text:p>
          </table:table-cell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3.352446094">
            <text:p>3.352446094</text:p>
          </table:table-cell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3.361849927">
            <text:p>3.361849927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3.372887776">
            <text:p>3.372887776</text:p>
          </table:table-cell>
        </table:table-row>
        <table:table-row table:style-name="ro1">
          <table:table-cell office:value-type="float" office:value="2.91">
            <text:p>2.91</text:p>
          </table:table-cell>
          <table:table-cell office:value-type="float" office:value="3.391725005">
            <text:p>3.391725005</text:p>
          </table:table-cell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3.412023398">
            <text:p>3.412023398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3.431210439">
            <text:p>3.431210439</text:p>
          </table:table-cell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3.459333974">
            <text:p>3.459333974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3.45882186">
            <text:p>3.45882186</text:p>
          </table:table-cell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3.455779834">
            <text:p>3.455779834</text:p>
          </table:table-cell>
        </table:table-row>
        <table:table-row table:style-name="ro1">
          <table:table-cell office:value-type="float" office:value="2.97">
            <text:p>2.97</text:p>
          </table:table-cell>
          <table:table-cell office:value-type="float" office:value="3.457116209">
            <text:p>3.457116209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3.463471684">
            <text:p>3.463471684</text:p>
          </table:table-cell>
        </table:table-row>
        <table:table-row table:style-name="ro1">
          <table:table-cell office:value-type="float" office:value="2.99">
            <text:p>2.99</text:p>
          </table:table-cell>
          <table:table-cell office:value-type="float" office:value="3.474272368">
            <text:p>3.4742723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487748275">
            <text:p>3.487748275</text:p>
          </table:table-cell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3.504767284">
            <text:p>3.504767284</text:p>
          </table:table-cell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3.520092465">
            <text:p>3.520092465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3.541409768">
            <text:p>3.541409768</text:p>
          </table:table-cell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3.538975853">
            <text:p>3.538975853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3.536194797">
            <text:p>3.536194797</text:p>
          </table:table-cell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3.535482842">
            <text:p>3.535482842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3.541798502">
            <text:p>3.541798502</text:p>
          </table:table-cell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3.553911503">
            <text:p>3.553911503</text:p>
          </table:table-cell>
        </table:table-row>
        <table:table-row table:style-name="ro1">
          <table:table-cell office:value-type="float" office:value="3.09">
            <text:p>3.09</text:p>
          </table:table-cell>
          <table:table-cell office:value-type="float" office:value="3.569429966">
            <text:p>3.569429966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3.58413872">
            <text:p>3.58413872</text:p>
          </table:table-cell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3.603002903">
            <text:p>3.603002903</text:p>
          </table:table-cell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3.625666628">
            <text:p>3.625666628</text:p>
          </table:table-cell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3.636591126">
            <text:p>3.636591126</text:p>
          </table:table-cell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3.632813419">
            <text:p>3.632813419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3.63304996">
            <text:p>3.63304996</text:p>
          </table:table-cell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3.635383049">
            <text:p>3.635383049</text:p>
          </table:table-cell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3.643222297">
            <text:p>3.643222297</text:p>
          </table:table-cell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3.654532662">
            <text:p>3.654532662</text:p>
          </table:table-cell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3.673031656">
            <text:p>3.673031656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3.692949533">
            <text:p>3.692949533</text:p>
          </table:table-cell>
        </table:table-row>
        <table:table-row table:style-name="ro1">
          <table:table-cell office:value-type="float" office:value="3.21">
            <text:p>3.21</text:p>
          </table:table-cell>
          <table:table-cell office:value-type="float" office:value="3.711330304">
            <text:p>3.711330304</text:p>
          </table:table-cell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3.729491845">
            <text:p>3.729491845</text:p>
          </table:table-cell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3.740358595">
            <text:p>3.740358595</text:p>
          </table:table-cell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3.741597077">
            <text:p>3.741597077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3.739217569">
            <text:p>3.739217569</text:p>
          </table:table-cell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3.740093585">
            <text:p>3.740093585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3.742540197">
            <text:p>3.742540197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3.748500547">
            <text:p>3.748500547</text:p>
          </table:table-cell>
        </table:table-row>
        <table:table-row table:style-name="ro1">
          <table:table-cell office:value-type="float" office:value="3.29">
            <text:p>3.29</text:p>
          </table:table-cell>
          <table:table-cell office:value-type="float" office:value="3.760828544">
            <text:p>3.760828544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.778561319">
            <text:p>3.778561319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3.797761479">
            <text:p>3.797761479</text:p>
          </table:table-cell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3.814582549">
            <text:p>3.814582549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3.839895957">
            <text:p>3.839895957</text:p>
          </table:table-cell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3.853453184">
            <text:p>3.853453184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3.854608453">
            <text:p>3.854608453</text:p>
          </table:table-cell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3.855176423">
            <text:p>3.855176423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3.857994358">
            <text:p>3.857994358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3.858872346">
            <text:p>3.858872346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3.862599887">
            <text:p>3.862599887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3.867056267">
            <text:p>3.867056267</text:p>
          </table:table-cell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3.879801327">
            <text:p>3.879801327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3.897867867">
            <text:p>3.897867867</text:p>
          </table:table-cell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3.916334468">
            <text:p>3.916334468</text:p>
          </table:table-cell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3.935455185">
            <text:p>3.935455185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3.95454222">
            <text:p>3.95454222</text:p>
          </table:table-cell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3.954762389">
            <text:p>3.954762389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3.958846677">
            <text:p>3.958846677</text:p>
          </table:table-cell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3.962284966">
            <text:p>3.962284966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3.96520745">
            <text:p>3.9652074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971693881">
            <text:p>3.971693881</text:p>
          </table:table-cell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3.979786443">
            <text:p>3.979786443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3.987072557">
            <text:p>3.987072557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3.9941059">
            <text:p>3.9941059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4.008457909">
            <text:p>4.008457909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4.023360137">
            <text:p>4.023360137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4.042986221">
            <text:p>4.042986221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4.065572302">
            <text:p>4.065572302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4.070941006">
            <text:p>4.070941006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4.073713668">
            <text:p>4.073713668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4.076634504">
            <text:p>4.076634504</text:p>
          </table:table-cell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4.079113057">
            <text:p>4.079113057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4.083029903">
            <text:p>4.083029903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4.091708215">
            <text:p>4.091708215</text:p>
          </table:table-cell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4.100883264">
            <text:p>4.100883264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4.109749808">
            <text:p>4.109749808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4.118632578">
            <text:p>4.118632578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4.129809232">
            <text:p>4.129809232</text:p>
          </table:table-cell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4.14438338">
            <text:p>4.14438338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4.162899065">
            <text:p>4.162899065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4.183992094">
            <text:p>4.183992094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4.187214895">
            <text:p>4.187214895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4.183070055">
            <text:p>4.183070055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4.180968661">
            <text:p>4.180968661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4.183946929">
            <text:p>4.183946929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4.189195843">
            <text:p>4.189195843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4.19589312">
            <text:p>4.19589312</text:p>
          </table:table-cell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4.208028148">
            <text:p>4.208028148</text:p>
          </table:table-cell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4.222517085">
            <text:p>4.222517085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4.235331962">
            <text:p>4.235331962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4.249276188">
            <text:p>4.249276188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4.26848576">
            <text:p>4.26848576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4.291287328">
            <text:p>4.291287328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4.311225373">
            <text:p>4.311225373</text:p>
          </table:table-cell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4.335931633">
            <text:p>4.335931633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4.348409393">
            <text:p>4.348409393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4.347415891">
            <text:p>4.347415891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4.344366233">
            <text:p>4.344366233</text:p>
          </table:table-cell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4.343248004">
            <text:p>4.343248004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4.344876761">
            <text:p>4.344876761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4.346759583">
            <text:p>4.346759583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4.348073176">
            <text:p>4.348073176</text:p>
          </table:table-cell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4.351563468">
            <text:p>4.351563468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4.360874769">
            <text:p>4.360874769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4.372938769">
            <text:p>4.372938769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4.386269531">
            <text:p>4.386269531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4.401552665">
            <text:p>4.401552665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4.420531556">
            <text:p>4.420531556</text:p>
          </table:table-cell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4.442489983">
            <text:p>4.442489983</text:p>
          </table:table-cell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4.46100366">
            <text:p>4.461003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480734875">
            <text:p>4.480734875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4.484354375">
            <text:p>4.484354375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4.486131793">
            <text:p>4.486131793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4.486971906">
            <text:p>4.486971906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4.484343288">
            <text:p>4.484343288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4.482552086">
            <text:p>4.482552086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4.48383363">
            <text:p>4.48383363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4.485743282">
            <text:p>4.485743282</text:p>
          </table:table-cell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4.49138938">
            <text:p>4.49138938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4.498521895">
            <text:p>4.498521895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4.508512291">
            <text:p>4.508512291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4.522510168">
            <text:p>4.522510168</text:p>
          </table:table-cell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4.53717275">
            <text:p>4.53717275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4.556567373">
            <text:p>4.556567373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4.581724216">
            <text:p>4.581724216</text:p>
          </table:table-cell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4.609109955">
            <text:p>4.609109955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4.634919919">
            <text:p>4.634919919</text:p>
          </table:table-cell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4.652249929">
            <text:p>4.652249929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4.652345997">
            <text:p>4.652345997</text:p>
          </table:table-cell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4.651043168">
            <text:p>4.651043168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4.650960244">
            <text:p>4.650960244</text:p>
          </table:table-cell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4.654758456">
            <text:p>4.654758456</text:p>
          </table:table-cell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4.660354327">
            <text:p>4.660354327</text:p>
          </table:table-cell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4.663389256">
            <text:p>4.663389256</text:p>
          </table:table-cell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4.662219796">
            <text:p>4.662219796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4.661404798">
            <text:p>4.661404798</text:p>
          </table:table-cell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4.663166863">
            <text:p>4.663166863</text:p>
          </table:table-cell>
        </table:table-row>
        <table:table-row table:style-name="ro1">
          <table:table-cell office:value-type="float" office:value="4.27">
            <text:p>4.27</text:p>
          </table:table-cell>
          <table:table-cell office:value-type="float" office:value="4.666973791">
            <text:p>4.666973791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4.673957537">
            <text:p>4.673957537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4.686206664">
            <text:p>4.686206664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4.695284957">
            <text:p>4.695284957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4.705404346">
            <text:p>4.705404346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4.722374008">
            <text:p>4.722374008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4.744203434">
            <text:p>4.744203434</text:p>
          </table:table-cell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4.765277307">
            <text:p>4.765277307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4.786366505">
            <text:p>4.786366505</text:p>
          </table:table-cell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4.792960441">
            <text:p>4.792960441</text:p>
          </table:table-cell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4.800170707">
            <text:p>4.800170707</text:p>
          </table:table-cell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4.802437979">
            <text:p>4.802437979</text:p>
          </table:table-cell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4.807610656">
            <text:p>4.807610656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4.814039947">
            <text:p>4.814039947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4.814989979">
            <text:p>4.814989979</text:p>
          </table:table-cell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4.815550481">
            <text:p>4.815550481</text:p>
          </table:table-cell>
        </table:table-row>
        <table:table-row table:style-name="ro1">
          <table:table-cell office:value-type="float" office:value="4.43">
            <text:p>4.43</text:p>
          </table:table-cell>
          <table:table-cell office:value-type="float" office:value="4.816142142">
            <text:p>4.816142142</text:p>
          </table:table-cell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4.8140486">
            <text:p>4.8140486</text:p>
          </table:table-cell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4.812773454">
            <text:p>4.812773454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4.816944374">
            <text:p>4.816944374</text:p>
          </table:table-cell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4.824406022">
            <text:p>4.824406022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4.828578447">
            <text:p>4.828578447</text:p>
          </table:table-cell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4.835049707">
            <text:p>4.83504970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4.846918052">
            <text:p>4.846918052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4.860527251">
            <text:p>4.860527251</text:p>
          </table:table-cell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4.87584426">
            <text:p>4.87584426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4.891313466">
            <text:p>4.891313466</text:p>
          </table:table-cell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4.911046983">
            <text:p>4.911046983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4.923504841">
            <text:p>4.923504841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4.927080765">
            <text:p>4.927080765</text:p>
          </table:table-cell>
        </table:table-row>
        <table:table-row table:style-name="ro1">
          <table:table-cell office:value-type="float" office:value="4.57">
            <text:p>4.57</text:p>
          </table:table-cell>
          <table:table-cell office:value-type="float" office:value="4.937039761">
            <text:p>4.937039761</text:p>
          </table:table-cell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4.948992417">
            <text:p>4.948992417</text:p>
          </table:table-cell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4.962400085">
            <text:p>4.962400085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4.968459641">
            <text:p>4.968459641</text:p>
          </table:table-cell>
        </table:table-row>
        <table:table-row table:style-name="ro1">
          <table:table-cell office:value-type="float" office:value="4.61">
            <text:p>4.61</text:p>
          </table:table-cell>
          <table:table-cell office:value-type="float" office:value="4.974867845">
            <text:p>4.974867845</text:p>
          </table:table-cell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4.98336972">
            <text:p>4.98336972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4.988635012">
            <text:p>4.988635012</text:p>
          </table:table-cell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4.991660511">
            <text:p>4.991660511</text:p>
          </table:table-cell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4.996009118">
            <text:p>4.996009118</text:p>
          </table:table-cell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4.998301891">
            <text:p>4.998301891</text:p>
          </table:table-cell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5.000218994">
            <text:p>5.000218994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5.004264285">
            <text:p>5.004264285</text:p>
          </table:table-cell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5.011928294">
            <text:p>5.011928294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5.023429629">
            <text:p>5.023429629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5.033215223">
            <text:p>5.033215223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5.044699486">
            <text:p>5.044699486</text:p>
          </table:table-cell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5.058688698">
            <text:p>5.058688698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5.071365263">
            <text:p>5.071365263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5.082588477">
            <text:p>5.082588477</text:p>
          </table:table-cell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5.09488376">
            <text:p>5.09488376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5.095575397">
            <text:p>5.095575397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5.094373421">
            <text:p>5.094373421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5.097723967">
            <text:p>5.097723967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5.103295247">
            <text:p>5.103295247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5.109851719">
            <text:p>5.109851719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5.117127329">
            <text:p>5.117127329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5.127348117">
            <text:p>5.127348117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5.135268443">
            <text:p>5.135268443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5.140527772">
            <text:p>5.140527772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5.144575936">
            <text:p>5.144575936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5.151429689">
            <text:p>5.151429689</text:p>
          </table:table-cell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5.162012234">
            <text:p>5.162012234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5.170919581">
            <text:p>5.170919581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5.174150754">
            <text:p>5.174150754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5.180341807">
            <text:p>5.180341807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5.191248485">
            <text:p>5.191248485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5.207724216">
            <text:p>5.207724216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5.226343108">
            <text:p>5.226343108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5.243280649">
            <text:p>5.243280649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5.258882068">
            <text:p>5.258882068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5.277440767">
            <text:p>5.277440767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5.297825475">
            <text:p>5.297825475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5.313260263">
            <text:p>5.3132602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32399945">
            <text:p>5.32399945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5.31883538">
            <text:p>5.31883538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5.318197629">
            <text:p>5.318197629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5.318930203">
            <text:p>5.318930203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5.322071351">
            <text:p>5.322071351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5.325162718">
            <text:p>5.325162718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5.33036307">
            <text:p>5.33036307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5.336275574">
            <text:p>5.336275574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5.343518932">
            <text:p>5.343518932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5.351140969">
            <text:p>5.351140969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5.360727233">
            <text:p>5.360727233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5.373644145">
            <text:p>5.373644145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5.382577092">
            <text:p>5.382577092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5.392150675">
            <text:p>5.392150675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5.404866643">
            <text:p>5.404866643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5.415105417">
            <text:p>5.415105417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5.421860695">
            <text:p>5.421860695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5.4297709">
            <text:p>5.4297709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5.439432695">
            <text:p>5.439432695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5.449256038">
            <text:p>5.449256038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5.46102536">
            <text:p>5.46102536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5.473800762">
            <text:p>5.473800762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5.486082846">
            <text:p>5.486082846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5.498805253">
            <text:p>5.498805253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5.510905682">
            <text:p>5.510905682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5.526894545">
            <text:p>5.526894545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5.5375298">
            <text:p>5.5375298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5.534399105">
            <text:p>5.534399105</text:p>
          </table:table-cell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5.530045434">
            <text:p>5.530045434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5.526991976">
            <text:p>5.526991976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5.526260014">
            <text:p>5.526260014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5.52901228">
            <text:p>5.52901228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5.532009482">
            <text:p>5.532009482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5.537730815">
            <text:p>5.537730815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5.54632171">
            <text:p>5.54632171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5.55348991">
            <text:p>5.55348991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5.559026792">
            <text:p>5.559026792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5.565615068">
            <text:p>5.565615068</text:p>
          </table:table-cell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5.571112647">
            <text:p>5.571112647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5.578156449">
            <text:p>5.578156449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5.586491072">
            <text:p>5.586491072</text:p>
          </table:table-cell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5.595661432">
            <text:p>5.595661432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5.605838172">
            <text:p>5.605838172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5.617268724">
            <text:p>5.617268724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5.630903373">
            <text:p>5.630903373</text:p>
          </table:table-cell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5.645006173">
            <text:p>5.645006173</text:p>
          </table:table-cell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5.65875964">
            <text:p>5.65875964</text:p>
          </table:table-cell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5.674874932">
            <text:p>5.674874932</text:p>
          </table:table-cell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5.689348024">
            <text:p>5.689348024</text:p>
          </table:table-cell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5.700642844">
            <text:p>5.70064284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5.70851403">
            <text:p>5.70851403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5.714549156">
            <text:p>5.714549156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5.72426418">
            <text:p>5.72426418</text:p>
          </table:table-cell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5.737330871">
            <text:p>5.737330871</text:p>
          </table:table-cell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5.751213337">
            <text:p>5.751213337</text:p>
          </table:table-cell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5.765835192">
            <text:p>5.765835192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5.768394259">
            <text:p>5.768394259</text:p>
          </table:table-cell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5.763432063">
            <text:p>5.763432063</text:p>
          </table:table-cell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5.757469817">
            <text:p>5.757469817</text:p>
          </table:table-cell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5.753984352">
            <text:p>5.753984352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5.75298448">
            <text:p>5.75298448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5.753396682">
            <text:p>5.753396682</text:p>
          </table:table-cell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5.756977243">
            <text:p>5.756977243</text:p>
          </table:table-cell>
        </table:table-row>
        <table:table-row table:style-name="ro1">
          <table:table-cell office:value-type="float" office:value="5.63">
            <text:p>5.63</text:p>
          </table:table-cell>
          <table:table-cell office:value-type="float" office:value="5.762581229">
            <text:p>5.762581229</text:p>
          </table:table-cell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5.767070136">
            <text:p>5.767070136</text:p>
          </table:table-cell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5.775213459">
            <text:p>5.775213459</text:p>
          </table:table-cell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5.784042284">
            <text:p>5.784042284</text:p>
          </table:table-cell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5.797591191">
            <text:p>5.797591191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5.811527155">
            <text:p>5.811527155</text:p>
          </table:table-cell>
        </table:table-row>
        <table:table-row table:style-name="ro1">
          <table:table-cell office:value-type="float" office:value="5.69">
            <text:p>5.69</text:p>
          </table:table-cell>
          <table:table-cell office:value-type="float" office:value="5.820728696">
            <text:p>5.820728696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5.830530455">
            <text:p>5.830530455</text:p>
          </table:table-cell>
        </table:table-row>
        <table:table-row table:style-name="ro1">
          <table:table-cell office:value-type="float" office:value="5.71">
            <text:p>5.71</text:p>
          </table:table-cell>
          <table:table-cell office:value-type="float" office:value="5.839178476">
            <text:p>5.839178476</text:p>
          </table:table-cell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5.84695209">
            <text:p>5.84695209</text:p>
          </table:table-cell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5.852818632">
            <text:p>5.852818632</text:p>
          </table:table-cell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5.858870436">
            <text:p>5.858870436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5.867238782">
            <text:p>5.867238782</text:p>
          </table:table-cell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5.875418478">
            <text:p>5.875418478</text:p>
          </table:table-cell>
        </table:table-row>
        <table:table-row table:style-name="ro1">
          <table:table-cell office:value-type="float" office:value="5.77">
            <text:p>5.77</text:p>
          </table:table-cell>
          <table:table-cell office:value-type="float" office:value="5.884256568">
            <text:p>5.884256568</text:p>
          </table:table-cell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5.885514607">
            <text:p>5.885514607</text:p>
          </table:table-cell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5.886296105">
            <text:p>5.886296105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5.886363203">
            <text:p>5.886363203</text:p>
          </table:table-cell>
        </table:table-row>
        <table:table-row table:style-name="ro1">
          <table:table-cell office:value-type="float" office:value="5.81">
            <text:p>5.81</text:p>
          </table:table-cell>
          <table:table-cell office:value-type="float" office:value="5.885478883">
            <text:p>5.885478883</text:p>
          </table:table-cell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5.887619895">
            <text:p>5.887619895</text:p>
          </table:table-cell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5.890281725">
            <text:p>5.890281725</text:p>
          </table:table-cell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5.892664989">
            <text:p>5.892664989</text:p>
          </table:table-cell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5.901605766">
            <text:p>5.901605766</text:p>
          </table:table-cell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5.915923462">
            <text:p>5.915923462</text:p>
          </table:table-cell>
        </table:table-row>
        <table:table-row table:style-name="ro1">
          <table:table-cell office:value-type="float" office:value="5.87">
            <text:p>5.87</text:p>
          </table:table-cell>
          <table:table-cell office:value-type="float" office:value="5.93225461">
            <text:p>5.93225461</text:p>
          </table:table-cell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5.948751637">
            <text:p>5.948751637</text:p>
          </table:table-cell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5.954014182">
            <text:p>5.954014182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5.957546141">
            <text:p>5.957546141</text:p>
          </table:table-cell>
        </table:table-row>
        <table:table-row table:style-name="ro1">
          <table:table-cell office:value-type="float" office:value="5.91">
            <text:p>5.91</text:p>
          </table:table-cell>
          <table:table-cell office:value-type="float" office:value="5.959775328">
            <text:p>5.959775328</text:p>
          </table:table-cell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5.961515262">
            <text:p>5.961515262</text:p>
          </table:table-cell>
        </table:table-row>
        <table:table-row table:style-name="ro1">
          <table:table-cell office:value-type="float" office:value="5.93">
            <text:p>5.93</text:p>
          </table:table-cell>
          <table:table-cell office:value-type="float" office:value="5.963431641">
            <text:p>5.963431641</text:p>
          </table:table-cell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5.963926763">
            <text:p>5.963926763</text:p>
          </table:table-cell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5.969284217">
            <text:p>5.969284217</text:p>
          </table:table-cell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5.977701505">
            <text:p>5.977701505</text:p>
          </table:table-cell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5.988010568">
            <text:p>5.988010568</text:p>
          </table:table-cell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6.001059998">
            <text:p>6.001059998</text:p>
          </table:table-cell>
        </table:table-row>
        <table:table-row table:style-name="ro1">
          <table:table-cell office:value-type="float" office:value="5.99">
            <text:p>5.99</text:p>
          </table:table-cell>
          <table:table-cell office:value-type="float" office:value="6.010971154">
            <text:p>6.0109711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020492158">
            <text:p>6.020492158</text:p>
          </table:table-cell>
        </table:table-row>
        <table:table-row table:style-name="ro1">
          <table:table-cell office:value-type="float" office:value="6.01">
            <text:p>6.01</text:p>
          </table:table-cell>
          <table:table-cell office:value-type="float" office:value="6.02777819">
            <text:p>6.02777819</text:p>
          </table:table-cell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6.035799779">
            <text:p>6.035799779</text:p>
          </table:table-cell>
        </table:table-row>
        <table:table-row table:style-name="ro1">
          <table:table-cell office:value-type="float" office:value="6.03">
            <text:p>6.03</text:p>
          </table:table-cell>
          <table:table-cell office:value-type="float" office:value="6.045173228">
            <text:p>6.045173228</text:p>
          </table:table-cell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6.057549985">
            <text:p>6.057549985</text:p>
          </table:table-cell>
        </table:table-row>
        <table:table-row table:style-name="ro1">
          <table:table-cell office:value-type="float" office:value="6.05">
            <text:p>6.05</text:p>
          </table:table-cell>
          <table:table-cell office:value-type="float" office:value="6.072963334">
            <text:p>6.072963334</text:p>
          </table:table-cell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6.084901712">
            <text:p>6.084901712</text:p>
          </table:table-cell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6.093282927">
            <text:p>6.093282927</text:p>
          </table:table-cell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6.102282156">
            <text:p>6.102282156</text:p>
          </table:table-cell>
        </table:table-row>
        <table:table-row table:style-name="ro1">
          <table:table-cell office:value-type="float" office:value="6.09">
            <text:p>6.09</text:p>
          </table:table-cell>
          <table:table-cell office:value-type="float" office:value="6.111720419">
            <text:p>6.111720419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6.117744257">
            <text:p>6.117744257</text:p>
          </table:table-cell>
        </table:table-row>
        <table:table-row table:style-name="ro1">
          <table:table-cell office:value-type="float" office:value="6.11">
            <text:p>6.11</text:p>
          </table:table-cell>
          <table:table-cell office:value-type="float" office:value="6.122119407">
            <text:p>6.122119407</text:p>
          </table:table-cell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6.12418735">
            <text:p>6.12418735</text:p>
          </table:table-cell>
        </table:table-row>
        <table:table-row table:style-name="ro1">
          <table:table-cell office:value-type="float" office:value="6.13">
            <text:p>6.13</text:p>
          </table:table-cell>
          <table:table-cell office:value-type="float" office:value="6.124494696">
            <text:p>6.124494696</text:p>
          </table:table-cell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6.123544751">
            <text:p>6.123544751</text:p>
          </table:table-cell>
        </table:table-row>
        <table:table-row table:style-name="ro1">
          <table:table-cell office:value-type="float" office:value="6.15">
            <text:p>6.15</text:p>
          </table:table-cell>
          <table:table-cell office:value-type="float" office:value="6.119959598">
            <text:p>6.119959598</text:p>
          </table:table-cell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6.121318952">
            <text:p>6.121318952</text:p>
          </table:table-cell>
        </table:table-row>
        <table:table-row table:style-name="ro1">
          <table:table-cell office:value-type="float" office:value="6.17">
            <text:p>6.17</text:p>
          </table:table-cell>
          <table:table-cell office:value-type="float" office:value="6.123970297">
            <text:p>6.123970297</text:p>
          </table:table-cell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6.127899569">
            <text:p>6.127899569</text:p>
          </table:table-cell>
        </table:table-row>
        <table:table-row table:style-name="ro1">
          <table:table-cell office:value-type="float" office:value="6.19">
            <text:p>6.19</text:p>
          </table:table-cell>
          <table:table-cell office:value-type="float" office:value="6.131861354">
            <text:p>6.131861354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6.139555441">
            <text:p>6.139555441</text:p>
          </table:table-cell>
        </table:table-row>
        <table:table-row table:style-name="ro1">
          <table:table-cell office:value-type="float" office:value="6.21">
            <text:p>6.21</text:p>
          </table:table-cell>
          <table:table-cell office:value-type="float" office:value="6.14868754">
            <text:p>6.14868754</text:p>
          </table:table-cell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6.155967849">
            <text:p>6.155967849</text:p>
          </table:table-cell>
        </table:table-row>
        <table:table-row table:style-name="ro1">
          <table:table-cell office:value-type="float" office:value="6.23">
            <text:p>6.23</text:p>
          </table:table-cell>
          <table:table-cell office:value-type="float" office:value="6.156658802">
            <text:p>6.156658802</text:p>
          </table:table-cell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6.160460134">
            <text:p>6.160460134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6.166996569">
            <text:p>6.166996569</text:p>
          </table:table-cell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6.159195035">
            <text:p>6.159195035</text:p>
          </table:table-cell>
        </table:table-row>
        <table:table-row table:style-name="ro1">
          <table:table-cell office:value-type="float" office:value="6.27">
            <text:p>6.27</text:p>
          </table:table-cell>
          <table:table-cell office:value-type="float" office:value="6.153289323">
            <text:p>6.153289323</text:p>
          </table:table-cell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6.148944395">
            <text:p>6.148944395</text:p>
          </table:table-cell>
        </table:table-row>
        <table:table-row table:style-name="ro1">
          <table:table-cell office:value-type="float" office:value="6.29">
            <text:p>6.29</text:p>
          </table:table-cell>
          <table:table-cell office:value-type="float" office:value="6.147354792">
            <text:p>6.147354792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6.14845651">
            <text:p>6.14845651</text:p>
          </table:table-cell>
        </table:table-row>
        <table:table-row table:style-name="ro1">
          <table:table-cell office:value-type="float" office:value="6.31">
            <text:p>6.31</text:p>
          </table:table-cell>
          <table:table-cell office:value-type="float" office:value="6.149924613">
            <text:p>6.149924613</text:p>
          </table:table-cell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6.152736151">
            <text:p>6.152736151</text:p>
          </table:table-cell>
        </table:table-row>
        <table:table-row table:style-name="ro1">
          <table:table-cell office:value-type="float" office:value="6.33">
            <text:p>6.33</text:p>
          </table:table-cell>
          <table:table-cell office:value-type="float" office:value="6.157795089">
            <text:p>6.157795089</text:p>
          </table:table-cell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6.163429482">
            <text:p>6.163429482</text:p>
          </table:table-cell>
        </table:table-row>
        <table:table-row table:style-name="ro1">
          <table:table-cell office:value-type="float" office:value="6.35">
            <text:p>6.35</text:p>
          </table:table-cell>
          <table:table-cell office:value-type="float" office:value="6.17100025">
            <text:p>6.17100025</text:p>
          </table:table-cell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6.181068427">
            <text:p>6.181068427</text:p>
          </table:table-cell>
        </table:table-row>
        <table:table-row table:style-name="ro1">
          <table:table-cell office:value-type="float" office:value="6.37">
            <text:p>6.37</text:p>
          </table:table-cell>
          <table:table-cell office:value-type="float" office:value="6.187273043">
            <text:p>6.187273043</text:p>
          </table:table-cell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6.193850306">
            <text:p>6.193850306</text:p>
          </table:table-cell>
        </table:table-row>
        <table:table-row table:style-name="ro1">
          <table:table-cell office:value-type="float" office:value="6.39">
            <text:p>6.39</text:p>
          </table:table-cell>
          <table:table-cell office:value-type="float" office:value="6.201591864">
            <text:p>6.201591864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6.208952197">
            <text:p>6.208952197</text:p>
          </table:table-cell>
        </table:table-row>
        <table:table-row table:style-name="ro1">
          <table:table-cell office:value-type="float" office:value="6.41">
            <text:p>6.41</text:p>
          </table:table-cell>
          <table:table-cell office:value-type="float" office:value="6.217403924">
            <text:p>6.217403924</text:p>
          </table:table-cell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6.226969325">
            <text:p>6.226969325</text:p>
          </table:table-cell>
        </table:table-row>
        <table:table-row table:style-name="ro1">
          <table:table-cell office:value-type="float" office:value="6.43">
            <text:p>6.43</text:p>
          </table:table-cell>
          <table:table-cell office:value-type="float" office:value="6.238329027">
            <text:p>6.238329027</text:p>
          </table:table-cell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6.253057996">
            <text:p>6.253057996</text:p>
          </table:table-cell>
        </table:table-row>
        <table:table-row table:style-name="ro1">
          <table:table-cell office:value-type="float" office:value="6.45">
            <text:p>6.45</text:p>
          </table:table-cell>
          <table:table-cell office:value-type="float" office:value="6.269191543">
            <text:p>6.269191543</text:p>
          </table:table-cell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6.28520049">
            <text:p>6.28520049</text:p>
          </table:table-cell>
        </table:table-row>
        <table:table-row table:style-name="ro1">
          <table:table-cell office:value-type="float" office:value="6.47">
            <text:p>6.47</text:p>
          </table:table-cell>
          <table:table-cell office:value-type="float" office:value="6.301444067">
            <text:p>6.301444067</text:p>
          </table:table-cell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6.319222794">
            <text:p>6.319222794</text:p>
          </table:table-cell>
        </table:table-row>
        <table:table-row table:style-name="ro1">
          <table:table-cell office:value-type="float" office:value="6.49">
            <text:p>6.49</text:p>
          </table:table-cell>
          <table:table-cell office:value-type="float" office:value="6.335666806">
            <text:p>6.33566680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6.350068235">
            <text:p>6.350068235</text:p>
          </table:table-cell>
        </table:table-row>
        <table:table-row table:style-name="ro1">
          <table:table-cell office:value-type="float" office:value="6.51">
            <text:p>6.51</text:p>
          </table:table-cell>
          <table:table-cell office:value-type="float" office:value="6.357519912">
            <text:p>6.357519912</text:p>
          </table:table-cell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6.363141517">
            <text:p>6.363141517</text:p>
          </table:table-cell>
        </table:table-row>
        <table:table-row table:style-name="ro1">
          <table:table-cell office:value-type="float" office:value="6.53">
            <text:p>6.53</text:p>
          </table:table-cell>
          <table:table-cell office:value-type="float" office:value="6.368566652">
            <text:p>6.368566652</text:p>
          </table:table-cell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6.373371892">
            <text:p>6.373371892</text:p>
          </table:table-cell>
        </table:table-row>
        <table:table-row table:style-name="ro1">
          <table:table-cell office:value-type="float" office:value="6.55">
            <text:p>6.55</text:p>
          </table:table-cell>
          <table:table-cell office:value-type="float" office:value="6.378342174">
            <text:p>6.378342174</text:p>
          </table:table-cell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6.382254052">
            <text:p>6.382254052</text:p>
          </table:table-cell>
        </table:table-row>
        <table:table-row table:style-name="ro1">
          <table:table-cell office:value-type="float" office:value="6.57">
            <text:p>6.57</text:p>
          </table:table-cell>
          <table:table-cell office:value-type="float" office:value="6.38570689">
            <text:p>6.38570689</text:p>
          </table:table-cell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6.389034009">
            <text:p>6.389034009</text:p>
          </table:table-cell>
        </table:table-row>
        <table:table-row table:style-name="ro1">
          <table:table-cell office:value-type="float" office:value="6.59">
            <text:p>6.59</text:p>
          </table:table-cell>
          <table:table-cell office:value-type="float" office:value="6.392765678">
            <text:p>6.392765678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6.396723443">
            <text:p>6.396723443</text:p>
          </table:table-cell>
        </table:table-row>
        <table:table-row table:style-name="ro1">
          <table:table-cell office:value-type="float" office:value="6.61">
            <text:p>6.61</text:p>
          </table:table-cell>
          <table:table-cell office:value-type="float" office:value="6.405759435">
            <text:p>6.405759435</text:p>
          </table:table-cell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6.417509474">
            <text:p>6.417509474</text:p>
          </table:table-cell>
        </table:table-row>
        <table:table-row table:style-name="ro1">
          <table:table-cell office:value-type="float" office:value="6.63">
            <text:p>6.63</text:p>
          </table:table-cell>
          <table:table-cell office:value-type="float" office:value="6.424111112">
            <text:p>6.424111112</text:p>
          </table:table-cell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6.429248285">
            <text:p>6.429248285</text:p>
          </table:table-cell>
        </table:table-row>
        <table:table-row table:style-name="ro1">
          <table:table-cell office:value-type="float" office:value="6.65">
            <text:p>6.65</text:p>
          </table:table-cell>
          <table:table-cell office:value-type="float" office:value="6.434355137">
            <text:p>6.434355137</text:p>
          </table:table-cell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6.441166109">
            <text:p>6.441166109</text:p>
          </table:table-cell>
        </table:table-row>
        <table:table-row table:style-name="ro1">
          <table:table-cell office:value-type="float" office:value="6.67">
            <text:p>6.67</text:p>
          </table:table-cell>
          <table:table-cell office:value-type="float" office:value="6.445754673">
            <text:p>6.445754673</text:p>
          </table:table-cell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6.444171593">
            <text:p>6.444171593</text:p>
          </table:table-cell>
        </table:table-row>
        <table:table-row table:style-name="ro1">
          <table:table-cell office:value-type="float" office:value="6.69">
            <text:p>6.69</text:p>
          </table:table-cell>
          <table:table-cell office:value-type="float" office:value="6.443005877">
            <text:p>6.443005877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6.441250997">
            <text:p>6.441250997</text:p>
          </table:table-cell>
        </table:table-row>
        <table:table-row table:style-name="ro1">
          <table:table-cell office:value-type="float" office:value="6.71">
            <text:p>6.71</text:p>
          </table:table-cell>
          <table:table-cell office:value-type="float" office:value="6.440285461">
            <text:p>6.440285461</text:p>
          </table:table-cell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6.438892334">
            <text:p>6.438892334</text:p>
          </table:table-cell>
        </table:table-row>
        <table:table-row table:style-name="ro1">
          <table:table-cell office:value-type="float" office:value="6.73">
            <text:p>6.73</text:p>
          </table:table-cell>
          <table:table-cell office:value-type="float" office:value="6.439505674">
            <text:p>6.439505674</text:p>
          </table:table-cell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6.441149609">
            <text:p>6.441149609</text:p>
          </table:table-cell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6.443833521">
            <text:p>6.443833521</text:p>
          </table:table-cell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6.448768039">
            <text:p>6.448768039</text:p>
          </table:table-cell>
        </table:table-row>
        <table:table-row table:style-name="ro1">
          <table:table-cell office:value-type="float" office:value="6.77">
            <text:p>6.77</text:p>
          </table:table-cell>
          <table:table-cell office:value-type="float" office:value="6.456386327">
            <text:p>6.456386327</text:p>
          </table:table-cell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6.464282822">
            <text:p>6.464282822</text:p>
          </table:table-cell>
        </table:table-row>
        <table:table-row table:style-name="ro1">
          <table:table-cell office:value-type="float" office:value="6.79">
            <text:p>6.79</text:p>
          </table:table-cell>
          <table:table-cell office:value-type="float" office:value="6.473742304">
            <text:p>6.473742304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6.48225668">
            <text:p>6.48225668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float" office:value="6.492156291">
            <text:p>6.492156291</text:p>
          </table:table-cell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6.501550803">
            <text:p>6.501550803</text:p>
          </table:table-cell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6.511747227">
            <text:p>6.511747227</text:p>
          </table:table-cell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6.521451279">
            <text:p>6.521451279</text:p>
          </table:table-cell>
        </table:table-row>
        <table:table-row table:style-name="ro1">
          <table:table-cell office:value-type="float" office:value="6.85">
            <text:p>6.85</text:p>
          </table:table-cell>
          <table:table-cell office:value-type="float" office:value="6.528474096">
            <text:p>6.528474096</text:p>
          </table:table-cell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6.533318302">
            <text:p>6.533318302</text:p>
          </table:table-cell>
        </table:table-row>
        <table:table-row table:style-name="ro1">
          <table:table-cell office:value-type="float" office:value="6.87">
            <text:p>6.87</text:p>
          </table:table-cell>
          <table:table-cell office:value-type="float" office:value="6.536569739">
            <text:p>6.536569739</text:p>
          </table:table-cell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6.541100758">
            <text:p>6.541100758</text:p>
          </table:table-cell>
        </table:table-row>
        <table:table-row table:style-name="ro1">
          <table:table-cell office:value-type="float" office:value="6.89">
            <text:p>6.89</text:p>
          </table:table-cell>
          <table:table-cell office:value-type="float" office:value="6.546359378">
            <text:p>6.546359378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6.552007356">
            <text:p>6.552007356</text:p>
          </table:table-cell>
        </table:table-row>
        <table:table-row table:style-name="ro1">
          <table:table-cell office:value-type="float" office:value="6.91">
            <text:p>6.91</text:p>
          </table:table-cell>
          <table:table-cell office:value-type="float" office:value="6.558109134">
            <text:p>6.558109134</text:p>
          </table:table-cell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6.564665898">
            <text:p>6.564665898</text:p>
          </table:table-cell>
        </table:table-row>
        <table:table-row table:style-name="ro1">
          <table:table-cell office:value-type="float" office:value="6.93">
            <text:p>6.93</text:p>
          </table:table-cell>
          <table:table-cell office:value-type="float" office:value="6.570881219">
            <text:p>6.570881219</text:p>
          </table:table-cell>
        </table:table-row>
        <table:table-row table:style-name="ro1">
          <table:table-cell office:value-type="float" office:value="6.94">
            <text:p>6.94</text:p>
          </table:table-cell>
          <table:table-cell office:value-type="float" office:value="6.575939098">
            <text:p>6.575939098</text:p>
          </table:table-cell>
        </table:table-row>
        <table:table-row table:style-name="ro1">
          <table:table-cell office:value-type="float" office:value="6.95">
            <text:p>6.95</text:p>
          </table:table-cell>
          <table:table-cell office:value-type="float" office:value="6.577803747">
            <text:p>6.577803747</text:p>
          </table:table-cell>
        </table:table-row>
        <table:table-row table:style-name="ro1">
          <table:table-cell office:value-type="float" office:value="6.96">
            <text:p>6.96</text:p>
          </table:table-cell>
          <table:table-cell office:value-type="float" office:value="6.579517029">
            <text:p>6.579517029</text:p>
          </table:table-cell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6.581839869">
            <text:p>6.581839869</text:p>
          </table:table-cell>
        </table:table-row>
        <table:table-row table:style-name="ro1">
          <table:table-cell office:value-type="float" office:value="6.98">
            <text:p>6.98</text:p>
          </table:table-cell>
          <table:table-cell office:value-type="float" office:value="6.581674054">
            <text:p>6.581674054</text:p>
          </table:table-cell>
        </table:table-row>
        <table:table-row table:style-name="ro1">
          <table:table-cell office:value-type="float" office:value="6.99">
            <text:p>6.99</text:p>
          </table:table-cell>
          <table:table-cell office:value-type="float" office:value="6.579850741">
            <text:p>6.5798507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578371791">
            <text:p>6.578371791</text:p>
          </table:table-cell>
        </table:table-row>
        <table:table-row table:style-name="ro1">
          <table:table-cell office:value-type="float" office:value="7.01">
            <text:p>7.01</text:p>
          </table:table-cell>
          <table:table-cell office:value-type="float" office:value="6.577911725">
            <text:p>6.577911725</text:p>
          </table:table-cell>
        </table:table-row>
        <table:table-row table:style-name="ro1">
          <table:table-cell office:value-type="float" office:value="7.02">
            <text:p>7.02</text:p>
          </table:table-cell>
          <table:table-cell office:value-type="float" office:value="6.579258849">
            <text:p>6.579258849</text:p>
          </table:table-cell>
        </table:table-row>
        <table:table-row table:style-name="ro1">
          <table:table-cell office:value-type="float" office:value="7.03">
            <text:p>7.03</text:p>
          </table:table-cell>
          <table:table-cell office:value-type="float" office:value="6.579853201">
            <text:p>6.579853201</text:p>
          </table:table-cell>
        </table:table-row>
        <table:table-row table:style-name="ro1">
          <table:table-cell office:value-type="float" office:value="7.04">
            <text:p>7.04</text:p>
          </table:table-cell>
          <table:table-cell office:value-type="float" office:value="6.578344423">
            <text:p>6.578344423</text:p>
          </table:table-cell>
        </table:table-row>
        <table:table-row table:style-name="ro1">
          <table:table-cell office:value-type="float" office:value="7.05">
            <text:p>7.05</text:p>
          </table:table-cell>
          <table:table-cell office:value-type="float" office:value="6.576491242">
            <text:p>6.576491242</text:p>
          </table:table-cell>
        </table:table-row>
        <table:table-row table:style-name="ro1">
          <table:table-cell office:value-type="float" office:value="7.06">
            <text:p>7.06</text:p>
          </table:table-cell>
          <table:table-cell office:value-type="float" office:value="6.576078574">
            <text:p>6.576078574</text:p>
          </table:table-cell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6.577131225">
            <text:p>6.577131225</text:p>
          </table:table-cell>
        </table:table-row>
        <table:table-row table:style-name="ro1">
          <table:table-cell office:value-type="float" office:value="7.08">
            <text:p>7.08</text:p>
          </table:table-cell>
          <table:table-cell office:value-type="float" office:value="6.579494795">
            <text:p>6.579494795</text:p>
          </table:table-cell>
        </table:table-row>
        <table:table-row table:style-name="ro1">
          <table:table-cell office:value-type="float" office:value="7.09">
            <text:p>7.09</text:p>
          </table:table-cell>
          <table:table-cell office:value-type="float" office:value="6.58222665">
            <text:p>6.58222665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.585972202">
            <text:p>6.585972202</text:p>
          </table:table-cell>
        </table:table-row>
        <table:table-row table:style-name="ro1">
          <table:table-cell office:value-type="float" office:value="7.11">
            <text:p>7.11</text:p>
          </table:table-cell>
          <table:table-cell office:value-type="float" office:value="6.591911806">
            <text:p>6.591911806</text:p>
          </table:table-cell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6.599531774">
            <text:p>6.599531774</text:p>
          </table:table-cell>
        </table:table-row>
        <table:table-row table:style-name="ro1">
          <table:table-cell office:value-type="float" office:value="7.13">
            <text:p>7.13</text:p>
          </table:table-cell>
          <table:table-cell office:value-type="float" office:value="6.608704514">
            <text:p>6.608704514</text:p>
          </table:table-cell>
        </table:table-row>
        <table:table-row table:style-name="ro1">
          <table:table-cell office:value-type="float" office:value="7.14">
            <text:p>7.14</text:p>
          </table:table-cell>
          <table:table-cell office:value-type="float" office:value="6.619709337">
            <text:p>6.619709337</text:p>
          </table:table-cell>
        </table:table-row>
        <table:table-row table:style-name="ro1">
          <table:table-cell office:value-type="float" office:value="7.15">
            <text:p>7.15</text:p>
          </table:table-cell>
          <table:table-cell office:value-type="float" office:value="6.623184684">
            <text:p>6.623184684</text:p>
          </table:table-cell>
        </table:table-row>
        <table:table-row table:style-name="ro1">
          <table:table-cell office:value-type="float" office:value="7.16">
            <text:p>7.16</text:p>
          </table:table-cell>
          <table:table-cell office:value-type="float" office:value="6.62409539">
            <text:p>6.62409539</text:p>
          </table:table-cell>
        </table:table-row>
        <table:table-row table:style-name="ro1">
          <table:table-cell office:value-type="float" office:value="7.17">
            <text:p>7.17</text:p>
          </table:table-cell>
          <table:table-cell office:value-type="float" office:value="6.626264517">
            <text:p>6.626264517</text:p>
          </table:table-cell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6.628220208">
            <text:p>6.628220208</text:p>
          </table:table-cell>
        </table:table-row>
        <table:table-row table:style-name="ro1">
          <table:table-cell office:value-type="float" office:value="7.19">
            <text:p>7.19</text:p>
          </table:table-cell>
          <table:table-cell office:value-type="float" office:value="6.632103038">
            <text:p>6.632103038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6.636096857">
            <text:p>6.636096857</text:p>
          </table:table-cell>
        </table:table-row>
        <table:table-row table:style-name="ro1">
          <table:table-cell office:value-type="float" office:value="7.21">
            <text:p>7.21</text:p>
          </table:table-cell>
          <table:table-cell office:value-type="float" office:value="6.639480296">
            <text:p>6.639480296</text:p>
          </table:table-cell>
        </table:table-row>
        <table:table-row table:style-name="ro1">
          <table:table-cell office:value-type="float" office:value="7.22">
            <text:p>7.22</text:p>
          </table:table-cell>
          <table:table-cell office:value-type="float" office:value="6.643722425">
            <text:p>6.643722425</text:p>
          </table:table-cell>
        </table:table-row>
        <table:table-row table:style-name="ro1">
          <table:table-cell office:value-type="float" office:value="7.23">
            <text:p>7.23</text:p>
          </table:table-cell>
          <table:table-cell office:value-type="float" office:value="6.648934407">
            <text:p>6.648934407</text:p>
          </table:table-cell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6.653872439">
            <text:p>6.653872439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6.657624583">
            <text:p>6.657624583</text:p>
          </table:table-cell>
        </table:table-row>
        <table:table-row table:style-name="ro1">
          <table:table-cell office:value-type="float" office:value="7.26">
            <text:p>7.26</text:p>
          </table:table-cell>
          <table:table-cell office:value-type="float" office:value="6.662874137">
            <text:p>6.662874137</text:p>
          </table:table-cell>
        </table:table-row>
        <table:table-row table:style-name="ro1">
          <table:table-cell office:value-type="float" office:value="7.27">
            <text:p>7.27</text:p>
          </table:table-cell>
          <table:table-cell office:value-type="float" office:value="6.668574959">
            <text:p>6.668574959</text:p>
          </table:table-cell>
        </table:table-row>
        <table:table-row table:style-name="ro1">
          <table:table-cell office:value-type="float" office:value="7.28">
            <text:p>7.28</text:p>
          </table:table-cell>
          <table:table-cell office:value-type="float" office:value="6.674349675">
            <text:p>6.674349675</text:p>
          </table:table-cell>
        </table:table-row>
        <table:table-row table:style-name="ro1">
          <table:table-cell office:value-type="float" office:value="7.29">
            <text:p>7.29</text:p>
          </table:table-cell>
          <table:table-cell office:value-type="float" office:value="6.678446125">
            <text:p>6.678446125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683716935">
            <text:p>6.683716935</text:p>
          </table:table-cell>
        </table:table-row>
        <table:table-row table:style-name="ro1">
          <table:table-cell office:value-type="float" office:value="7.31">
            <text:p>7.31</text:p>
          </table:table-cell>
          <table:table-cell office:value-type="float" office:value="6.68977151">
            <text:p>6.68977151</text:p>
          </table:table-cell>
        </table:table-row>
        <table:table-row table:style-name="ro1">
          <table:table-cell office:value-type="float" office:value="7.32">
            <text:p>7.32</text:p>
          </table:table-cell>
          <table:table-cell office:value-type="float" office:value="6.697143278">
            <text:p>6.697143278</text:p>
          </table:table-cell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6.702899482">
            <text:p>6.702899482</text:p>
          </table:table-cell>
        </table:table-row>
        <table:table-row table:style-name="ro1">
          <table:table-cell office:value-type="float" office:value="7.34">
            <text:p>7.34</text:p>
          </table:table-cell>
          <table:table-cell office:value-type="float" office:value="6.709338662">
            <text:p>6.709338662</text:p>
          </table:table-cell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6.717725409">
            <text:p>6.717725409</text:p>
          </table:table-cell>
        </table:table-row>
        <table:table-row table:style-name="ro1">
          <table:table-cell office:value-type="float" office:value="7.36">
            <text:p>7.36</text:p>
          </table:table-cell>
          <table:table-cell office:value-type="float" office:value="6.727616424">
            <text:p>6.727616424</text:p>
          </table:table-cell>
        </table:table-row>
        <table:table-row table:style-name="ro1">
          <table:table-cell office:value-type="float" office:value="7.37">
            <text:p>7.37</text:p>
          </table:table-cell>
          <table:table-cell office:value-type="float" office:value="6.738459879">
            <text:p>6.738459879</text:p>
          </table:table-cell>
        </table:table-row>
        <table:table-row table:style-name="ro1">
          <table:table-cell office:value-type="float" office:value="7.38">
            <text:p>7.38</text:p>
          </table:table-cell>
          <table:table-cell office:value-type="float" office:value="6.747945574">
            <text:p>6.747945574</text:p>
          </table:table-cell>
        </table:table-row>
        <table:table-row table:style-name="ro1">
          <table:table-cell office:value-type="float" office:value="7.39">
            <text:p>7.39</text:p>
          </table:table-cell>
          <table:table-cell office:value-type="float" office:value="6.756605918">
            <text:p>6.756605918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.763172417">
            <text:p>6.763172417</text:p>
          </table:table-cell>
        </table:table-row>
        <table:table-row table:style-name="ro1">
          <table:table-cell office:value-type="float" office:value="7.41">
            <text:p>7.41</text:p>
          </table:table-cell>
          <table:table-cell office:value-type="float" office:value="6.768657148">
            <text:p>6.768657148</text:p>
          </table:table-cell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6.772440638">
            <text:p>6.772440638</text:p>
          </table:table-cell>
        </table:table-row>
        <table:table-row table:style-name="ro1">
          <table:table-cell office:value-type="float" office:value="7.43">
            <text:p>7.43</text:p>
          </table:table-cell>
          <table:table-cell office:value-type="float" office:value="6.775331011">
            <text:p>6.775331011</text:p>
          </table:table-cell>
        </table:table-row>
        <table:table-row table:style-name="ro1">
          <table:table-cell office:value-type="float" office:value="7.44">
            <text:p>7.44</text:p>
          </table:table-cell>
          <table:table-cell office:value-type="float" office:value="6.778617304">
            <text:p>6.778617304</text:p>
          </table:table-cell>
        </table:table-row>
        <table:table-row table:style-name="ro1">
          <table:table-cell office:value-type="float" office:value="7.45">
            <text:p>7.45</text:p>
          </table:table-cell>
          <table:table-cell office:value-type="float" office:value="6.781300475">
            <text:p>6.781300475</text:p>
          </table:table-cell>
        </table:table-row>
        <table:table-row table:style-name="ro1">
          <table:table-cell office:value-type="float" office:value="7.46">
            <text:p>7.46</text:p>
          </table:table-cell>
          <table:table-cell office:value-type="float" office:value="6.783489825">
            <text:p>6.783489825</text:p>
          </table:table-cell>
        </table:table-row>
        <table:table-row table:style-name="ro1">
          <table:table-cell office:value-type="float" office:value="7.47">
            <text:p>7.47</text:p>
          </table:table-cell>
          <table:table-cell office:value-type="float" office:value="6.787246452">
            <text:p>6.787246452</text:p>
          </table:table-cell>
        </table:table-row>
        <table:table-row table:style-name="ro1">
          <table:table-cell office:value-type="float" office:value="7.48">
            <text:p>7.48</text:p>
          </table:table-cell>
          <table:table-cell office:value-type="float" office:value="6.789813208">
            <text:p>6.789813208</text:p>
          </table:table-cell>
        </table:table-row>
        <table:table-row table:style-name="ro1">
          <table:table-cell office:value-type="float" office:value="7.49">
            <text:p>7.49</text:p>
          </table:table-cell>
          <table:table-cell office:value-type="float" office:value="6.790312616">
            <text:p>6.790312616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6.789488194">
            <text:p>6.789488194</text:p>
          </table:table-cell>
        </table:table-row>
        <table:table-row table:style-name="ro1">
          <table:table-cell office:value-type="float" office:value="7.51">
            <text:p>7.51</text:p>
          </table:table-cell>
          <table:table-cell office:value-type="float" office:value="6.789040668">
            <text:p>6.789040668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6.788801292">
            <text:p>6.788801292</text:p>
          </table:table-cell>
        </table:table-row>
        <table:table-row table:style-name="ro1">
          <table:table-cell office:value-type="float" office:value="7.53">
            <text:p>7.53</text:p>
          </table:table-cell>
          <table:table-cell office:value-type="float" office:value="6.789302604">
            <text:p>6.789302604</text:p>
          </table:table-cell>
        </table:table-row>
        <table:table-row table:style-name="ro1">
          <table:table-cell office:value-type="float" office:value="7.54">
            <text:p>7.54</text:p>
          </table:table-cell>
          <table:table-cell office:value-type="float" office:value="6.788156666">
            <text:p>6.788156666</text:p>
          </table:table-cell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6.787252828">
            <text:p>6.787252828</text:p>
          </table:table-cell>
        </table:table-row>
        <table:table-row table:style-name="ro1">
          <table:table-cell office:value-type="float" office:value="7.56">
            <text:p>7.56</text:p>
          </table:table-cell>
          <table:table-cell office:value-type="float" office:value="6.786445318">
            <text:p>6.786445318</text:p>
          </table:table-cell>
        </table:table-row>
        <table:table-row table:style-name="ro1">
          <table:table-cell office:value-type="float" office:value="7.57">
            <text:p>7.57</text:p>
          </table:table-cell>
          <table:table-cell office:value-type="float" office:value="6.785508416">
            <text:p>6.785508416</text:p>
          </table:table-cell>
        </table:table-row>
        <table:table-row table:style-name="ro1">
          <table:table-cell office:value-type="float" office:value="7.58">
            <text:p>7.58</text:p>
          </table:table-cell>
          <table:table-cell office:value-type="float" office:value="6.786516611">
            <text:p>6.786516611</text:p>
          </table:table-cell>
        </table:table-row>
        <table:table-row table:style-name="ro1">
          <table:table-cell office:value-type="float" office:value="7.59">
            <text:p>7.59</text:p>
          </table:table-cell>
          <table:table-cell office:value-type="float" office:value="6.788976213">
            <text:p>6.788976213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6.792783991">
            <text:p>6.792783991</text:p>
          </table:table-cell>
        </table:table-row>
        <table:table-row table:style-name="ro1">
          <table:table-cell office:value-type="float" office:value="7.61">
            <text:p>7.61</text:p>
          </table:table-cell>
          <table:table-cell office:value-type="float" office:value="6.795694873">
            <text:p>6.795694873</text:p>
          </table:table-cell>
        </table:table-row>
        <table:table-row table:style-name="ro1">
          <table:table-cell office:value-type="float" office:value="7.62">
            <text:p>7.62</text:p>
          </table:table-cell>
          <table:table-cell office:value-type="float" office:value="6.796208843">
            <text:p>6.796208843</text:p>
          </table:table-cell>
        </table:table-row>
        <table:table-row table:style-name="ro1">
          <table:table-cell office:value-type="float" office:value="7.63">
            <text:p>7.63</text:p>
          </table:table-cell>
          <table:table-cell office:value-type="float" office:value="6.795662196">
            <text:p>6.795662196</text:p>
          </table:table-cell>
        </table:table-row>
        <table:table-row table:style-name="ro1">
          <table:table-cell office:value-type="float" office:value="7.64">
            <text:p>7.64</text:p>
          </table:table-cell>
          <table:table-cell office:value-type="float" office:value="6.796155149">
            <text:p>6.796155149</text:p>
          </table:table-cell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6.79434241">
            <text:p>6.79434241</text:p>
          </table:table-cell>
        </table:table-row>
        <table:table-row table:style-name="ro1">
          <table:table-cell office:value-type="float" office:value="7.66">
            <text:p>7.66</text:p>
          </table:table-cell>
          <table:table-cell office:value-type="float" office:value="6.793804487">
            <text:p>6.793804487</text:p>
          </table:table-cell>
        </table:table-row>
        <table:table-row table:style-name="ro1">
          <table:table-cell office:value-type="float" office:value="7.67">
            <text:p>7.67</text:p>
          </table:table-cell>
          <table:table-cell office:value-type="float" office:value="6.795027614">
            <text:p>6.795027614</text:p>
          </table:table-cell>
        </table:table-row>
        <table:table-row table:style-name="ro1">
          <table:table-cell office:value-type="float" office:value="7.68">
            <text:p>7.68</text:p>
          </table:table-cell>
          <table:table-cell office:value-type="float" office:value="6.798674773">
            <text:p>6.798674773</text:p>
          </table:table-cell>
        </table:table-row>
        <table:table-row table:style-name="ro1">
          <table:table-cell office:value-type="float" office:value="7.69">
            <text:p>7.69</text:p>
          </table:table-cell>
          <table:table-cell office:value-type="float" office:value="6.80258982">
            <text:p>6.80258982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6.801526909">
            <text:p>6.801526909</text:p>
          </table:table-cell>
        </table:table-row>
        <table:table-row table:style-name="ro1">
          <table:table-cell office:value-type="float" office:value="7.71">
            <text:p>7.71</text:p>
          </table:table-cell>
          <table:table-cell office:value-type="float" office:value="6.798729834">
            <text:p>6.798729834</text:p>
          </table:table-cell>
        </table:table-row>
        <table:table-row table:style-name="ro1">
          <table:table-cell office:value-type="float" office:value="7.72">
            <text:p>7.72</text:p>
          </table:table-cell>
          <table:table-cell office:value-type="float" office:value="6.796710272">
            <text:p>6.796710272</text:p>
          </table:table-cell>
        </table:table-row>
        <table:table-row table:style-name="ro1">
          <table:table-cell office:value-type="float" office:value="7.73">
            <text:p>7.73</text:p>
          </table:table-cell>
          <table:table-cell office:value-type="float" office:value="6.794870999">
            <text:p>6.794870999</text:p>
          </table:table-cell>
        </table:table-row>
        <table:table-row table:style-name="ro1">
          <table:table-cell office:value-type="float" office:value="7.74">
            <text:p>7.74</text:p>
          </table:table-cell>
          <table:table-cell office:value-type="float" office:value="6.793248862">
            <text:p>6.793248862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6.793089055">
            <text:p>6.793089055</text:p>
          </table:table-cell>
        </table:table-row>
        <table:table-row table:style-name="ro1">
          <table:table-cell office:value-type="float" office:value="7.76">
            <text:p>7.76</text:p>
          </table:table-cell>
          <table:table-cell office:value-type="float" office:value="6.792491616">
            <text:p>6.792491616</text:p>
          </table:table-cell>
        </table:table-row>
        <table:table-row table:style-name="ro1">
          <table:table-cell office:value-type="float" office:value="7.77">
            <text:p>7.77</text:p>
          </table:table-cell>
          <table:table-cell office:value-type="float" office:value="6.795139126">
            <text:p>6.795139126</text:p>
          </table:table-cell>
        </table:table-row>
        <table:table-row table:style-name="ro1">
          <table:table-cell office:value-type="float" office:value="7.78">
            <text:p>7.78</text:p>
          </table:table-cell>
          <table:table-cell office:value-type="float" office:value="6.799162033">
            <text:p>6.799162033</text:p>
          </table:table-cell>
        </table:table-row>
        <table:table-row table:style-name="ro1">
          <table:table-cell office:value-type="float" office:value="7.79">
            <text:p>7.79</text:p>
          </table:table-cell>
          <table:table-cell office:value-type="float" office:value="6.80424915">
            <text:p>6.80424915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6.811074574">
            <text:p>6.811074574</text:p>
          </table:table-cell>
        </table:table-row>
        <table:table-row table:style-name="ro1">
          <table:table-cell office:value-type="float" office:value="7.81">
            <text:p>7.81</text:p>
          </table:table-cell>
          <table:table-cell office:value-type="float" office:value="6.818689571">
            <text:p>6.818689571</text:p>
          </table:table-cell>
        </table:table-row>
        <table:table-row table:style-name="ro1">
          <table:table-cell office:value-type="float" office:value="7.82">
            <text:p>7.82</text:p>
          </table:table-cell>
          <table:table-cell office:value-type="float" office:value="6.826569155">
            <text:p>6.826569155</text:p>
          </table:table-cell>
        </table:table-row>
        <table:table-row table:style-name="ro1">
          <table:table-cell office:value-type="float" office:value="7.83">
            <text:p>7.83</text:p>
          </table:table-cell>
          <table:table-cell office:value-type="float" office:value="6.833129961">
            <text:p>6.833129961</text:p>
          </table:table-cell>
        </table:table-row>
        <table:table-row table:style-name="ro1">
          <table:table-cell office:value-type="float" office:value="7.84">
            <text:p>7.84</text:p>
          </table:table-cell>
          <table:table-cell office:value-type="float" office:value="6.839835174">
            <text:p>6.839835174</text:p>
          </table:table-cell>
        </table:table-row>
        <table:table-row table:style-name="ro1">
          <table:table-cell office:value-type="float" office:value="7.85">
            <text:p>7.85</text:p>
          </table:table-cell>
          <table:table-cell office:value-type="float" office:value="6.8467177">
            <text:p>6.8467177</text:p>
          </table:table-cell>
        </table:table-row>
        <table:table-row table:style-name="ro1">
          <table:table-cell office:value-type="float" office:value="7.86">
            <text:p>7.86</text:p>
          </table:table-cell>
          <table:table-cell office:value-type="float" office:value="6.854846857">
            <text:p>6.854846857</text:p>
          </table:table-cell>
        </table:table-row>
        <table:table-row table:style-name="ro1">
          <table:table-cell office:value-type="float" office:value="7.87">
            <text:p>7.87</text:p>
          </table:table-cell>
          <table:table-cell office:value-type="float" office:value="6.86349429">
            <text:p>6.86349429</text:p>
          </table:table-cell>
        </table:table-row>
        <table:table-row table:style-name="ro1">
          <table:table-cell office:value-type="float" office:value="7.88">
            <text:p>7.88</text:p>
          </table:table-cell>
          <table:table-cell office:value-type="float" office:value="6.87220851">
            <text:p>6.87220851</text:p>
          </table:table-cell>
        </table:table-row>
        <table:table-row table:style-name="ro1">
          <table:table-cell office:value-type="float" office:value="7.89">
            <text:p>7.89</text:p>
          </table:table-cell>
          <table:table-cell office:value-type="float" office:value="6.880587637">
            <text:p>6.880587637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6.888466405">
            <text:p>6.888466405</text:p>
          </table:table-cell>
        </table:table-row>
        <table:table-row table:style-name="ro1">
          <table:table-cell office:value-type="float" office:value="7.91">
            <text:p>7.91</text:p>
          </table:table-cell>
          <table:table-cell office:value-type="float" office:value="6.896219735">
            <text:p>6.896219735</text:p>
          </table:table-cell>
        </table:table-row>
        <table:table-row table:style-name="ro1">
          <table:table-cell office:value-type="float" office:value="7.92">
            <text:p>7.92</text:p>
          </table:table-cell>
          <table:table-cell office:value-type="float" office:value="6.903471422">
            <text:p>6.903471422</text:p>
          </table:table-cell>
        </table:table-row>
        <table:table-row table:style-name="ro1">
          <table:table-cell office:value-type="float" office:value="7.93">
            <text:p>7.93</text:p>
          </table:table-cell>
          <table:table-cell office:value-type="float" office:value="6.910320898">
            <text:p>6.910320898</text:p>
          </table:table-cell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6.916197373">
            <text:p>6.916197373</text:p>
          </table:table-cell>
        </table:table-row>
        <table:table-row table:style-name="ro1">
          <table:table-cell office:value-type="float" office:value="7.95">
            <text:p>7.95</text:p>
          </table:table-cell>
          <table:table-cell office:value-type="float" office:value="6.922052873">
            <text:p>6.922052873</text:p>
          </table:table-cell>
        </table:table-row>
        <table:table-row table:style-name="ro1">
          <table:table-cell office:value-type="float" office:value="7.96">
            <text:p>7.96</text:p>
          </table:table-cell>
          <table:table-cell office:value-type="float" office:value="6.928394558">
            <text:p>6.928394558</text:p>
          </table:table-cell>
        </table:table-row>
        <table:table-row table:style-name="ro1">
          <table:table-cell office:value-type="float" office:value="7.97">
            <text:p>7.97</text:p>
          </table:table-cell>
          <table:table-cell office:value-type="float" office:value="6.934243119">
            <text:p>6.934243119</text:p>
          </table:table-cell>
        </table:table-row>
        <table:table-row table:style-name="ro1">
          <table:table-cell office:value-type="float" office:value="7.98">
            <text:p>7.98</text:p>
          </table:table-cell>
          <table:table-cell office:value-type="float" office:value="6.940410812">
            <text:p>6.940410812</text:p>
          </table:table-cell>
        </table:table-row>
        <table:table-row table:style-name="ro1">
          <table:table-cell office:value-type="float" office:value="7.99">
            <text:p>7.99</text:p>
          </table:table-cell>
          <table:table-cell office:value-type="float" office:value="6.948141511">
            <text:p>6.9481415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.952787473">
            <text:p>6.952787473</text:p>
          </table:table-cell>
        </table:table-row>
        <table:table-row table:style-name="ro1">
          <table:table-cell office:value-type="float" office:value="8.01">
            <text:p>8.01</text:p>
          </table:table-cell>
          <table:table-cell office:value-type="float" office:value="6.957532229">
            <text:p>6.957532229</text:p>
          </table:table-cell>
        </table:table-row>
        <table:table-row table:style-name="ro1">
          <table:table-cell office:value-type="float" office:value="8.02">
            <text:p>8.02</text:p>
          </table:table-cell>
          <table:table-cell office:value-type="float" office:value="6.960649834">
            <text:p>6.960649834</text:p>
          </table:table-cell>
        </table:table-row>
        <table:table-row table:style-name="ro1">
          <table:table-cell office:value-type="float" office:value="8.03">
            <text:p>8.03</text:p>
          </table:table-cell>
          <table:table-cell office:value-type="float" office:value="6.963380932">
            <text:p>6.963380932</text:p>
          </table:table-cell>
        </table:table-row>
        <table:table-row table:style-name="ro1">
          <table:table-cell office:value-type="float" office:value="8.04">
            <text:p>8.04</text:p>
          </table:table-cell>
          <table:table-cell office:value-type="float" office:value="6.96465884">
            <text:p>6.96465884</text:p>
          </table:table-cell>
        </table:table-row>
        <table:table-row table:style-name="ro1">
          <table:table-cell office:value-type="float" office:value="8.05">
            <text:p>8.05</text:p>
          </table:table-cell>
          <table:table-cell office:value-type="float" office:value="6.964735468">
            <text:p>6.964735468</text:p>
          </table:table-cell>
        </table:table-row>
        <table:table-row table:style-name="ro1">
          <table:table-cell office:value-type="float" office:value="8.06">
            <text:p>8.06</text:p>
          </table:table-cell>
          <table:table-cell office:value-type="float" office:value="6.964870202">
            <text:p>6.964870202</text:p>
          </table:table-cell>
        </table:table-row>
        <table:table-row table:style-name="ro1">
          <table:table-cell office:value-type="float" office:value="8.07">
            <text:p>8.07</text:p>
          </table:table-cell>
          <table:table-cell office:value-type="float" office:value="6.964987991">
            <text:p>6.964987991</text:p>
          </table:table-cell>
        </table:table-row>
        <table:table-row table:style-name="ro1">
          <table:table-cell office:value-type="float" office:value="8.08">
            <text:p>8.08</text:p>
          </table:table-cell>
          <table:table-cell office:value-type="float" office:value="6.965556563">
            <text:p>6.965556563</text:p>
          </table:table-cell>
        </table:table-row>
        <table:table-row table:style-name="ro1">
          <table:table-cell office:value-type="float" office:value="8.09">
            <text:p>8.09</text:p>
          </table:table-cell>
          <table:table-cell office:value-type="float" office:value="6.965252747">
            <text:p>6.965252747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6.964304919">
            <text:p>6.964304919</text:p>
          </table:table-cell>
        </table:table-row>
        <table:table-row table:style-name="ro1">
          <table:table-cell office:value-type="float" office:value="8.11">
            <text:p>8.11</text:p>
          </table:table-cell>
          <table:table-cell office:value-type="float" office:value="6.96270107">
            <text:p>6.96270107</text:p>
          </table:table-cell>
        </table:table-row>
        <table:table-row table:style-name="ro1">
          <table:table-cell office:value-type="float" office:value="8.12">
            <text:p>8.12</text:p>
          </table:table-cell>
          <table:table-cell office:value-type="float" office:value="6.962914837">
            <text:p>6.962914837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office:value-type="float" office:value="6.964179676">
            <text:p>6.964179676</text:p>
          </table:table-cell>
        </table:table-row>
        <table:table-row table:style-name="ro1">
          <table:table-cell office:value-type="float" office:value="8.14">
            <text:p>8.14</text:p>
          </table:table-cell>
          <table:table-cell office:value-type="float" office:value="6.96467831">
            <text:p>6.96467831</text:p>
          </table:table-cell>
        </table:table-row>
        <table:table-row table:style-name="ro1">
          <table:table-cell office:value-type="float" office:value="8.15">
            <text:p>8.15</text:p>
          </table:table-cell>
          <table:table-cell office:value-type="float" office:value="6.964551494">
            <text:p>6.964551494</text:p>
          </table:table-cell>
        </table:table-row>
        <table:table-row table:style-name="ro1">
          <table:table-cell office:value-type="float" office:value="8.16">
            <text:p>8.16</text:p>
          </table:table-cell>
          <table:table-cell office:value-type="float" office:value="6.964172992">
            <text:p>6.964172992</text:p>
          </table:table-cell>
        </table:table-row>
        <table:table-row table:style-name="ro1">
          <table:table-cell office:value-type="float" office:value="8.17">
            <text:p>8.17</text:p>
          </table:table-cell>
          <table:table-cell office:value-type="float" office:value="6.963776713">
            <text:p>6.963776713</text:p>
          </table:table-cell>
        </table:table-row>
        <table:table-row table:style-name="ro1">
          <table:table-cell office:value-type="float" office:value="8.18">
            <text:p>8.18</text:p>
          </table:table-cell>
          <table:table-cell office:value-type="float" office:value="6.967159698">
            <text:p>6.967159698</text:p>
          </table:table-cell>
        </table:table-row>
        <table:table-row table:style-name="ro1">
          <table:table-cell office:value-type="float" office:value="8.19">
            <text:p>8.19</text:p>
          </table:table-cell>
          <table:table-cell office:value-type="float" office:value="6.970033502">
            <text:p>6.970033502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6.974210562">
            <text:p>6.974210562</text:p>
          </table:table-cell>
        </table:table-row>
        <table:table-row table:style-name="ro1">
          <table:table-cell office:value-type="float" office:value="8.21">
            <text:p>8.21</text:p>
          </table:table-cell>
          <table:table-cell office:value-type="float" office:value="6.977787486">
            <text:p>6.977787486</text:p>
          </table:table-cell>
        </table:table-row>
        <table:table-row table:style-name="ro1">
          <table:table-cell office:value-type="float" office:value="8.22">
            <text:p>8.22</text:p>
          </table:table-cell>
          <table:table-cell office:value-type="float" office:value="6.978799851">
            <text:p>6.978799851</text:p>
          </table:table-cell>
        </table:table-row>
        <table:table-row table:style-name="ro1">
          <table:table-cell office:value-type="float" office:value="8.23">
            <text:p>8.23</text:p>
          </table:table-cell>
          <table:table-cell office:value-type="float" office:value="6.980363208">
            <text:p>6.980363208</text:p>
          </table:table-cell>
        </table:table-row>
        <table:table-row table:style-name="ro1">
          <table:table-cell office:value-type="float" office:value="8.24">
            <text:p>8.24</text:p>
          </table:table-cell>
          <table:table-cell office:value-type="float" office:value="6.981009876">
            <text:p>6.981009876</text:p>
          </table:table-cell>
        </table:table-row>
        <table:table-row table:style-name="ro1">
          <table:table-cell office:value-type="float" office:value="8.25">
            <text:p>8.25</text:p>
          </table:table-cell>
          <table:table-cell office:value-type="float" office:value="6.985556751">
            <text:p>6.985556751</text:p>
          </table:table-cell>
        </table:table-row>
        <table:table-row table:style-name="ro1">
          <table:table-cell office:value-type="float" office:value="8.26">
            <text:p>8.26</text:p>
          </table:table-cell>
          <table:table-cell office:value-type="float" office:value="6.989876197">
            <text:p>6.989876197</text:p>
          </table:table-cell>
        </table:table-row>
        <table:table-row table:style-name="ro1">
          <table:table-cell office:value-type="float" office:value="8.27">
            <text:p>8.27</text:p>
          </table:table-cell>
          <table:table-cell office:value-type="float" office:value="6.993799823">
            <text:p>6.993799823</text:p>
          </table:table-cell>
        </table:table-row>
        <table:table-row table:style-name="ro1">
          <table:table-cell office:value-type="float" office:value="8.28">
            <text:p>8.28</text:p>
          </table:table-cell>
          <table:table-cell office:value-type="float" office:value="6.997722631">
            <text:p>6.997722631</text:p>
          </table:table-cell>
        </table:table-row>
        <table:table-row table:style-name="ro1">
          <table:table-cell office:value-type="float" office:value="8.29">
            <text:p>8.29</text:p>
          </table:table-cell>
          <table:table-cell office:value-type="float" office:value="7.000865656">
            <text:p>7.000865656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7.003721094">
            <text:p>7.003721094</text:p>
          </table:table-cell>
        </table:table-row>
        <table:table-row table:style-name="ro1">
          <table:table-cell office:value-type="float" office:value="8.31">
            <text:p>8.31</text:p>
          </table:table-cell>
          <table:table-cell office:value-type="float" office:value="7.006982251">
            <text:p>7.006982251</text:p>
          </table:table-cell>
        </table:table-row>
        <table:table-row table:style-name="ro1">
          <table:table-cell office:value-type="float" office:value="8.32">
            <text:p>8.32</text:p>
          </table:table-cell>
          <table:table-cell office:value-type="float" office:value="7.009701576">
            <text:p>7.009701576</text:p>
          </table:table-cell>
        </table:table-row>
        <table:table-row table:style-name="ro1">
          <table:table-cell office:value-type="float" office:value="8.33">
            <text:p>8.33</text:p>
          </table:table-cell>
          <table:table-cell office:value-type="float" office:value="7.010898699">
            <text:p>7.010898699</text:p>
          </table:table-cell>
        </table:table-row>
        <table:table-row table:style-name="ro1">
          <table:table-cell office:value-type="float" office:value="8.34">
            <text:p>8.34</text:p>
          </table:table-cell>
          <table:table-cell office:value-type="float" office:value="7.00879352">
            <text:p>7.00879352</text:p>
          </table:table-cell>
        </table:table-row>
        <table:table-row table:style-name="ro1">
          <table:table-cell office:value-type="float" office:value="8.35">
            <text:p>8.35</text:p>
          </table:table-cell>
          <table:table-cell office:value-type="float" office:value="7.004121365">
            <text:p>7.004121365</text:p>
          </table:table-cell>
        </table:table-row>
        <table:table-row table:style-name="ro1">
          <table:table-cell office:value-type="float" office:value="8.36">
            <text:p>8.36</text:p>
          </table:table-cell>
          <table:table-cell office:value-type="float" office:value="7.000133346">
            <text:p>7.000133346</text:p>
          </table:table-cell>
        </table:table-row>
        <table:table-row table:style-name="ro1">
          <table:table-cell office:value-type="float" office:value="8.37">
            <text:p>8.37</text:p>
          </table:table-cell>
          <table:table-cell office:value-type="float" office:value="6.996633962">
            <text:p>6.996633962</text:p>
          </table:table-cell>
        </table:table-row>
        <table:table-row table:style-name="ro1">
          <table:table-cell office:value-type="float" office:value="8.38">
            <text:p>8.38</text:p>
          </table:table-cell>
          <table:table-cell office:value-type="float" office:value="6.993931094">
            <text:p>6.993931094</text:p>
          </table:table-cell>
        </table:table-row>
        <table:table-row table:style-name="ro1">
          <table:table-cell office:value-type="float" office:value="8.39">
            <text:p>8.39</text:p>
          </table:table-cell>
          <table:table-cell office:value-type="float" office:value="6.991019889">
            <text:p>6.991019889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6.987525733">
            <text:p>6.987525733</text:p>
          </table:table-cell>
        </table:table-row>
        <table:table-row table:style-name="ro1">
          <table:table-cell office:value-type="float" office:value="8.41">
            <text:p>8.41</text:p>
          </table:table-cell>
          <table:table-cell office:value-type="float" office:value="6.985615773">
            <text:p>6.985615773</text:p>
          </table:table-cell>
        </table:table-row>
        <table:table-row table:style-name="ro1">
          <table:table-cell office:value-type="float" office:value="8.42">
            <text:p>8.42</text:p>
          </table:table-cell>
          <table:table-cell office:value-type="float" office:value="6.984253577">
            <text:p>6.984253577</text:p>
          </table:table-cell>
        </table:table-row>
        <table:table-row table:style-name="ro1">
          <table:table-cell office:value-type="float" office:value="8.43">
            <text:p>8.43</text:p>
          </table:table-cell>
          <table:table-cell office:value-type="float" office:value="6.985389434">
            <text:p>6.985389434</text:p>
          </table:table-cell>
        </table:table-row>
        <table:table-row table:style-name="ro1">
          <table:table-cell office:value-type="float" office:value="8.44">
            <text:p>8.44</text:p>
          </table:table-cell>
          <table:table-cell office:value-type="float" office:value="6.986209261">
            <text:p>6.986209261</text:p>
          </table:table-cell>
        </table:table-row>
        <table:table-row table:style-name="ro1">
          <table:table-cell office:value-type="float" office:value="8.45">
            <text:p>8.45</text:p>
          </table:table-cell>
          <table:table-cell office:value-type="float" office:value="6.988228224">
            <text:p>6.988228224</text:p>
          </table:table-cell>
        </table:table-row>
        <table:table-row table:style-name="ro1">
          <table:table-cell office:value-type="float" office:value="8.46">
            <text:p>8.46</text:p>
          </table:table-cell>
          <table:table-cell office:value-type="float" office:value="6.991500618">
            <text:p>6.991500618</text:p>
          </table:table-cell>
        </table:table-row>
        <table:table-row table:style-name="ro1">
          <table:table-cell office:value-type="float" office:value="8.47">
            <text:p>8.47</text:p>
          </table:table-cell>
          <table:table-cell office:value-type="float" office:value="6.994557865">
            <text:p>6.994557865</text:p>
          </table:table-cell>
        </table:table-row>
        <table:table-row table:style-name="ro1">
          <table:table-cell office:value-type="float" office:value="8.48">
            <text:p>8.48</text:p>
          </table:table-cell>
          <table:table-cell office:value-type="float" office:value="6.998346806">
            <text:p>6.998346806</text:p>
          </table:table-cell>
        </table:table-row>
        <table:table-row table:style-name="ro1">
          <table:table-cell office:value-type="float" office:value="8.49">
            <text:p>8.49</text:p>
          </table:table-cell>
          <table:table-cell office:value-type="float" office:value="7.002046077">
            <text:p>7.002046077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7.00542611">
            <text:p>7.00542611</text:p>
          </table:table-cell>
        </table:table-row>
        <table:table-row table:style-name="ro1">
          <table:table-cell office:value-type="float" office:value="8.51">
            <text:p>8.51</text:p>
          </table:table-cell>
          <table:table-cell office:value-type="float" office:value="7.010412796">
            <text:p>7.010412796</text:p>
          </table:table-cell>
        </table:table-row>
        <table:table-row table:style-name="ro1">
          <table:table-cell office:value-type="float" office:value="8.52">
            <text:p>8.52</text:p>
          </table:table-cell>
          <table:table-cell office:value-type="float" office:value="7.017154454">
            <text:p>7.017154454</text:p>
          </table:table-cell>
        </table:table-row>
        <table:table-row table:style-name="ro1">
          <table:table-cell office:value-type="float" office:value="8.53">
            <text:p>8.53</text:p>
          </table:table-cell>
          <table:table-cell office:value-type="float" office:value="7.023698676">
            <text:p>7.023698676</text:p>
          </table:table-cell>
        </table:table-row>
        <table:table-row table:style-name="ro1">
          <table:table-cell office:value-type="float" office:value="8.54">
            <text:p>8.54</text:p>
          </table:table-cell>
          <table:table-cell office:value-type="float" office:value="7.029064677">
            <text:p>7.029064677</text:p>
          </table:table-cell>
        </table:table-row>
        <table:table-row table:style-name="ro1">
          <table:table-cell office:value-type="float" office:value="8.55">
            <text:p>8.55</text:p>
          </table:table-cell>
          <table:table-cell office:value-type="float" office:value="7.035020843">
            <text:p>7.035020843</text:p>
          </table:table-cell>
        </table:table-row>
        <table:table-row table:style-name="ro1">
          <table:table-cell office:value-type="float" office:value="8.56">
            <text:p>8.56</text:p>
          </table:table-cell>
          <table:table-cell office:value-type="float" office:value="7.042132562">
            <text:p>7.042132562</text:p>
          </table:table-cell>
        </table:table-row>
        <table:table-row table:style-name="ro1">
          <table:table-cell office:value-type="float" office:value="8.57">
            <text:p>8.57</text:p>
          </table:table-cell>
          <table:table-cell office:value-type="float" office:value="7.048690859">
            <text:p>7.048690859</text:p>
          </table:table-cell>
        </table:table-row>
        <table:table-row table:style-name="ro1">
          <table:table-cell office:value-type="float" office:value="8.58">
            <text:p>8.58</text:p>
          </table:table-cell>
          <table:table-cell office:value-type="float" office:value="7.056571344">
            <text:p>7.056571344</text:p>
          </table:table-cell>
        </table:table-row>
        <table:table-row table:style-name="ro1">
          <table:table-cell office:value-type="float" office:value="8.59">
            <text:p>8.59</text:p>
          </table:table-cell>
          <table:table-cell office:value-type="float" office:value="7.065298407">
            <text:p>7.065298407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7.075031035">
            <text:p>7.075031035</text:p>
          </table:table-cell>
        </table:table-row>
        <table:table-row table:style-name="ro1">
          <table:table-cell office:value-type="float" office:value="8.61">
            <text:p>8.61</text:p>
          </table:table-cell>
          <table:table-cell office:value-type="float" office:value="7.084901981">
            <text:p>7.084901981</text:p>
          </table:table-cell>
        </table:table-row>
        <table:table-row table:style-name="ro1">
          <table:table-cell office:value-type="float" office:value="8.62">
            <text:p>8.62</text:p>
          </table:table-cell>
          <table:table-cell office:value-type="float" office:value="7.094903165">
            <text:p>7.094903165</text:p>
          </table:table-cell>
        </table:table-row>
        <table:table-row table:style-name="ro1">
          <table:table-cell office:value-type="float" office:value="8.63">
            <text:p>8.63</text:p>
          </table:table-cell>
          <table:table-cell office:value-type="float" office:value="7.104786892">
            <text:p>7.104786892</text:p>
          </table:table-cell>
        </table:table-row>
        <table:table-row table:style-name="ro1">
          <table:table-cell office:value-type="float" office:value="8.64">
            <text:p>8.64</text:p>
          </table:table-cell>
          <table:table-cell office:value-type="float" office:value="7.113822508">
            <text:p>7.113822508</text:p>
          </table:table-cell>
        </table:table-row>
        <table:table-row table:style-name="ro1">
          <table:table-cell office:value-type="float" office:value="8.65">
            <text:p>8.65</text:p>
          </table:table-cell>
          <table:table-cell office:value-type="float" office:value="7.123428243">
            <text:p>7.123428243</text:p>
          </table:table-cell>
        </table:table-row>
        <table:table-row table:style-name="ro1">
          <table:table-cell office:value-type="float" office:value="8.66">
            <text:p>8.66</text:p>
          </table:table-cell>
          <table:table-cell office:value-type="float" office:value="7.133637154">
            <text:p>7.133637154</text:p>
          </table:table-cell>
        </table:table-row>
        <table:table-row table:style-name="ro1">
          <table:table-cell office:value-type="float" office:value="8.67">
            <text:p>8.67</text:p>
          </table:table-cell>
          <table:table-cell office:value-type="float" office:value="7.143824292">
            <text:p>7.143824292</text:p>
          </table:table-cell>
        </table:table-row>
        <table:table-row table:style-name="ro1">
          <table:table-cell office:value-type="float" office:value="8.68">
            <text:p>8.68</text:p>
          </table:table-cell>
          <table:table-cell office:value-type="float" office:value="7.154506866">
            <text:p>7.154506866</text:p>
          </table:table-cell>
        </table:table-row>
        <table:table-row table:style-name="ro1">
          <table:table-cell office:value-type="float" office:value="8.69">
            <text:p>8.69</text:p>
          </table:table-cell>
          <table:table-cell office:value-type="float" office:value="7.165482433">
            <text:p>7.165482433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7.175575294">
            <text:p>7.175575294</text:p>
          </table:table-cell>
        </table:table-row>
        <table:table-row table:style-name="ro1">
          <table:table-cell office:value-type="float" office:value="8.71">
            <text:p>8.71</text:p>
          </table:table-cell>
          <table:table-cell office:value-type="float" office:value="7.186380165">
            <text:p>7.186380165</text:p>
          </table:table-cell>
        </table:table-row>
        <table:table-row table:style-name="ro1">
          <table:table-cell office:value-type="float" office:value="8.72">
            <text:p>8.72</text:p>
          </table:table-cell>
          <table:table-cell office:value-type="float" office:value="7.192781399">
            <text:p>7.192781399</text:p>
          </table:table-cell>
        </table:table-row>
        <table:table-row table:style-name="ro1">
          <table:table-cell office:value-type="float" office:value="8.73">
            <text:p>8.73</text:p>
          </table:table-cell>
          <table:table-cell office:value-type="float" office:value="7.199541784">
            <text:p>7.199541784</text:p>
          </table:table-cell>
        </table:table-row>
        <table:table-row table:style-name="ro1">
          <table:table-cell office:value-type="float" office:value="8.74">
            <text:p>8.74</text:p>
          </table:table-cell>
          <table:table-cell office:value-type="float" office:value="7.204537825">
            <text:p>7.204537825</text:p>
          </table:table-cell>
        </table:table-row>
        <table:table-row table:style-name="ro1">
          <table:table-cell office:value-type="float" office:value="8.75">
            <text:p>8.75</text:p>
          </table:table-cell>
          <table:table-cell office:value-type="float" office:value="7.208354631">
            <text:p>7.208354631</text:p>
          </table:table-cell>
        </table:table-row>
        <table:table-row table:style-name="ro1">
          <table:table-cell office:value-type="float" office:value="8.76">
            <text:p>8.76</text:p>
          </table:table-cell>
          <table:table-cell office:value-type="float" office:value="7.210042507">
            <text:p>7.210042507</text:p>
          </table:table-cell>
        </table:table-row>
        <table:table-row table:style-name="ro1">
          <table:table-cell office:value-type="float" office:value="8.77">
            <text:p>8.77</text:p>
          </table:table-cell>
          <table:table-cell office:value-type="float" office:value="7.210944906">
            <text:p>7.210944906</text:p>
          </table:table-cell>
        </table:table-row>
        <table:table-row table:style-name="ro1">
          <table:table-cell office:value-type="float" office:value="8.78">
            <text:p>8.78</text:p>
          </table:table-cell>
          <table:table-cell office:value-type="float" office:value="7.209041651">
            <text:p>7.209041651</text:p>
          </table:table-cell>
        </table:table-row>
        <table:table-row table:style-name="ro1">
          <table:table-cell office:value-type="float" office:value="8.79">
            <text:p>8.79</text:p>
          </table:table-cell>
          <table:table-cell office:value-type="float" office:value="7.208255199">
            <text:p>7.208255199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7.206920603">
            <text:p>7.206920603</text:p>
          </table:table-cell>
        </table:table-row>
        <table:table-row table:style-name="ro1">
          <table:table-cell office:value-type="float" office:value="8.81">
            <text:p>8.81</text:p>
          </table:table-cell>
          <table:table-cell office:value-type="float" office:value="7.20495083">
            <text:p>7.20495083</text:p>
          </table:table-cell>
        </table:table-row>
        <table:table-row table:style-name="ro1">
          <table:table-cell office:value-type="float" office:value="8.82">
            <text:p>8.82</text:p>
          </table:table-cell>
          <table:table-cell office:value-type="float" office:value="7.203502666">
            <text:p>7.203502666</text:p>
          </table:table-cell>
        </table:table-row>
        <table:table-row table:style-name="ro1">
          <table:table-cell office:value-type="float" office:value="8.83">
            <text:p>8.83</text:p>
          </table:table-cell>
          <table:table-cell office:value-type="float" office:value="7.198257293">
            <text:p>7.198257293</text:p>
          </table:table-cell>
        </table:table-row>
        <table:table-row table:style-name="ro1">
          <table:table-cell office:value-type="float" office:value="8.84">
            <text:p>8.84</text:p>
          </table:table-cell>
          <table:table-cell office:value-type="float" office:value="7.195717324">
            <text:p>7.195717324</text:p>
          </table:table-cell>
        </table:table-row>
        <table:table-row table:style-name="ro1">
          <table:table-cell office:value-type="float" office:value="8.85">
            <text:p>8.85</text:p>
          </table:table-cell>
          <table:table-cell office:value-type="float" office:value="7.192742436">
            <text:p>7.192742436</text:p>
          </table:table-cell>
        </table:table-row>
        <table:table-row table:style-name="ro1">
          <table:table-cell office:value-type="float" office:value="8.86">
            <text:p>8.86</text:p>
          </table:table-cell>
          <table:table-cell office:value-type="float" office:value="7.187810993">
            <text:p>7.187810993</text:p>
          </table:table-cell>
        </table:table-row>
        <table:table-row table:style-name="ro1">
          <table:table-cell office:value-type="float" office:value="8.87">
            <text:p>8.87</text:p>
          </table:table-cell>
          <table:table-cell office:value-type="float" office:value="7.18331057">
            <text:p>7.18331057</text:p>
          </table:table-cell>
        </table:table-row>
        <table:table-row table:style-name="ro1">
          <table:table-cell office:value-type="float" office:value="8.88">
            <text:p>8.88</text:p>
          </table:table-cell>
          <table:table-cell office:value-type="float" office:value="7.180265304">
            <text:p>7.180265304</text:p>
          </table:table-cell>
        </table:table-row>
        <table:table-row table:style-name="ro1">
          <table:table-cell office:value-type="float" office:value="8.89">
            <text:p>8.89</text:p>
          </table:table-cell>
          <table:table-cell office:value-type="float" office:value="7.177316363">
            <text:p>7.177316363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7.175461695">
            <text:p>7.175461695</text:p>
          </table:table-cell>
        </table:table-row>
        <table:table-row table:style-name="ro1">
          <table:table-cell office:value-type="float" office:value="8.91">
            <text:p>8.91</text:p>
          </table:table-cell>
          <table:table-cell office:value-type="float" office:value="7.176046163">
            <text:p>7.176046163</text:p>
          </table:table-cell>
        </table:table-row>
        <table:table-row table:style-name="ro1">
          <table:table-cell office:value-type="float" office:value="8.92">
            <text:p>8.92</text:p>
          </table:table-cell>
          <table:table-cell office:value-type="float" office:value="7.176743309">
            <text:p>7.176743309</text:p>
          </table:table-cell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7.177553172">
            <text:p>7.177553172</text:p>
          </table:table-cell>
        </table:table-row>
        <table:table-row table:style-name="ro1">
          <table:table-cell office:value-type="float" office:value="8.94">
            <text:p>8.94</text:p>
          </table:table-cell>
          <table:table-cell office:value-type="float" office:value="7.179485921">
            <text:p>7.179485921</text:p>
          </table:table-cell>
        </table:table-row>
        <table:table-row table:style-name="ro1">
          <table:table-cell office:value-type="float" office:value="8.95">
            <text:p>8.95</text:p>
          </table:table-cell>
          <table:table-cell office:value-type="float" office:value="7.181161328">
            <text:p>7.181161328</text:p>
          </table:table-cell>
        </table:table-row>
        <table:table-row table:style-name="ro1">
          <table:table-cell office:value-type="float" office:value="8.96">
            <text:p>8.96</text:p>
          </table:table-cell>
          <table:table-cell office:value-type="float" office:value="7.183156926">
            <text:p>7.183156926</text:p>
          </table:table-cell>
        </table:table-row>
        <table:table-row table:style-name="ro1">
          <table:table-cell office:value-type="float" office:value="8.97">
            <text:p>8.97</text:p>
          </table:table-cell>
          <table:table-cell office:value-type="float" office:value="7.185219199">
            <text:p>7.185219199</text:p>
          </table:table-cell>
        </table:table-row>
        <table:table-row table:style-name="ro1">
          <table:table-cell office:value-type="float" office:value="8.98">
            <text:p>8.98</text:p>
          </table:table-cell>
          <table:table-cell office:value-type="float" office:value="7.186888333">
            <text:p>7.186888333</text:p>
          </table:table-cell>
        </table:table-row>
        <table:table-row table:style-name="ro1">
          <table:table-cell office:value-type="float" office:value="8.99">
            <text:p>8.99</text:p>
          </table:table-cell>
          <table:table-cell office:value-type="float" office:value="7.188708636">
            <text:p>7.1887086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189997582">
            <text:p>7.189997582</text:p>
          </table:table-cell>
        </table:table-row>
        <table:table-row table:style-name="ro1">
          <table:table-cell office:value-type="float" office:value="9.01">
            <text:p>9.01</text:p>
          </table:table-cell>
          <table:table-cell office:value-type="float" office:value="7.191286092">
            <text:p>7.191286092</text:p>
          </table:table-cell>
        </table:table-row>
        <table:table-row table:style-name="ro1">
          <table:table-cell office:value-type="float" office:value="9.02">
            <text:p>9.02</text:p>
          </table:table-cell>
          <table:table-cell office:value-type="float" office:value="7.194233281">
            <text:p>7.194233281</text:p>
          </table:table-cell>
        </table:table-row>
        <table:table-row table:style-name="ro1">
          <table:table-cell office:value-type="float" office:value="9.03">
            <text:p>9.03</text:p>
          </table:table-cell>
          <table:table-cell office:value-type="float" office:value="7.197502462">
            <text:p>7.197502462</text:p>
          </table:table-cell>
        </table:table-row>
        <table:table-row table:style-name="ro1">
          <table:table-cell office:value-type="float" office:value="9.04">
            <text:p>9.04</text:p>
          </table:table-cell>
          <table:table-cell office:value-type="float" office:value="7.200750926">
            <text:p>7.200750926</text:p>
          </table:table-cell>
        </table:table-row>
        <table:table-row table:style-name="ro1">
          <table:table-cell office:value-type="float" office:value="9.05">
            <text:p>9.05</text:p>
          </table:table-cell>
          <table:table-cell office:value-type="float" office:value="7.205081382">
            <text:p>7.205081382</text:p>
          </table:table-cell>
        </table:table-row>
        <table:table-row table:style-name="ro1">
          <table:table-cell office:value-type="float" office:value="9.06">
            <text:p>9.06</text:p>
          </table:table-cell>
          <table:table-cell office:value-type="float" office:value="7.209023236">
            <text:p>7.209023236</text:p>
          </table:table-cell>
        </table:table-row>
        <table:table-row table:style-name="ro1">
          <table:table-cell office:value-type="float" office:value="9.07">
            <text:p>9.07</text:p>
          </table:table-cell>
          <table:table-cell office:value-type="float" office:value="7.213332126">
            <text:p>7.213332126</text:p>
          </table:table-cell>
        </table:table-row>
        <table:table-row table:style-name="ro1">
          <table:table-cell office:value-type="float" office:value="9.08">
            <text:p>9.08</text:p>
          </table:table-cell>
          <table:table-cell office:value-type="float" office:value="7.218363199">
            <text:p>7.218363199</text:p>
          </table:table-cell>
        </table:table-row>
        <table:table-row table:style-name="ro1">
          <table:table-cell office:value-type="float" office:value="9.09">
            <text:p>9.09</text:p>
          </table:table-cell>
          <table:table-cell office:value-type="float" office:value="7.223492209">
            <text:p>7.223492209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7.223282065">
            <text:p>7.223282065</text:p>
          </table:table-cell>
        </table:table-row>
        <table:table-row table:style-name="ro1">
          <table:table-cell office:value-type="float" office:value="9.11">
            <text:p>9.11</text:p>
          </table:table-cell>
          <table:table-cell office:value-type="float" office:value="7.222931995">
            <text:p>7.222931995</text:p>
          </table:table-cell>
        </table:table-row>
        <table:table-row table:style-name="ro1">
          <table:table-cell office:value-type="float" office:value="9.12">
            <text:p>9.12</text:p>
          </table:table-cell>
          <table:table-cell office:value-type="float" office:value="7.222117349">
            <text:p>7.222117349</text:p>
          </table:table-cell>
        </table:table-row>
        <table:table-row table:style-name="ro1">
          <table:table-cell office:value-type="float" office:value="9.13">
            <text:p>9.13</text:p>
          </table:table-cell>
          <table:table-cell office:value-type="float" office:value="7.222252194">
            <text:p>7.222252194</text:p>
          </table:table-cell>
        </table:table-row>
        <table:table-row table:style-name="ro1">
          <table:table-cell office:value-type="float" office:value="9.14">
            <text:p>9.14</text:p>
          </table:table-cell>
          <table:table-cell office:value-type="float" office:value="7.222022982">
            <text:p>7.222022982</text:p>
          </table:table-cell>
        </table:table-row>
        <table:table-row table:style-name="ro1">
          <table:table-cell office:value-type="float" office:value="9.15">
            <text:p>9.15</text:p>
          </table:table-cell>
          <table:table-cell office:value-type="float" office:value="7.221983795">
            <text:p>7.221983795</text:p>
          </table:table-cell>
        </table:table-row>
        <table:table-row table:style-name="ro1">
          <table:table-cell office:value-type="float" office:value="9.16">
            <text:p>9.16</text:p>
          </table:table-cell>
          <table:table-cell office:value-type="float" office:value="7.221696902">
            <text:p>7.221696902</text:p>
          </table:table-cell>
        </table:table-row>
        <table:table-row table:style-name="ro1">
          <table:table-cell office:value-type="float" office:value="9.17">
            <text:p>9.17</text:p>
          </table:table-cell>
          <table:table-cell office:value-type="float" office:value="7.220970937">
            <text:p>7.220970937</text:p>
          </table:table-cell>
        </table:table-row>
        <table:table-row table:style-name="ro1">
          <table:table-cell office:value-type="float" office:value="9.18">
            <text:p>9.18</text:p>
          </table:table-cell>
          <table:table-cell office:value-type="float" office:value="7.220771124">
            <text:p>7.220771124</text:p>
          </table:table-cell>
        </table:table-row>
        <table:table-row table:style-name="ro1">
          <table:table-cell office:value-type="float" office:value="9.19">
            <text:p>9.19</text:p>
          </table:table-cell>
          <table:table-cell office:value-type="float" office:value="7.220649775">
            <text:p>7.220649775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7.219975321">
            <text:p>7.219975321</text:p>
          </table:table-cell>
        </table:table-row>
        <table:table-row table:style-name="ro1">
          <table:table-cell office:value-type="float" office:value="9.21">
            <text:p>9.21</text:p>
          </table:table-cell>
          <table:table-cell office:value-type="float" office:value="7.219073874">
            <text:p>7.219073874</text:p>
          </table:table-cell>
        </table:table-row>
        <table:table-row table:style-name="ro1">
          <table:table-cell office:value-type="float" office:value="9.22">
            <text:p>9.22</text:p>
          </table:table-cell>
          <table:table-cell office:value-type="float" office:value="7.218246025">
            <text:p>7.218246025</text:p>
          </table:table-cell>
        </table:table-row>
        <table:table-row table:style-name="ro1">
          <table:table-cell office:value-type="float" office:value="9.23">
            <text:p>9.23</text:p>
          </table:table-cell>
          <table:table-cell office:value-type="float" office:value="7.216952277">
            <text:p>7.216952277</text:p>
          </table:table-cell>
        </table:table-row>
        <table:table-row table:style-name="ro1">
          <table:table-cell office:value-type="float" office:value="9.24">
            <text:p>9.24</text:p>
          </table:table-cell>
          <table:table-cell office:value-type="float" office:value="7.21468775">
            <text:p>7.21468775</text:p>
          </table:table-cell>
        </table:table-row>
        <table:table-row table:style-name="ro1">
          <table:table-cell office:value-type="float" office:value="9.25">
            <text:p>9.25</text:p>
          </table:table-cell>
          <table:table-cell office:value-type="float" office:value="7.213769898">
            <text:p>7.213769898</text:p>
          </table:table-cell>
        </table:table-row>
        <table:table-row table:style-name="ro1">
          <table:table-cell office:value-type="float" office:value="9.26">
            <text:p>9.26</text:p>
          </table:table-cell>
          <table:table-cell office:value-type="float" office:value="7.212917935">
            <text:p>7.212917935</text:p>
          </table:table-cell>
        </table:table-row>
        <table:table-row table:style-name="ro1">
          <table:table-cell office:value-type="float" office:value="9.27">
            <text:p>9.27</text:p>
          </table:table-cell>
          <table:table-cell office:value-type="float" office:value="7.212619832">
            <text:p>7.212619832</text:p>
          </table:table-cell>
        </table:table-row>
        <table:table-row table:style-name="ro1">
          <table:table-cell office:value-type="float" office:value="9.28">
            <text:p>9.28</text:p>
          </table:table-cell>
          <table:table-cell office:value-type="float" office:value="7.210310982">
            <text:p>7.210310982</text:p>
          </table:table-cell>
        </table:table-row>
        <table:table-row table:style-name="ro1">
          <table:table-cell office:value-type="float" office:value="9.29">
            <text:p>9.29</text:p>
          </table:table-cell>
          <table:table-cell office:value-type="float" office:value="7.212830867">
            <text:p>7.212830867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7.214304798">
            <text:p>7.214304798</text:p>
          </table:table-cell>
        </table:table-row>
        <table:table-row table:style-name="ro1">
          <table:table-cell office:value-type="float" office:value="9.31">
            <text:p>9.31</text:p>
          </table:table-cell>
          <table:table-cell office:value-type="float" office:value="7.216054869">
            <text:p>7.216054869</text:p>
          </table:table-cell>
        </table:table-row>
        <table:table-row table:style-name="ro1">
          <table:table-cell office:value-type="float" office:value="9.32">
            <text:p>9.32</text:p>
          </table:table-cell>
          <table:table-cell office:value-type="float" office:value="7.21747084">
            <text:p>7.21747084</text:p>
          </table:table-cell>
        </table:table-row>
        <table:table-row table:style-name="ro1">
          <table:table-cell office:value-type="float" office:value="9.33">
            <text:p>9.33</text:p>
          </table:table-cell>
          <table:table-cell office:value-type="float" office:value="7.220855124">
            <text:p>7.220855124</text:p>
          </table:table-cell>
        </table:table-row>
        <table:table-row table:style-name="ro1">
          <table:table-cell office:value-type="float" office:value="9.34">
            <text:p>9.34</text:p>
          </table:table-cell>
          <table:table-cell office:value-type="float" office:value="7.224907406">
            <text:p>7.224907406</text:p>
          </table:table-cell>
        </table:table-row>
        <table:table-row table:style-name="ro1">
          <table:table-cell office:value-type="float" office:value="9.35">
            <text:p>9.35</text:p>
          </table:table-cell>
          <table:table-cell office:value-type="float" office:value="7.229742428">
            <text:p>7.229742428</text:p>
          </table:table-cell>
        </table:table-row>
        <table:table-row table:style-name="ro1">
          <table:table-cell office:value-type="float" office:value="9.36">
            <text:p>9.36</text:p>
          </table:table-cell>
          <table:table-cell office:value-type="float" office:value="7.234112138">
            <text:p>7.234112138</text:p>
          </table:table-cell>
        </table:table-row>
        <table:table-row table:style-name="ro1">
          <table:table-cell office:value-type="float" office:value="9.37">
            <text:p>9.37</text:p>
          </table:table-cell>
          <table:table-cell office:value-type="float" office:value="7.239042696">
            <text:p>7.239042696</text:p>
          </table:table-cell>
        </table:table-row>
        <table:table-row table:style-name="ro1">
          <table:table-cell office:value-type="float" office:value="9.38">
            <text:p>9.38</text:p>
          </table:table-cell>
          <table:table-cell office:value-type="float" office:value="7.244117285">
            <text:p>7.244117285</text:p>
          </table:table-cell>
        </table:table-row>
        <table:table-row table:style-name="ro1">
          <table:table-cell office:value-type="float" office:value="9.39">
            <text:p>9.39</text:p>
          </table:table-cell>
          <table:table-cell office:value-type="float" office:value="7.245902279">
            <text:p>7.245902279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7.248094255">
            <text:p>7.248094255</text:p>
          </table:table-cell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7.250690421">
            <text:p>7.250690421</text:p>
          </table:table-cell>
        </table:table-row>
        <table:table-row table:style-name="ro1">
          <table:table-cell office:value-type="float" office:value="9.42">
            <text:p>9.42</text:p>
          </table:table-cell>
          <table:table-cell office:value-type="float" office:value="7.255937488">
            <text:p>7.255937488</text:p>
          </table:table-cell>
        </table:table-row>
        <table:table-row table:style-name="ro1">
          <table:table-cell office:value-type="float" office:value="9.43">
            <text:p>9.43</text:p>
          </table:table-cell>
          <table:table-cell office:value-type="float" office:value="7.260041497">
            <text:p>7.260041497</text:p>
          </table:table-cell>
        </table:table-row>
        <table:table-row table:style-name="ro1">
          <table:table-cell office:value-type="float" office:value="9.44">
            <text:p>9.44</text:p>
          </table:table-cell>
          <table:table-cell office:value-type="float" office:value="7.26454238">
            <text:p>7.26454238</text:p>
          </table:table-cell>
        </table:table-row>
        <table:table-row table:style-name="ro1">
          <table:table-cell office:value-type="float" office:value="9.45">
            <text:p>9.45</text:p>
          </table:table-cell>
          <table:table-cell office:value-type="float" office:value="7.269323472">
            <text:p>7.269323472</text:p>
          </table:table-cell>
        </table:table-row>
        <table:table-row table:style-name="ro1">
          <table:table-cell office:value-type="float" office:value="9.46">
            <text:p>9.46</text:p>
          </table:table-cell>
          <table:table-cell office:value-type="float" office:value="7.27424676">
            <text:p>7.27424676</text:p>
          </table:table-cell>
        </table:table-row>
        <table:table-row table:style-name="ro1">
          <table:table-cell office:value-type="float" office:value="9.47">
            <text:p>9.47</text:p>
          </table:table-cell>
          <table:table-cell office:value-type="float" office:value="7.279397838">
            <text:p>7.279397838</text:p>
          </table:table-cell>
        </table:table-row>
        <table:table-row table:style-name="ro1">
          <table:table-cell office:value-type="float" office:value="9.48">
            <text:p>9.48</text:p>
          </table:table-cell>
          <table:table-cell office:value-type="float" office:value="7.28566179">
            <text:p>7.28566179</text:p>
          </table:table-cell>
        </table:table-row>
        <table:table-row table:style-name="ro1">
          <table:table-cell office:value-type="float" office:value="9.49">
            <text:p>9.49</text:p>
          </table:table-cell>
          <table:table-cell office:value-type="float" office:value="7.291438326">
            <text:p>7.291438326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7.296931087">
            <text:p>7.296931087</text:p>
          </table:table-cell>
        </table:table-row>
        <table:table-row table:style-name="ro1">
          <table:table-cell office:value-type="float" office:value="9.51">
            <text:p>9.51</text:p>
          </table:table-cell>
          <table:table-cell office:value-type="float" office:value="7.302124612">
            <text:p>7.302124612</text:p>
          </table:table-cell>
        </table:table-row>
        <table:table-row table:style-name="ro1">
          <table:table-cell office:value-type="float" office:value="9.52">
            <text:p>9.52</text:p>
          </table:table-cell>
          <table:table-cell office:value-type="float" office:value="7.306625938">
            <text:p>7.306625938</text:p>
          </table:table-cell>
        </table:table-row>
        <table:table-row table:style-name="ro1">
          <table:table-cell office:value-type="float" office:value="9.53">
            <text:p>9.53</text:p>
          </table:table-cell>
          <table:table-cell office:value-type="float" office:value="7.31013657">
            <text:p>7.31013657</text:p>
          </table:table-cell>
        </table:table-row>
        <table:table-row table:style-name="ro1">
          <table:table-cell office:value-type="float" office:value="9.54">
            <text:p>9.54</text:p>
          </table:table-cell>
          <table:table-cell office:value-type="float" office:value="7.313816534">
            <text:p>7.313816534</text:p>
          </table:table-cell>
        </table:table-row>
        <table:table-row table:style-name="ro1">
          <table:table-cell office:value-type="float" office:value="9.55">
            <text:p>9.55</text:p>
          </table:table-cell>
          <table:table-cell office:value-type="float" office:value="7.317280629">
            <text:p>7.317280629</text:p>
          </table:table-cell>
        </table:table-row>
        <table:table-row table:style-name="ro1">
          <table:table-cell office:value-type="float" office:value="9.56">
            <text:p>9.56</text:p>
          </table:table-cell>
          <table:table-cell office:value-type="float" office:value="7.321616887">
            <text:p>7.321616887</text:p>
          </table:table-cell>
        </table:table-row>
        <table:table-row table:style-name="ro1">
          <table:table-cell office:value-type="float" office:value="9.57">
            <text:p>9.57</text:p>
          </table:table-cell>
          <table:table-cell office:value-type="float" office:value="7.326107453">
            <text:p>7.326107453</text:p>
          </table:table-cell>
        </table:table-row>
        <table:table-row table:style-name="ro1">
          <table:table-cell office:value-type="float" office:value="9.58">
            <text:p>9.58</text:p>
          </table:table-cell>
          <table:table-cell office:value-type="float" office:value="7.33076839">
            <text:p>7.33076839</text:p>
          </table:table-cell>
        </table:table-row>
        <table:table-row table:style-name="ro1">
          <table:table-cell office:value-type="float" office:value="9.59">
            <text:p>9.59</text:p>
          </table:table-cell>
          <table:table-cell office:value-type="float" office:value="7.333800576">
            <text:p>7.333800576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7.337214793">
            <text:p>7.337214793</text:p>
          </table:table-cell>
        </table:table-row>
        <table:table-row table:style-name="ro1">
          <table:table-cell office:value-type="float" office:value="9.61">
            <text:p>9.61</text:p>
          </table:table-cell>
          <table:table-cell office:value-type="float" office:value="7.340679785">
            <text:p>7.340679785</text:p>
          </table:table-cell>
        </table:table-row>
        <table:table-row table:style-name="ro1">
          <table:table-cell office:value-type="float" office:value="9.62">
            <text:p>9.62</text:p>
          </table:table-cell>
          <table:table-cell office:value-type="float" office:value="7.344865308">
            <text:p>7.344865308</text:p>
          </table:table-cell>
        </table:table-row>
        <table:table-row table:style-name="ro1">
          <table:table-cell office:value-type="float" office:value="9.63">
            <text:p>9.63</text:p>
          </table:table-cell>
          <table:table-cell office:value-type="float" office:value="7.350204985">
            <text:p>7.350204985</text:p>
          </table:table-cell>
        </table:table-row>
        <table:table-row table:style-name="ro1">
          <table:table-cell office:value-type="float" office:value="9.64">
            <text:p>9.64</text:p>
          </table:table-cell>
          <table:table-cell office:value-type="float" office:value="7.356376316">
            <text:p>7.356376316</text:p>
          </table:table-cell>
        </table:table-row>
        <table:table-row table:style-name="ro1">
          <table:table-cell office:value-type="float" office:value="9.65">
            <text:p>9.65</text:p>
          </table:table-cell>
          <table:table-cell office:value-type="float" office:value="7.36221401">
            <text:p>7.36221401</text:p>
          </table:table-cell>
        </table:table-row>
        <table:table-row table:style-name="ro1">
          <table:table-cell office:value-type="float" office:value="9.66">
            <text:p>9.66</text:p>
          </table:table-cell>
          <table:table-cell office:value-type="float" office:value="7.368451228">
            <text:p>7.368451228</text:p>
          </table:table-cell>
        </table:table-row>
        <table:table-row table:style-name="ro1">
          <table:table-cell office:value-type="float" office:value="9.67">
            <text:p>9.67</text:p>
          </table:table-cell>
          <table:table-cell office:value-type="float" office:value="7.375016838">
            <text:p>7.375016838</text:p>
          </table:table-cell>
        </table:table-row>
        <table:table-row table:style-name="ro1">
          <table:table-cell office:value-type="float" office:value="9.68">
            <text:p>9.68</text:p>
          </table:table-cell>
          <table:table-cell office:value-type="float" office:value="7.379763897">
            <text:p>7.379763897</text:p>
          </table:table-cell>
        </table:table-row>
        <table:table-row table:style-name="ro1">
          <table:table-cell office:value-type="float" office:value="9.69">
            <text:p>9.69</text:p>
          </table:table-cell>
          <table:table-cell office:value-type="float" office:value="7.38198795">
            <text:p>7.38198795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7.383226688">
            <text:p>7.383226688</text:p>
          </table:table-cell>
        </table:table-row>
        <table:table-row table:style-name="ro1">
          <table:table-cell office:value-type="float" office:value="9.71">
            <text:p>9.71</text:p>
          </table:table-cell>
          <table:table-cell office:value-type="float" office:value="7.385145268">
            <text:p>7.385145268</text:p>
          </table:table-cell>
        </table:table-row>
        <table:table-row table:style-name="ro1">
          <table:table-cell office:value-type="float" office:value="9.72">
            <text:p>9.72</text:p>
          </table:table-cell>
          <table:table-cell office:value-type="float" office:value="7.3875185">
            <text:p>7.3875185</text:p>
          </table:table-cell>
        </table:table-row>
        <table:table-row table:style-name="ro1">
          <table:table-cell office:value-type="float" office:value="9.73">
            <text:p>9.73</text:p>
          </table:table-cell>
          <table:table-cell office:value-type="float" office:value="7.391401667">
            <text:p>7.391401667</text:p>
          </table:table-cell>
        </table:table-row>
        <table:table-row table:style-name="ro1">
          <table:table-cell office:value-type="float" office:value="9.74">
            <text:p>9.74</text:p>
          </table:table-cell>
          <table:table-cell office:value-type="float" office:value="7.3906112">
            <text:p>7.3906112</text:p>
          </table:table-cell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7.389440331">
            <text:p>7.389440331</text:p>
          </table:table-cell>
        </table:table-row>
        <table:table-row table:style-name="ro1">
          <table:table-cell office:value-type="float" office:value="9.76">
            <text:p>9.76</text:p>
          </table:table-cell>
          <table:table-cell office:value-type="float" office:value="7.387901258">
            <text:p>7.387901258</text:p>
          </table:table-cell>
        </table:table-row>
        <table:table-row table:style-name="ro1">
          <table:table-cell office:value-type="float" office:value="9.77">
            <text:p>9.77</text:p>
          </table:table-cell>
          <table:table-cell office:value-type="float" office:value="7.38660122">
            <text:p>7.38660122</text:p>
          </table:table-cell>
        </table:table-row>
        <table:table-row table:style-name="ro1">
          <table:table-cell office:value-type="float" office:value="9.78">
            <text:p>9.78</text:p>
          </table:table-cell>
          <table:table-cell office:value-type="float" office:value="7.383740913">
            <text:p>7.383740913</text:p>
          </table:table-cell>
        </table:table-row>
        <table:table-row table:style-name="ro1">
          <table:table-cell office:value-type="float" office:value="9.79">
            <text:p>9.79</text:p>
          </table:table-cell>
          <table:table-cell office:value-type="float" office:value="7.383536447">
            <text:p>7.383536447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7.383603375">
            <text:p>7.383603375</text:p>
          </table:table-cell>
        </table:table-row>
        <table:table-row table:style-name="ro1">
          <table:table-cell office:value-type="float" office:value="9.81">
            <text:p>9.81</text:p>
          </table:table-cell>
          <table:table-cell office:value-type="float" office:value="7.38261093">
            <text:p>7.38261093</text:p>
          </table:table-cell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7.380698055">
            <text:p>7.380698055</text:p>
          </table:table-cell>
        </table:table-row>
        <table:table-row table:style-name="ro1">
          <table:table-cell office:value-type="float" office:value="9.83">
            <text:p>9.83</text:p>
          </table:table-cell>
          <table:table-cell office:value-type="float" office:value="7.379937697">
            <text:p>7.379937697</text:p>
          </table:table-cell>
        </table:table-row>
        <table:table-row table:style-name="ro1">
          <table:table-cell office:value-type="float" office:value="9.84">
            <text:p>9.84</text:p>
          </table:table-cell>
          <table:table-cell office:value-type="float" office:value="7.379361802">
            <text:p>7.379361802</text:p>
          </table:table-cell>
        </table:table-row>
        <table:table-row table:style-name="ro1">
          <table:table-cell office:value-type="float" office:value="9.85">
            <text:p>9.85</text:p>
          </table:table-cell>
          <table:table-cell office:value-type="float" office:value="7.380228563">
            <text:p>7.380228563</text:p>
          </table:table-cell>
        </table:table-row>
        <table:table-row table:style-name="ro1">
          <table:table-cell office:value-type="float" office:value="9.86">
            <text:p>9.86</text:p>
          </table:table-cell>
          <table:table-cell office:value-type="float" office:value="7.383565172">
            <text:p>7.383565172</text:p>
          </table:table-cell>
        </table:table-row>
        <table:table-row table:style-name="ro1">
          <table:table-cell office:value-type="float" office:value="9.87">
            <text:p>9.87</text:p>
          </table:table-cell>
          <table:table-cell office:value-type="float" office:value="7.385905355">
            <text:p>7.385905355</text:p>
          </table:table-cell>
        </table:table-row>
        <table:table-row table:style-name="ro1">
          <table:table-cell office:value-type="float" office:value="9.88">
            <text:p>9.88</text:p>
          </table:table-cell>
          <table:table-cell office:value-type="float" office:value="7.388166132">
            <text:p>7.388166132</text:p>
          </table:table-cell>
        </table:table-row>
        <table:table-row table:style-name="ro1">
          <table:table-cell office:value-type="float" office:value="9.89">
            <text:p>9.89</text:p>
          </table:table-cell>
          <table:table-cell office:value-type="float" office:value="7.391654882">
            <text:p>7.391654882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7.395970761">
            <text:p>7.395970761</text:p>
          </table:table-cell>
        </table:table-row>
        <table:table-row table:style-name="ro1">
          <table:table-cell office:value-type="float" office:value="9.91">
            <text:p>9.91</text:p>
          </table:table-cell>
          <table:table-cell office:value-type="float" office:value="7.400394337">
            <text:p>7.400394337</text:p>
          </table:table-cell>
        </table:table-row>
        <table:table-row table:style-name="ro1">
          <table:table-cell office:value-type="float" office:value="9.92">
            <text:p>9.92</text:p>
          </table:table-cell>
          <table:table-cell office:value-type="float" office:value="7.404349529">
            <text:p>7.404349529</text:p>
          </table:table-cell>
        </table:table-row>
        <table:table-row table:style-name="ro1">
          <table:table-cell office:value-type="float" office:value="9.93">
            <text:p>9.93</text:p>
          </table:table-cell>
          <table:table-cell office:value-type="float" office:value="7.408031276">
            <text:p>7.408031276</text:p>
          </table:table-cell>
        </table:table-row>
        <table:table-row table:style-name="ro1">
          <table:table-cell office:value-type="float" office:value="9.94">
            <text:p>9.94</text:p>
          </table:table-cell>
          <table:table-cell office:value-type="float" office:value="7.411230881">
            <text:p>7.411230881</text:p>
          </table:table-cell>
        </table:table-row>
        <table:table-row table:style-name="ro1">
          <table:table-cell office:value-type="float" office:value="9.95">
            <text:p>9.95</text:p>
          </table:table-cell>
          <table:table-cell office:value-type="float" office:value="7.415307253">
            <text:p>7.415307253</text:p>
          </table:table-cell>
        </table:table-row>
        <table:table-row table:style-name="ro1">
          <table:table-cell office:value-type="float" office:value="9.96">
            <text:p>9.96</text:p>
          </table:table-cell>
          <table:table-cell office:value-type="float" office:value="7.418026738">
            <text:p>7.418026738</text:p>
          </table:table-cell>
        </table:table-row>
        <table:table-row table:style-name="ro1">
          <table:table-cell office:value-type="float" office:value="9.97">
            <text:p>9.97</text:p>
          </table:table-cell>
          <table:table-cell office:value-type="float" office:value="7.422574531">
            <text:p>7.422574531</text:p>
          </table:table-cell>
        </table:table-row>
        <table:table-row table:style-name="ro1">
          <table:table-cell office:value-type="float" office:value="9.98">
            <text:p>9.98</text:p>
          </table:table-cell>
          <table:table-cell office:value-type="float" office:value="7.426629344">
            <text:p>7.426629344</text:p>
          </table:table-cell>
        </table:table-row>
        <table:table-row table:style-name="ro1">
          <table:table-cell office:value-type="float" office:value="9.99">
            <text:p>9.99</text:p>
          </table:table-cell>
          <table:table-cell office:value-type="float" office:value="7.430850746">
            <text:p>7.4308507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00:1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1T00:10:34</dc:date>
    <meta:document-statistic meta:table-count="1" meta:cell-count="1998" meta:object-count="1"/>
    <meta:generator>LibreOffice/3.4$Uni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8cm" svg:height="15.524cm" xlink:href=".." xlink:type="simple" chart:class="chart:scatter" chart:style-name="ch1">
        <chart:title svg:x="9.458cm" svg:y="0.445cm" chart:style-name="ch2">
          <text:p>Δx(dt), time=100</text:p>
        </chart:title>
        <chart:plot-area chart:style-name="ch3" table:cell-range-address="Sheet1.A1:Sheet1.B999" svg:x="1.444cm" svg:y="2.154cm" svg:width="20.138cm" svg:height="12.095cm">
          <chartooo:coordinate-region svg:x="1.902cm" svg:y="2.362cm" svg:width="19.472cm" svg:height="11.223cm"/>
          <chart:axis chart:dimension="x" chart:name="primary-x" chart:style-name="ch4">
            <chart:title svg:x="11.323cm" svg:y="14.559cm" chart:style-name="ch5">
              <text:p>dt</text:p>
            </chart:title>
            <chart:grid chart:style-name="ch6" chart:class="major"/>
          </chart:axis>
          <chart:axis chart:dimension="y" chart:name="primary-y" chart:style-name="ch4">
            <chart:title svg:x="0.451cm" svg:y="8.465cm" chart:style-name="ch7">
              <text:p>Δx</text:p>
            </chart:title>
            <chart:grid chart:style-name="ch6" chart:class="major"/>
          </chart:axis>
          <chart:series chart:style-name="ch8" chart:values-cell-range-address="Sheet1.B1:Sheet1.B999" chart:class="chart:scatter">
            <chart:domain table:cell-range-address="Sheet1.A1:Sheet1.A999"/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:Sheet1.A999</svg:desc>
                </draw:g>
              </table:table-cell>
              <table:table-cell office:value-type="float" office:value="0.01312240112">
                <text:p>0.01312240112</text:p>
                <draw:g>
                  <svg:desc>Sheet1.B1:Sheet1.B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2623476343">
                <text:p>0.02623476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3933677318">
                <text:p>0.03933677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5243701272">
                <text:p>0.05243701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6552808701">
                <text:p>0.06552808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7858824037">
                <text:p>0.07858824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9164400769">
                <text:p>0.09164400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1047194324">
                <text:p>0.1047194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1177547321">
                <text:p>0.1177547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307931872">
                <text:p>0.1307931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1438328508">
                <text:p>0.1438328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1568063378">
                <text:p>0.1568063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1698015268">
                <text:p>0.1698015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1828278525">
                <text:p>0.1828278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195801956">
                <text:p>0.195801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2088120464">
                <text:p>0.2088120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221803123">
                <text:p>0.221803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2346945057">
                <text:p>0.2346945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2476284722">
                <text:p>0.24762847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2606574305">
                <text:p>0.2606574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2735429075">
                <text:p>0.2735429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2863571559">
                <text:p>0.28635715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2994636155">
                <text:p>0.2994636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3122847958">
                <text:p>0.3122847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3251415863">
                <text:p>0.3251415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3378815241">
                <text:p>0.33788152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3507094968">
                <text:p>0.350709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3636450011">
                <text:p>0.3636450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3765075476">
                <text:p>0.3765075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3893433327">
                <text:p>0.38934333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4020283689">
                <text:p>0.4020283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4149313607">
                <text:p>0.4149313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4280905698">
                <text:p>0.4280905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4407103119">
                <text:p>0.44071031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4532380351">
                <text:p>0.45323803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4663938017">
                <text:p>0.4663938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4788494781">
                <text:p>0.4788494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4918833664">
                <text:p>0.4918833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5042627324">
                <text:p>0.5042627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5178678336">
                <text:p>0.5178678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5298088564">
                <text:p>0.52980885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5426901153">
                <text:p>0.5426901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5551594722">
                <text:p>0.5551594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5677918558">
                <text:p>0.56779185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5809797202">
                <text:p>0.5809797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5933499667">
                <text:p>0.5933499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6059403234">
                <text:p>0.6059403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6184705537">
                <text:p>0.6184705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6314134539">
                <text:p>0.6314134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645317193">
                <text:p>0.6453171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6565519937">
                <text:p>0.65655199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669025412">
                <text:p>0.6690254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6819361155">
                <text:p>0.6819361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694766507">
                <text:p>0.694766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7069233379">
                <text:p>0.7069233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7188746708">
                <text:p>0.7188746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7315165035">
                <text:p>0.7315165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7442822787">
                <text:p>0.74428227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7565782376">
                <text:p>0.7565782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7700954206">
                <text:p>0.77009542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7836457113">
                <text:p>0.78364571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7953411437">
                <text:p>0.7953411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808214482">
                <text:p>0.8082144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8200341075">
                <text:p>0.8200341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8327275727">
                <text:p>0.8327275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8438689351">
                <text:p>0.8438689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857401928">
                <text:p>0.8574019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870115978">
                <text:p>0.8701159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830304146">
                <text:p>0.8830304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8960603891">
                <text:p>0.89606038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9069292163">
                <text:p>0.9069292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9192192012">
                <text:p>0.9192192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934195241">
                <text:p>0.9341952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9461157204">
                <text:p>0.94611572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9559074949">
                <text:p>0.95590749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9688518628">
                <text:p>0.9688518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9806206216">
                <text:p>0.98062062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9939149768">
                <text:p>0.99391497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.00563509">
                <text:p>1.005635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1.019445081">
                <text:p>1.0194450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1.030377079">
                <text:p>1.030377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1.045568186">
                <text:p>1.0455681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1.054769275">
                <text:p>1.0547692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1.069199271">
                <text:p>1.0691992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1.079529729">
                <text:p>1.0795297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1.09327748">
                <text:p>1.093277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1.107127626">
                <text:p>1.107127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1.116725151">
                <text:p>1.1167251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1.129201249">
                <text:p>1.1292012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1.144081455">
                <text:p>1.1440814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1.155646297">
                <text:p>1.1556462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1.16543561">
                <text:p>1.165435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1.177412681">
                <text:p>1.1774126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1.189319236">
                <text:p>1.1893192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1.202454478">
                <text:p>1.202454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1.214232384">
                <text:p>1.2142323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1.226258569">
                <text:p>1.2262585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1.23911761">
                <text:p>1.239117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1.251088983">
                <text:p>1.2510889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.264661867">
                <text:p>1.2646618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">
                <text:p>1.01</text:p>
              </table:table-cell>
              <table:table-cell office:value-type="float" office:value="1.277765828">
                <text:p>1.2777658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1.29129236">
                <text:p>1.291292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1.302519037">
                <text:p>1.3025190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1.31226473">
                <text:p>1.312264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1.323087864">
                <text:p>1.323087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1.337016298">
                <text:p>1.337016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1.345854756">
                <text:p>1.3458547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1.3602046">
                <text:p>1.3602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">
                <text:p>1.09</text:p>
              </table:table-cell>
              <table:table-cell office:value-type="float" office:value="1.374264004">
                <text:p>1.3742640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1.384916954">
                <text:p>1.384916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">
                <text:p>1.11</text:p>
              </table:table-cell>
              <table:table-cell office:value-type="float" office:value="1.396881406">
                <text:p>1.396881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">
                <text:p>1.12</text:p>
              </table:table-cell>
              <table:table-cell office:value-type="float" office:value="1.409416915">
                <text:p>1.4094169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">
                <text:p>1.13</text:p>
              </table:table-cell>
              <table:table-cell office:value-type="float" office:value="1.418200979">
                <text:p>1.4182009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">
                <text:p>1.14</text:p>
              </table:table-cell>
              <table:table-cell office:value-type="float" office:value="1.43104666">
                <text:p>1.43104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">
                <text:p>1.15</text:p>
              </table:table-cell>
              <table:table-cell office:value-type="float" office:value="1.448835646">
                <text:p>1.4488356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">
                <text:p>1.16</text:p>
              </table:table-cell>
              <table:table-cell office:value-type="float" office:value="1.458489818">
                <text:p>1.4584898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  <table:table-cell office:value-type="float" office:value="1.468736893">
                <text:p>1.4687368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">
                <text:p>1.18</text:p>
              </table:table-cell>
              <table:table-cell office:value-type="float" office:value="1.479634279">
                <text:p>1.4796342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">
                <text:p>1.19</text:p>
              </table:table-cell>
              <table:table-cell office:value-type="float" office:value="1.497712173">
                <text:p>1.497712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">
                <text:p>1.2</text:p>
              </table:table-cell>
              <table:table-cell office:value-type="float" office:value="1.503797465">
                <text:p>1.5037974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">
                <text:p>1.21</text:p>
              </table:table-cell>
              <table:table-cell office:value-type="float" office:value="1.515975353">
                <text:p>1.515975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">
                <text:p>1.22</text:p>
              </table:table-cell>
              <table:table-cell office:value-type="float" office:value="1.53451112">
                <text:p>1.53451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">
                <text:p>1.23</text:p>
              </table:table-cell>
              <table:table-cell office:value-type="float" office:value="1.54060557">
                <text:p>1.540605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">
                <text:p>1.24</text:p>
              </table:table-cell>
              <table:table-cell office:value-type="float" office:value="1.550160411">
                <text:p>1.5501604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">
                <text:p>1.25</text:p>
              </table:table-cell>
              <table:table-cell office:value-type="float" office:value="1.57206986">
                <text:p>1.572069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">
                <text:p>1.26</text:p>
              </table:table-cell>
              <table:table-cell office:value-type="float" office:value="1.576179914">
                <text:p>1.5761799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  <table:table-cell office:value-type="float" office:value="1.590888043">
                <text:p>1.5908880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">
                <text:p>1.28</text:p>
              </table:table-cell>
              <table:table-cell office:value-type="float" office:value="1.601142566">
                <text:p>1.6011425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">
                <text:p>1.29</text:p>
              </table:table-cell>
              <table:table-cell office:value-type="float" office:value="1.611039675">
                <text:p>1.6110396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1.6247302">
                <text:p>1.62473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">
                <text:p>1.31</text:p>
              </table:table-cell>
              <table:table-cell office:value-type="float" office:value="1.633429677">
                <text:p>1.6334296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">
                <text:p>1.32</text:p>
              </table:table-cell>
              <table:table-cell office:value-type="float" office:value="1.64594626">
                <text:p>1.645946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">
                <text:p>1.33</text:p>
              </table:table-cell>
              <table:table-cell office:value-type="float" office:value="1.662076656">
                <text:p>1.662076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  <table:table-cell office:value-type="float" office:value="1.668750912">
                <text:p>1.6687509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">
                <text:p>1.35</text:p>
              </table:table-cell>
              <table:table-cell office:value-type="float" office:value="1.688490028">
                <text:p>1.6884900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">
                <text:p>1.36</text:p>
              </table:table-cell>
              <table:table-cell office:value-type="float" office:value="1.690445545">
                <text:p>1.6904455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">
                <text:p>1.37</text:p>
              </table:table-cell>
              <table:table-cell office:value-type="float" office:value="1.717703593">
                <text:p>1.7177035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">
                <text:p>1.38</text:p>
              </table:table-cell>
              <table:table-cell office:value-type="float" office:value="1.717620703">
                <text:p>1.7176207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1.735994663">
                <text:p>1.735994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">
                <text:p>1.4</text:p>
              </table:table-cell>
              <table:table-cell office:value-type="float" office:value="1.740208497">
                <text:p>1.740208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">
                <text:p>1.41</text:p>
              </table:table-cell>
              <table:table-cell office:value-type="float" office:value="1.752798668">
                <text:p>1.7527986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">
                <text:p>1.42</text:p>
              </table:table-cell>
              <table:table-cell office:value-type="float" office:value="1.763642269">
                <text:p>1.7636422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">
                <text:p>1.43</text:p>
              </table:table-cell>
              <table:table-cell office:value-type="float" office:value="1.776611973">
                <text:p>1.7766119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">
                <text:p>1.44</text:p>
              </table:table-cell>
              <table:table-cell office:value-type="float" office:value="1.785260548">
                <text:p>1.7852605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">
                <text:p>1.45</text:p>
              </table:table-cell>
              <table:table-cell office:value-type="float" office:value="1.805989845">
                <text:p>1.8059898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">
                <text:p>1.46</text:p>
              </table:table-cell>
              <table:table-cell office:value-type="float" office:value="1.811359144">
                <text:p>1.8113591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">
                <text:p>1.47</text:p>
              </table:table-cell>
              <table:table-cell office:value-type="float" office:value="1.828188538">
                <text:p>1.8281885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">
                <text:p>1.48</text:p>
              </table:table-cell>
              <table:table-cell office:value-type="float" office:value="1.830105905">
                <text:p>1.8301059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">
                <text:p>1.49</text:p>
              </table:table-cell>
              <table:table-cell office:value-type="float" office:value="1.851530769">
                <text:p>1.8515307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1.859236108">
                <text:p>1.8592361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">
                <text:p>1.51</text:p>
              </table:table-cell>
              <table:table-cell office:value-type="float" office:value="1.870483416">
                <text:p>1.8704834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">
                <text:p>1.52</text:p>
              </table:table-cell>
              <table:table-cell office:value-type="float" office:value="1.881655442">
                <text:p>1.8816554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">
                <text:p>1.53</text:p>
              </table:table-cell>
              <table:table-cell office:value-type="float" office:value="1.892918935">
                <text:p>1.8929189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">
                <text:p>1.54</text:p>
              </table:table-cell>
              <table:table-cell office:value-type="float" office:value="1.910701166">
                <text:p>1.910701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">
                <text:p>1.55</text:p>
              </table:table-cell>
              <table:table-cell office:value-type="float" office:value="1.913994666">
                <text:p>1.9139946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">
                <text:p>1.56</text:p>
              </table:table-cell>
              <table:table-cell office:value-type="float" office:value="1.934813153">
                <text:p>1.9348131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">
                <text:p>1.57</text:p>
              </table:table-cell>
              <table:table-cell office:value-type="float" office:value="1.939624881">
                <text:p>1.939624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">
                <text:p>1.58</text:p>
              </table:table-cell>
              <table:table-cell office:value-type="float" office:value="1.950457425">
                <text:p>1.9504574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">
                <text:p>1.59</text:p>
              </table:table-cell>
              <table:table-cell office:value-type="float" office:value="1.972036736">
                <text:p>1.9720367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">
                <text:p>1.6</text:p>
              </table:table-cell>
              <table:table-cell office:value-type="float" office:value="1.972928366">
                <text:p>1.9729283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">
                <text:p>1.61</text:p>
              </table:table-cell>
              <table:table-cell office:value-type="float" office:value="1.99127162">
                <text:p>1.99127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">
                <text:p>1.62</text:p>
              </table:table-cell>
              <table:table-cell office:value-type="float" office:value="1.998046513">
                <text:p>1.9980465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">
                <text:p>1.63</text:p>
              </table:table-cell>
              <table:table-cell office:value-type="float" office:value="2.007116629">
                <text:p>2.0071166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">
                <text:p>1.64</text:p>
              </table:table-cell>
              <table:table-cell office:value-type="float" office:value="2.027306279">
                <text:p>2.0273062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">
                <text:p>1.65</text:p>
              </table:table-cell>
              <table:table-cell office:value-type="float" office:value="2.029097599">
                <text:p>2.0290975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">
                <text:p>1.66</text:p>
              </table:table-cell>
              <table:table-cell office:value-type="float" office:value="2.043641502">
                <text:p>2.0436415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">
                <text:p>1.67</text:p>
              </table:table-cell>
              <table:table-cell office:value-type="float" office:value="2.060045467">
                <text:p>2.0600454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">
                <text:p>1.68</text:p>
              </table:table-cell>
              <table:table-cell office:value-type="float" office:value="2.062440123">
                <text:p>2.0624401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">
                <text:p>1.69</text:p>
              </table:table-cell>
              <table:table-cell office:value-type="float" office:value="2.076072914">
                <text:p>2.0760729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">
                <text:p>1.7</text:p>
              </table:table-cell>
              <table:table-cell office:value-type="float" office:value="2.09248617">
                <text:p>2.092486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">
                <text:p>1.71</text:p>
              </table:table-cell>
              <table:table-cell office:value-type="float" office:value="2.098438799">
                <text:p>2.0984387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">
                <text:p>1.72</text:p>
              </table:table-cell>
              <table:table-cell office:value-type="float" office:value="2.112654766">
                <text:p>2.1126547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">
                <text:p>1.73</text:p>
              </table:table-cell>
              <table:table-cell office:value-type="float" office:value="2.122592351">
                <text:p>2.1225923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">
                <text:p>1.74</text:p>
              </table:table-cell>
              <table:table-cell office:value-type="float" office:value="2.131622707">
                <text:p>2.1316227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">
                <text:p>1.75</text:p>
              </table:table-cell>
              <table:table-cell office:value-type="float" office:value="2.146680059">
                <text:p>2.1466800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">
                <text:p>1.76</text:p>
              </table:table-cell>
              <table:table-cell office:value-type="float" office:value="2.154725977">
                <text:p>2.1547259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">
                <text:p>1.77</text:p>
              </table:table-cell>
              <table:table-cell office:value-type="float" office:value="2.162043442">
                <text:p>2.1620434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">
                <text:p>1.78</text:p>
              </table:table-cell>
              <table:table-cell office:value-type="float" office:value="2.180298489">
                <text:p>2.1802984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">
                <text:p>1.79</text:p>
              </table:table-cell>
              <table:table-cell office:value-type="float" office:value="2.195762243">
                <text:p>2.1957622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">
                <text:p>1.8</text:p>
              </table:table-cell>
              <table:table-cell office:value-type="float" office:value="2.19969337">
                <text:p>2.199693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">
                <text:p>1.81</text:p>
              </table:table-cell>
              <table:table-cell office:value-type="float" office:value="2.214439242">
                <text:p>2.2144392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">
                <text:p>1.82</text:p>
              </table:table-cell>
              <table:table-cell office:value-type="float" office:value="2.230578301">
                <text:p>2.2305783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">
                <text:p>1.83</text:p>
              </table:table-cell>
              <table:table-cell office:value-type="float" office:value="2.234729854">
                <text:p>2.2347298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">
                <text:p>1.84</text:p>
              </table:table-cell>
              <table:table-cell office:value-type="float" office:value="2.246508459">
                <text:p>2.2465084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">
                <text:p>1.85</text:p>
              </table:table-cell>
              <table:table-cell office:value-type="float" office:value="2.260846924">
                <text:p>2.2608469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">
                <text:p>1.86</text:p>
              </table:table-cell>
              <table:table-cell office:value-type="float" office:value="2.266838022">
                <text:p>2.2668380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">
                <text:p>1.87</text:p>
              </table:table-cell>
              <table:table-cell office:value-type="float" office:value="2.275215268">
                <text:p>2.275215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">
                <text:p>1.88</text:p>
              </table:table-cell>
              <table:table-cell office:value-type="float" office:value="2.296209081">
                <text:p>2.2962090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">
                <text:p>1.89</text:p>
              </table:table-cell>
              <table:table-cell office:value-type="float" office:value="2.308897891">
                <text:p>2.308897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">
                <text:p>1.9</text:p>
              </table:table-cell>
              <table:table-cell office:value-type="float" office:value="2.310190175">
                <text:p>2.3101901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">
                <text:p>1.91</text:p>
              </table:table-cell>
              <table:table-cell office:value-type="float" office:value="2.321873454">
                <text:p>2.3218734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">
                <text:p>1.92</text:p>
              </table:table-cell>
              <table:table-cell office:value-type="float" office:value="2.3455511">
                <text:p>2.34555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">
                <text:p>1.93</text:p>
              </table:table-cell>
              <table:table-cell office:value-type="float" office:value="2.350821003">
                <text:p>2.350821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">
                <text:p>1.94</text:p>
              </table:table-cell>
              <table:table-cell office:value-type="float" office:value="2.355541772">
                <text:p>2.3555417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">
                <text:p>1.95</text:p>
              </table:table-cell>
              <table:table-cell office:value-type="float" office:value="2.369611216">
                <text:p>2.3696112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">
                <text:p>1.96</text:p>
              </table:table-cell>
              <table:table-cell office:value-type="float" office:value="2.39313339">
                <text:p>2.393133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">
                <text:p>1.97</text:p>
              </table:table-cell>
              <table:table-cell office:value-type="float" office:value="2.396151594">
                <text:p>2.3961515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">
                <text:p>1.98</text:p>
              </table:table-cell>
              <table:table-cell office:value-type="float" office:value="2.402265543">
                <text:p>2.4022655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">
                <text:p>1.99</text:p>
              </table:table-cell>
              <table:table-cell office:value-type="float" office:value="2.41466224">
                <text:p>2.414662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2.441452803">
                <text:p>2.4414528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">
                <text:p>2.01</text:p>
              </table:table-cell>
              <table:table-cell office:value-type="float" office:value="2.439650384">
                <text:p>2.4396503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">
                <text:p>2.02</text:p>
              </table:table-cell>
              <table:table-cell office:value-type="float" office:value="2.445950544">
                <text:p>2.4459505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">
                <text:p>2.03</text:p>
              </table:table-cell>
              <table:table-cell office:value-type="float" office:value="2.459071518">
                <text:p>2.4590715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">
                <text:p>2.04</text:p>
              </table:table-cell>
              <table:table-cell office:value-type="float" office:value="2.483274928">
                <text:p>2.4832749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">
                <text:p>2.05</text:p>
              </table:table-cell>
              <table:table-cell office:value-type="float" office:value="2.487444106">
                <text:p>2.4874441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">
                <text:p>2.06</text:p>
              </table:table-cell>
              <table:table-cell office:value-type="float" office:value="2.492548209">
                <text:p>2.4925482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">
                <text:p>2.07</text:p>
              </table:table-cell>
              <table:table-cell office:value-type="float" office:value="2.501483177">
                <text:p>2.5014831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">
                <text:p>2.08</text:p>
              </table:table-cell>
              <table:table-cell office:value-type="float" office:value="2.520324106">
                <text:p>2.520324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">
                <text:p>2.09</text:p>
              </table:table-cell>
              <table:table-cell office:value-type="float" office:value="2.525952765">
                <text:p>2.5259527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">
                <text:p>2.1</text:p>
              </table:table-cell>
              <table:table-cell office:value-type="float" office:value="2.532321403">
                <text:p>2.5323214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">
                <text:p>2.11</text:p>
              </table:table-cell>
              <table:table-cell office:value-type="float" office:value="2.541449045">
                <text:p>2.5414490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">
                <text:p>2.12</text:p>
              </table:table-cell>
              <table:table-cell office:value-type="float" office:value="2.560880404">
                <text:p>2.5608804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">
                <text:p>2.13</text:p>
              </table:table-cell>
              <table:table-cell office:value-type="float" office:value="2.580462918">
                <text:p>2.5804629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">
                <text:p>2.14</text:p>
              </table:table-cell>
              <table:table-cell office:value-type="float" office:value="2.576939677">
                <text:p>2.5769396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">
                <text:p>2.15</text:p>
              </table:table-cell>
              <table:table-cell office:value-type="float" office:value="2.58764592">
                <text:p>2.587645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">
                <text:p>2.16</text:p>
              </table:table-cell>
              <table:table-cell office:value-type="float" office:value="2.603914774">
                <text:p>2.6039147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">
                <text:p>2.17</text:p>
              </table:table-cell>
              <table:table-cell office:value-type="float" office:value="2.625797674">
                <text:p>2.6257976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">
                <text:p>2.18</text:p>
              </table:table-cell>
              <table:table-cell office:value-type="float" office:value="2.636384874">
                <text:p>2.6363848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">
                <text:p>2.19</text:p>
              </table:table-cell>
              <table:table-cell office:value-type="float" office:value="2.638381103">
                <text:p>2.6383811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">
                <text:p>2.2</text:p>
              </table:table-cell>
              <table:table-cell office:value-type="float" office:value="2.642792067">
                <text:p>2.6427920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">
                <text:p>2.21</text:p>
              </table:table-cell>
              <table:table-cell office:value-type="float" office:value="2.654466603">
                <text:p>2.6544666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">
                <text:p>2.22</text:p>
              </table:table-cell>
              <table:table-cell office:value-type="float" office:value="2.683020741">
                <text:p>2.6830207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">
                <text:p>2.23</text:p>
              </table:table-cell>
              <table:table-cell office:value-type="float" office:value="2.687480689">
                <text:p>2.6874806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">
                <text:p>2.24</text:p>
              </table:table-cell>
              <table:table-cell office:value-type="float" office:value="2.690683347">
                <text:p>2.6906833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">
                <text:p>2.25</text:p>
              </table:table-cell>
              <table:table-cell office:value-type="float" office:value="2.695277411">
                <text:p>2.6952774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">
                <text:p>2.26</text:p>
              </table:table-cell>
              <table:table-cell office:value-type="float" office:value="2.708088271">
                <text:p>2.7080882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">
                <text:p>2.27</text:p>
              </table:table-cell>
              <table:table-cell office:value-type="float" office:value="2.736752011">
                <text:p>2.7367520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">
                <text:p>2.28</text:p>
              </table:table-cell>
              <table:table-cell office:value-type="float" office:value="2.750218551">
                <text:p>2.7502185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">
                <text:p>2.29</text:p>
              </table:table-cell>
              <table:table-cell office:value-type="float" office:value="2.751062316">
                <text:p>2.7510623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">
                <text:p>2.3</text:p>
              </table:table-cell>
              <table:table-cell office:value-type="float" office:value="2.754485377">
                <text:p>2.7544853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">
                <text:p>2.31</text:p>
              </table:table-cell>
              <table:table-cell office:value-type="float" office:value="2.760949654">
                <text:p>2.7609496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">
                <text:p>2.32</text:p>
              </table:table-cell>
              <table:table-cell office:value-type="float" office:value="2.777187882">
                <text:p>2.7771878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">
                <text:p>2.33</text:p>
              </table:table-cell>
              <table:table-cell office:value-type="float" office:value="2.795770763">
                <text:p>2.7957707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">
                <text:p>2.34</text:p>
              </table:table-cell>
              <table:table-cell office:value-type="float" office:value="2.798837095">
                <text:p>2.7988370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">
                <text:p>2.35</text:p>
              </table:table-cell>
              <table:table-cell office:value-type="float" office:value="2.804180267">
                <text:p>2.8041802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">
                <text:p>2.36</text:p>
              </table:table-cell>
              <table:table-cell office:value-type="float" office:value="2.807025928">
                <text:p>2.8070259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">
                <text:p>2.37</text:p>
              </table:table-cell>
              <table:table-cell office:value-type="float" office:value="2.817967835">
                <text:p>2.8179678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">
                <text:p>2.38</text:p>
              </table:table-cell>
              <table:table-cell office:value-type="float" office:value="2.846141312">
                <text:p>2.8461413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">
                <text:p>2.39</text:p>
              </table:table-cell>
              <table:table-cell office:value-type="float" office:value="2.85764913">
                <text:p>2.857649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">
                <text:p>2.4</text:p>
              </table:table-cell>
              <table:table-cell office:value-type="float" office:value="2.868910132">
                <text:p>2.8689101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">
                <text:p>2.41</text:p>
              </table:table-cell>
              <table:table-cell office:value-type="float" office:value="2.875055091">
                <text:p>2.8750550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">
                <text:p>2.42</text:p>
              </table:table-cell>
              <table:table-cell office:value-type="float" office:value="2.880296656">
                <text:p>2.8802966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">
                <text:p>2.43</text:p>
              </table:table-cell>
              <table:table-cell office:value-type="float" office:value="2.885112656">
                <text:p>2.8851126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">
                <text:p>2.44</text:p>
              </table:table-cell>
              <table:table-cell office:value-type="float" office:value="2.897253218">
                <text:p>2.8972532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">
                <text:p>2.45</text:p>
              </table:table-cell>
              <table:table-cell office:value-type="float" office:value="2.902314127">
                <text:p>2.9023141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">
                <text:p>2.46</text:p>
              </table:table-cell>
              <table:table-cell office:value-type="float" office:value="2.913037434">
                <text:p>2.9130374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">
                <text:p>2.47</text:p>
              </table:table-cell>
              <table:table-cell office:value-type="float" office:value="2.927963958">
                <text:p>2.9279639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">
                <text:p>2.48</text:p>
              </table:table-cell>
              <table:table-cell office:value-type="float" office:value="2.938485091">
                <text:p>2.9384850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">
                <text:p>2.49</text:p>
              </table:table-cell>
              <table:table-cell office:value-type="float" office:value="2.948508609">
                <text:p>2.9485086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">
                <text:p>2.5</text:p>
              </table:table-cell>
              <table:table-cell office:value-type="float" office:value="2.966457738">
                <text:p>2.9664577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">
                <text:p>2.51</text:p>
              </table:table-cell>
              <table:table-cell office:value-type="float" office:value="2.965153856">
                <text:p>2.9651538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">
                <text:p>2.52</text:p>
              </table:table-cell>
              <table:table-cell office:value-type="float" office:value="2.972446455">
                <text:p>2.9724464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">
                <text:p>2.53</text:p>
              </table:table-cell>
              <table:table-cell office:value-type="float" office:value="2.98525496">
                <text:p>2.985254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">
                <text:p>2.54</text:p>
              </table:table-cell>
              <table:table-cell office:value-type="float" office:value="3.002595273">
                <text:p>3.0025952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">
                <text:p>2.55</text:p>
              </table:table-cell>
              <table:table-cell office:value-type="float" office:value="3.022473752">
                <text:p>3.0224737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">
                <text:p>2.56</text:p>
              </table:table-cell>
              <table:table-cell office:value-type="float" office:value="3.037651546">
                <text:p>3.0376515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">
                <text:p>2.57</text:p>
              </table:table-cell>
              <table:table-cell office:value-type="float" office:value="3.044276141">
                <text:p>3.0442761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">
                <text:p>2.58</text:p>
              </table:table-cell>
              <table:table-cell office:value-type="float" office:value="3.048960256">
                <text:p>3.0489602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">
                <text:p>2.59</text:p>
              </table:table-cell>
              <table:table-cell office:value-type="float" office:value="3.054893918">
                <text:p>3.0548939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">
                <text:p>2.6</text:p>
              </table:table-cell>
              <table:table-cell office:value-type="float" office:value="3.067232428">
                <text:p>3.0672324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">
                <text:p>2.61</text:p>
              </table:table-cell>
              <table:table-cell office:value-type="float" office:value="3.082911322">
                <text:p>3.0829113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">
                <text:p>2.62</text:p>
              </table:table-cell>
              <table:table-cell office:value-type="float" office:value="3.101575799">
                <text:p>3.1015757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">
                <text:p>2.63</text:p>
              </table:table-cell>
              <table:table-cell office:value-type="float" office:value="3.124531398">
                <text:p>3.1245313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">
                <text:p>2.64</text:p>
              </table:table-cell>
              <table:table-cell office:value-type="float" office:value="3.125332747">
                <text:p>3.1253327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">
                <text:p>2.65</text:p>
              </table:table-cell>
              <table:table-cell office:value-type="float" office:value="3.125899425">
                <text:p>3.1258994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6">
                <text:p>2.66</text:p>
              </table:table-cell>
              <table:table-cell office:value-type="float" office:value="3.129392229">
                <text:p>3.1293922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">
                <text:p>2.67</text:p>
              </table:table-cell>
              <table:table-cell office:value-type="float" office:value="3.140746244">
                <text:p>3.1407462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">
                <text:p>2.68</text:p>
              </table:table-cell>
              <table:table-cell office:value-type="float" office:value="3.153406642">
                <text:p>3.1534066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">
                <text:p>2.69</text:p>
              </table:table-cell>
              <table:table-cell office:value-type="float" office:value="3.171931095">
                <text:p>3.1719310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">
                <text:p>2.7</text:p>
              </table:table-cell>
              <table:table-cell office:value-type="float" office:value="3.194874949">
                <text:p>3.1948749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">
                <text:p>2.71</text:p>
              </table:table-cell>
              <table:table-cell office:value-type="float" office:value="3.204544782">
                <text:p>3.2045447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">
                <text:p>2.72</text:p>
              </table:table-cell>
              <table:table-cell office:value-type="float" office:value="3.206316947">
                <text:p>3.2063169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">
                <text:p>2.73</text:p>
              </table:table-cell>
              <table:table-cell office:value-type="float" office:value="3.210385778">
                <text:p>3.2103857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">
                <text:p>2.74</text:p>
              </table:table-cell>
              <table:table-cell office:value-type="float" office:value="3.216417677">
                <text:p>3.2164176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">
                <text:p>2.75</text:p>
              </table:table-cell>
              <table:table-cell office:value-type="float" office:value="3.22927481">
                <text:p>3.229274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6">
                <text:p>2.76</text:p>
              </table:table-cell>
              <table:table-cell office:value-type="float" office:value="3.242735717">
                <text:p>3.2427357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">
                <text:p>2.77</text:p>
              </table:table-cell>
              <table:table-cell office:value-type="float" office:value="3.256510982">
                <text:p>3.2565109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">
                <text:p>2.78</text:p>
              </table:table-cell>
              <table:table-cell office:value-type="float" office:value="3.266340694">
                <text:p>3.2663406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">
                <text:p>2.79</text:p>
              </table:table-cell>
              <table:table-cell office:value-type="float" office:value="3.265234929">
                <text:p>3.2652349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">
                <text:p>2.8</text:p>
              </table:table-cell>
              <table:table-cell office:value-type="float" office:value="3.275291361">
                <text:p>3.2752913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">
                <text:p>2.81</text:p>
              </table:table-cell>
              <table:table-cell office:value-type="float" office:value="3.280427482">
                <text:p>3.2804274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">
                <text:p>2.82</text:p>
              </table:table-cell>
              <table:table-cell office:value-type="float" office:value="3.292214658">
                <text:p>3.2922146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">
                <text:p>2.83</text:p>
              </table:table-cell>
              <table:table-cell office:value-type="float" office:value="3.306244695">
                <text:p>3.3062446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">
                <text:p>2.84</text:p>
              </table:table-cell>
              <table:table-cell office:value-type="float" office:value="3.319728542">
                <text:p>3.3197285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">
                <text:p>2.85</text:p>
              </table:table-cell>
              <table:table-cell office:value-type="float" office:value="3.341829915">
                <text:p>3.3418299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">
                <text:p>2.86</text:p>
              </table:table-cell>
              <table:table-cell office:value-type="float" office:value="3.353321318">
                <text:p>3.3533213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">
                <text:p>2.87</text:p>
              </table:table-cell>
              <table:table-cell office:value-type="float" office:value="3.347933076">
                <text:p>3.3479330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">
                <text:p>2.88</text:p>
              </table:table-cell>
              <table:table-cell office:value-type="float" office:value="3.352446094">
                <text:p>3.3524460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">
                <text:p>2.89</text:p>
              </table:table-cell>
              <table:table-cell office:value-type="float" office:value="3.361849927">
                <text:p>3.3618499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">
                <text:p>2.9</text:p>
              </table:table-cell>
              <table:table-cell office:value-type="float" office:value="3.372887776">
                <text:p>3.3728877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">
                <text:p>2.91</text:p>
              </table:table-cell>
              <table:table-cell office:value-type="float" office:value="3.391725005">
                <text:p>3.3917250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">
                <text:p>2.92</text:p>
              </table:table-cell>
              <table:table-cell office:value-type="float" office:value="3.412023398">
                <text:p>3.4120233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">
                <text:p>2.93</text:p>
              </table:table-cell>
              <table:table-cell office:value-type="float" office:value="3.431210439">
                <text:p>3.4312104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">
                <text:p>2.94</text:p>
              </table:table-cell>
              <table:table-cell office:value-type="float" office:value="3.459333974">
                <text:p>3.4593339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">
                <text:p>2.95</text:p>
              </table:table-cell>
              <table:table-cell office:value-type="float" office:value="3.45882186">
                <text:p>3.458821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">
                <text:p>2.96</text:p>
              </table:table-cell>
              <table:table-cell office:value-type="float" office:value="3.455779834">
                <text:p>3.4557798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">
                <text:p>2.97</text:p>
              </table:table-cell>
              <table:table-cell office:value-type="float" office:value="3.457116209">
                <text:p>3.4571162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">
                <text:p>2.98</text:p>
              </table:table-cell>
              <table:table-cell office:value-type="float" office:value="3.463471684">
                <text:p>3.4634716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">
                <text:p>2.99</text:p>
              </table:table-cell>
              <table:table-cell office:value-type="float" office:value="3.474272368">
                <text:p>3.4742723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3.487748275">
                <text:p>3.4877482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">
                <text:p>3.01</text:p>
              </table:table-cell>
              <table:table-cell office:value-type="float" office:value="3.504767284">
                <text:p>3.5047672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">
                <text:p>3.02</text:p>
              </table:table-cell>
              <table:table-cell office:value-type="float" office:value="3.520092465">
                <text:p>3.5200924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">
                <text:p>3.03</text:p>
              </table:table-cell>
              <table:table-cell office:value-type="float" office:value="3.541409768">
                <text:p>3.541409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">
                <text:p>3.04</text:p>
              </table:table-cell>
              <table:table-cell office:value-type="float" office:value="3.538975853">
                <text:p>3.5389758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">
                <text:p>3.05</text:p>
              </table:table-cell>
              <table:table-cell office:value-type="float" office:value="3.536194797">
                <text:p>3.5361947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">
                <text:p>3.06</text:p>
              </table:table-cell>
              <table:table-cell office:value-type="float" office:value="3.535482842">
                <text:p>3.5354828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">
                <text:p>3.07</text:p>
              </table:table-cell>
              <table:table-cell office:value-type="float" office:value="3.541798502">
                <text:p>3.5417985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">
                <text:p>3.08</text:p>
              </table:table-cell>
              <table:table-cell office:value-type="float" office:value="3.553911503">
                <text:p>3.5539115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">
                <text:p>3.09</text:p>
              </table:table-cell>
              <table:table-cell office:value-type="float" office:value="3.569429966">
                <text:p>3.5694299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">
                <text:p>3.1</text:p>
              </table:table-cell>
              <table:table-cell office:value-type="float" office:value="3.58413872">
                <text:p>3.584138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">
                <text:p>3.11</text:p>
              </table:table-cell>
              <table:table-cell office:value-type="float" office:value="3.603002903">
                <text:p>3.6030029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">
                <text:p>3.12</text:p>
              </table:table-cell>
              <table:table-cell office:value-type="float" office:value="3.625666628">
                <text:p>3.6256666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">
                <text:p>3.13</text:p>
              </table:table-cell>
              <table:table-cell office:value-type="float" office:value="3.636591126">
                <text:p>3.6365911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">
                <text:p>3.14</text:p>
              </table:table-cell>
              <table:table-cell office:value-type="float" office:value="3.632813419">
                <text:p>3.632813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">
                <text:p>3.15</text:p>
              </table:table-cell>
              <table:table-cell office:value-type="float" office:value="3.63304996">
                <text:p>3.633049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">
                <text:p>3.16</text:p>
              </table:table-cell>
              <table:table-cell office:value-type="float" office:value="3.635383049">
                <text:p>3.6353830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">
                <text:p>3.17</text:p>
              </table:table-cell>
              <table:table-cell office:value-type="float" office:value="3.643222297">
                <text:p>3.6432222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">
                <text:p>3.18</text:p>
              </table:table-cell>
              <table:table-cell office:value-type="float" office:value="3.654532662">
                <text:p>3.6545326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">
                <text:p>3.19</text:p>
              </table:table-cell>
              <table:table-cell office:value-type="float" office:value="3.673031656">
                <text:p>3.6730316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">
                <text:p>3.2</text:p>
              </table:table-cell>
              <table:table-cell office:value-type="float" office:value="3.692949533">
                <text:p>3.6929495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">
                <text:p>3.21</text:p>
              </table:table-cell>
              <table:table-cell office:value-type="float" office:value="3.711330304">
                <text:p>3.7113303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">
                <text:p>3.22</text:p>
              </table:table-cell>
              <table:table-cell office:value-type="float" office:value="3.729491845">
                <text:p>3.7294918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">
                <text:p>3.23</text:p>
              </table:table-cell>
              <table:table-cell office:value-type="float" office:value="3.740358595">
                <text:p>3.7403585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">
                <text:p>3.24</text:p>
              </table:table-cell>
              <table:table-cell office:value-type="float" office:value="3.741597077">
                <text:p>3.7415970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">
                <text:p>3.25</text:p>
              </table:table-cell>
              <table:table-cell office:value-type="float" office:value="3.739217569">
                <text:p>3.7392175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">
                <text:p>3.26</text:p>
              </table:table-cell>
              <table:table-cell office:value-type="float" office:value="3.740093585">
                <text:p>3.7400935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">
                <text:p>3.27</text:p>
              </table:table-cell>
              <table:table-cell office:value-type="float" office:value="3.742540197">
                <text:p>3.7425401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">
                <text:p>3.28</text:p>
              </table:table-cell>
              <table:table-cell office:value-type="float" office:value="3.748500547">
                <text:p>3.7485005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">
                <text:p>3.29</text:p>
              </table:table-cell>
              <table:table-cell office:value-type="float" office:value="3.760828544">
                <text:p>3.7608285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">
                <text:p>3.3</text:p>
              </table:table-cell>
              <table:table-cell office:value-type="float" office:value="3.778561319">
                <text:p>3.7785613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">
                <text:p>3.31</text:p>
              </table:table-cell>
              <table:table-cell office:value-type="float" office:value="3.797761479">
                <text:p>3.7977614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">
                <text:p>3.32</text:p>
              </table:table-cell>
              <table:table-cell office:value-type="float" office:value="3.814582549">
                <text:p>3.8145825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">
                <text:p>3.33</text:p>
              </table:table-cell>
              <table:table-cell office:value-type="float" office:value="3.839895957">
                <text:p>3.8398959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">
                <text:p>3.34</text:p>
              </table:table-cell>
              <table:table-cell office:value-type="float" office:value="3.853453184">
                <text:p>3.8534531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">
                <text:p>3.35</text:p>
              </table:table-cell>
              <table:table-cell office:value-type="float" office:value="3.854608453">
                <text:p>3.8546084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">
                <text:p>3.36</text:p>
              </table:table-cell>
              <table:table-cell office:value-type="float" office:value="3.855176423">
                <text:p>3.8551764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">
                <text:p>3.37</text:p>
              </table:table-cell>
              <table:table-cell office:value-type="float" office:value="3.857994358">
                <text:p>3.8579943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">
                <text:p>3.38</text:p>
              </table:table-cell>
              <table:table-cell office:value-type="float" office:value="3.858872346">
                <text:p>3.8588723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">
                <text:p>3.39</text:p>
              </table:table-cell>
              <table:table-cell office:value-type="float" office:value="3.862599887">
                <text:p>3.8625998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">
                <text:p>3.4</text:p>
              </table:table-cell>
              <table:table-cell office:value-type="float" office:value="3.867056267">
                <text:p>3.8670562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">
                <text:p>3.41</text:p>
              </table:table-cell>
              <table:table-cell office:value-type="float" office:value="3.879801327">
                <text:p>3.8798013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">
                <text:p>3.42</text:p>
              </table:table-cell>
              <table:table-cell office:value-type="float" office:value="3.897867867">
                <text:p>3.8978678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">
                <text:p>3.43</text:p>
              </table:table-cell>
              <table:table-cell office:value-type="float" office:value="3.916334468">
                <text:p>3.9163344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">
                <text:p>3.44</text:p>
              </table:table-cell>
              <table:table-cell office:value-type="float" office:value="3.935455185">
                <text:p>3.9354551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">
                <text:p>3.45</text:p>
              </table:table-cell>
              <table:table-cell office:value-type="float" office:value="3.95454222">
                <text:p>3.954542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">
                <text:p>3.46</text:p>
              </table:table-cell>
              <table:table-cell office:value-type="float" office:value="3.954762389">
                <text:p>3.9547623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">
                <text:p>3.47</text:p>
              </table:table-cell>
              <table:table-cell office:value-type="float" office:value="3.958846677">
                <text:p>3.9588466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">
                <text:p>3.48</text:p>
              </table:table-cell>
              <table:table-cell office:value-type="float" office:value="3.962284966">
                <text:p>3.9622849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">
                <text:p>3.49</text:p>
              </table:table-cell>
              <table:table-cell office:value-type="float" office:value="3.96520745">
                <text:p>3.965207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">
                <text:p>3.5</text:p>
              </table:table-cell>
              <table:table-cell office:value-type="float" office:value="3.971693881">
                <text:p>3.9716938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">
                <text:p>3.51</text:p>
              </table:table-cell>
              <table:table-cell office:value-type="float" office:value="3.979786443">
                <text:p>3.9797864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">
                <text:p>3.52</text:p>
              </table:table-cell>
              <table:table-cell office:value-type="float" office:value="3.987072557">
                <text:p>3.9870725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">
                <text:p>3.53</text:p>
              </table:table-cell>
              <table:table-cell office:value-type="float" office:value="3.9941059">
                <text:p>3.99410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">
                <text:p>3.54</text:p>
              </table:table-cell>
              <table:table-cell office:value-type="float" office:value="4.008457909">
                <text:p>4.0084579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">
                <text:p>3.55</text:p>
              </table:table-cell>
              <table:table-cell office:value-type="float" office:value="4.023360137">
                <text:p>4.0233601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6">
                <text:p>3.56</text:p>
              </table:table-cell>
              <table:table-cell office:value-type="float" office:value="4.042986221">
                <text:p>4.0429862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">
                <text:p>3.57</text:p>
              </table:table-cell>
              <table:table-cell office:value-type="float" office:value="4.065572302">
                <text:p>4.0655723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">
                <text:p>3.58</text:p>
              </table:table-cell>
              <table:table-cell office:value-type="float" office:value="4.070941006">
                <text:p>4.0709410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9">
                <text:p>3.59</text:p>
              </table:table-cell>
              <table:table-cell office:value-type="float" office:value="4.073713668">
                <text:p>4.0737136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">
                <text:p>3.6</text:p>
              </table:table-cell>
              <table:table-cell office:value-type="float" office:value="4.076634504">
                <text:p>4.0766345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">
                <text:p>3.61</text:p>
              </table:table-cell>
              <table:table-cell office:value-type="float" office:value="4.079113057">
                <text:p>4.07911305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">
                <text:p>3.62</text:p>
              </table:table-cell>
              <table:table-cell office:value-type="float" office:value="4.083029903">
                <text:p>4.0830299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">
                <text:p>3.63</text:p>
              </table:table-cell>
              <table:table-cell office:value-type="float" office:value="4.091708215">
                <text:p>4.0917082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">
                <text:p>3.64</text:p>
              </table:table-cell>
              <table:table-cell office:value-type="float" office:value="4.100883264">
                <text:p>4.1008832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">
                <text:p>3.65</text:p>
              </table:table-cell>
              <table:table-cell office:value-type="float" office:value="4.109749808">
                <text:p>4.1097498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">
                <text:p>3.66</text:p>
              </table:table-cell>
              <table:table-cell office:value-type="float" office:value="4.118632578">
                <text:p>4.1186325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">
                <text:p>3.67</text:p>
              </table:table-cell>
              <table:table-cell office:value-type="float" office:value="4.129809232">
                <text:p>4.1298092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">
                <text:p>3.68</text:p>
              </table:table-cell>
              <table:table-cell office:value-type="float" office:value="4.14438338">
                <text:p>4.144383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9">
                <text:p>3.69</text:p>
              </table:table-cell>
              <table:table-cell office:value-type="float" office:value="4.162899065">
                <text:p>4.1628990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">
                <text:p>3.7</text:p>
              </table:table-cell>
              <table:table-cell office:value-type="float" office:value="4.183992094">
                <text:p>4.1839920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">
                <text:p>3.71</text:p>
              </table:table-cell>
              <table:table-cell office:value-type="float" office:value="4.187214895">
                <text:p>4.1872148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">
                <text:p>3.72</text:p>
              </table:table-cell>
              <table:table-cell office:value-type="float" office:value="4.183070055">
                <text:p>4.1830700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">
                <text:p>3.73</text:p>
              </table:table-cell>
              <table:table-cell office:value-type="float" office:value="4.180968661">
                <text:p>4.1809686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">
                <text:p>3.74</text:p>
              </table:table-cell>
              <table:table-cell office:value-type="float" office:value="4.183946929">
                <text:p>4.1839469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">
                <text:p>3.75</text:p>
              </table:table-cell>
              <table:table-cell office:value-type="float" office:value="4.189195843">
                <text:p>4.1891958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">
                <text:p>3.76</text:p>
              </table:table-cell>
              <table:table-cell office:value-type="float" office:value="4.19589312">
                <text:p>4.195893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">
                <text:p>3.77</text:p>
              </table:table-cell>
              <table:table-cell office:value-type="float" office:value="4.208028148">
                <text:p>4.2080281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">
                <text:p>3.78</text:p>
              </table:table-cell>
              <table:table-cell office:value-type="float" office:value="4.222517085">
                <text:p>4.2225170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">
                <text:p>3.79</text:p>
              </table:table-cell>
              <table:table-cell office:value-type="float" office:value="4.235331962">
                <text:p>4.2353319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">
                <text:p>3.8</text:p>
              </table:table-cell>
              <table:table-cell office:value-type="float" office:value="4.249276188">
                <text:p>4.2492761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">
                <text:p>3.81</text:p>
              </table:table-cell>
              <table:table-cell office:value-type="float" office:value="4.26848576">
                <text:p>4.268485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">
                <text:p>3.82</text:p>
              </table:table-cell>
              <table:table-cell office:value-type="float" office:value="4.291287328">
                <text:p>4.2912873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">
                <text:p>3.83</text:p>
              </table:table-cell>
              <table:table-cell office:value-type="float" office:value="4.311225373">
                <text:p>4.3112253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4">
                <text:p>3.84</text:p>
              </table:table-cell>
              <table:table-cell office:value-type="float" office:value="4.335931633">
                <text:p>4.3359316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5">
                <text:p>3.85</text:p>
              </table:table-cell>
              <table:table-cell office:value-type="float" office:value="4.348409393">
                <text:p>4.3484093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">
                <text:p>3.86</text:p>
              </table:table-cell>
              <table:table-cell office:value-type="float" office:value="4.347415891">
                <text:p>4.3474158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">
                <text:p>3.87</text:p>
              </table:table-cell>
              <table:table-cell office:value-type="float" office:value="4.344366233">
                <text:p>4.3443662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">
                <text:p>3.88</text:p>
              </table:table-cell>
              <table:table-cell office:value-type="float" office:value="4.343248004">
                <text:p>4.3432480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">
                <text:p>3.89</text:p>
              </table:table-cell>
              <table:table-cell office:value-type="float" office:value="4.344876761">
                <text:p>4.3448767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">
                <text:p>3.9</text:p>
              </table:table-cell>
              <table:table-cell office:value-type="float" office:value="4.346759583">
                <text:p>4.3467595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">
                <text:p>3.91</text:p>
              </table:table-cell>
              <table:table-cell office:value-type="float" office:value="4.348073176">
                <text:p>4.3480731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">
                <text:p>3.92</text:p>
              </table:table-cell>
              <table:table-cell office:value-type="float" office:value="4.351563468">
                <text:p>4.3515634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">
                <text:p>3.93</text:p>
              </table:table-cell>
              <table:table-cell office:value-type="float" office:value="4.360874769">
                <text:p>4.3608747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4">
                <text:p>3.94</text:p>
              </table:table-cell>
              <table:table-cell office:value-type="float" office:value="4.372938769">
                <text:p>4.3729387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5">
                <text:p>3.95</text:p>
              </table:table-cell>
              <table:table-cell office:value-type="float" office:value="4.386269531">
                <text:p>4.3862695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">
                <text:p>3.96</text:p>
              </table:table-cell>
              <table:table-cell office:value-type="float" office:value="4.401552665">
                <text:p>4.4015526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">
                <text:p>3.97</text:p>
              </table:table-cell>
              <table:table-cell office:value-type="float" office:value="4.420531556">
                <text:p>4.4205315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">
                <text:p>3.98</text:p>
              </table:table-cell>
              <table:table-cell office:value-type="float" office:value="4.442489983">
                <text:p>4.4424899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">
                <text:p>3.99</text:p>
              </table:table-cell>
              <table:table-cell office:value-type="float" office:value="4.46100366">
                <text:p>4.461003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4.480734875">
                <text:p>4.4807348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1">
                <text:p>4.01</text:p>
              </table:table-cell>
              <table:table-cell office:value-type="float" office:value="4.484354375">
                <text:p>4.484354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">
                <text:p>4.02</text:p>
              </table:table-cell>
              <table:table-cell office:value-type="float" office:value="4.486131793">
                <text:p>4.4861317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3">
                <text:p>4.03</text:p>
              </table:table-cell>
              <table:table-cell office:value-type="float" office:value="4.486971906">
                <text:p>4.4869719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4">
                <text:p>4.04</text:p>
              </table:table-cell>
              <table:table-cell office:value-type="float" office:value="4.484343288">
                <text:p>4.4843432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5">
                <text:p>4.05</text:p>
              </table:table-cell>
              <table:table-cell office:value-type="float" office:value="4.482552086">
                <text:p>4.4825520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6">
                <text:p>4.06</text:p>
              </table:table-cell>
              <table:table-cell office:value-type="float" office:value="4.48383363">
                <text:p>4.483833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7">
                <text:p>4.07</text:p>
              </table:table-cell>
              <table:table-cell office:value-type="float" office:value="4.485743282">
                <text:p>4.4857432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8">
                <text:p>4.08</text:p>
              </table:table-cell>
              <table:table-cell office:value-type="float" office:value="4.49138938">
                <text:p>4.491389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9">
                <text:p>4.09</text:p>
              </table:table-cell>
              <table:table-cell office:value-type="float" office:value="4.498521895">
                <text:p>4.4985218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">
                <text:p>4.1</text:p>
              </table:table-cell>
              <table:table-cell office:value-type="float" office:value="4.508512291">
                <text:p>4.5085122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1">
                <text:p>4.11</text:p>
              </table:table-cell>
              <table:table-cell office:value-type="float" office:value="4.522510168">
                <text:p>4.5225101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2">
                <text:p>4.12</text:p>
              </table:table-cell>
              <table:table-cell office:value-type="float" office:value="4.53717275">
                <text:p>4.537172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3">
                <text:p>4.13</text:p>
              </table:table-cell>
              <table:table-cell office:value-type="float" office:value="4.556567373">
                <text:p>4.5565673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4">
                <text:p>4.14</text:p>
              </table:table-cell>
              <table:table-cell office:value-type="float" office:value="4.581724216">
                <text:p>4.5817242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5">
                <text:p>4.15</text:p>
              </table:table-cell>
              <table:table-cell office:value-type="float" office:value="4.609109955">
                <text:p>4.6091099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6">
                <text:p>4.16</text:p>
              </table:table-cell>
              <table:table-cell office:value-type="float" office:value="4.634919919">
                <text:p>4.6349199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7">
                <text:p>4.17</text:p>
              </table:table-cell>
              <table:table-cell office:value-type="float" office:value="4.652249929">
                <text:p>4.6522499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8">
                <text:p>4.18</text:p>
              </table:table-cell>
              <table:table-cell office:value-type="float" office:value="4.652345997">
                <text:p>4.6523459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">
                <text:p>4.19</text:p>
              </table:table-cell>
              <table:table-cell office:value-type="float" office:value="4.651043168">
                <text:p>4.6510431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">
                <text:p>4.2</text:p>
              </table:table-cell>
              <table:table-cell office:value-type="float" office:value="4.650960244">
                <text:p>4.6509602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1">
                <text:p>4.21</text:p>
              </table:table-cell>
              <table:table-cell office:value-type="float" office:value="4.654758456">
                <text:p>4.6547584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2">
                <text:p>4.22</text:p>
              </table:table-cell>
              <table:table-cell office:value-type="float" office:value="4.660354327">
                <text:p>4.6603543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3">
                <text:p>4.23</text:p>
              </table:table-cell>
              <table:table-cell office:value-type="float" office:value="4.663389256">
                <text:p>4.6633892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4">
                <text:p>4.24</text:p>
              </table:table-cell>
              <table:table-cell office:value-type="float" office:value="4.662219796">
                <text:p>4.6622197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5">
                <text:p>4.25</text:p>
              </table:table-cell>
              <table:table-cell office:value-type="float" office:value="4.661404798">
                <text:p>4.6614047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6">
                <text:p>4.26</text:p>
              </table:table-cell>
              <table:table-cell office:value-type="float" office:value="4.663166863">
                <text:p>4.6631668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">
                <text:p>4.27</text:p>
              </table:table-cell>
              <table:table-cell office:value-type="float" office:value="4.666973791">
                <text:p>4.6669737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8">
                <text:p>4.28</text:p>
              </table:table-cell>
              <table:table-cell office:value-type="float" office:value="4.673957537">
                <text:p>4.6739575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9">
                <text:p>4.29</text:p>
              </table:table-cell>
              <table:table-cell office:value-type="float" office:value="4.686206664">
                <text:p>4.6862066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">
                <text:p>4.3</text:p>
              </table:table-cell>
              <table:table-cell office:value-type="float" office:value="4.695284957">
                <text:p>4.6952849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1">
                <text:p>4.31</text:p>
              </table:table-cell>
              <table:table-cell office:value-type="float" office:value="4.705404346">
                <text:p>4.7054043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2">
                <text:p>4.32</text:p>
              </table:table-cell>
              <table:table-cell office:value-type="float" office:value="4.722374008">
                <text:p>4.7223740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3">
                <text:p>4.33</text:p>
              </table:table-cell>
              <table:table-cell office:value-type="float" office:value="4.744203434">
                <text:p>4.7442034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4">
                <text:p>4.34</text:p>
              </table:table-cell>
              <table:table-cell office:value-type="float" office:value="4.765277307">
                <text:p>4.7652773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5">
                <text:p>4.35</text:p>
              </table:table-cell>
              <table:table-cell office:value-type="float" office:value="4.786366505">
                <text:p>4.7863665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6">
                <text:p>4.36</text:p>
              </table:table-cell>
              <table:table-cell office:value-type="float" office:value="4.792960441">
                <text:p>4.7929604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7">
                <text:p>4.37</text:p>
              </table:table-cell>
              <table:table-cell office:value-type="float" office:value="4.800170707">
                <text:p>4.8001707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8">
                <text:p>4.38</text:p>
              </table:table-cell>
              <table:table-cell office:value-type="float" office:value="4.802437979">
                <text:p>4.8024379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9">
                <text:p>4.39</text:p>
              </table:table-cell>
              <table:table-cell office:value-type="float" office:value="4.807610656">
                <text:p>4.8076106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">
                <text:p>4.4</text:p>
              </table:table-cell>
              <table:table-cell office:value-type="float" office:value="4.814039947">
                <text:p>4.8140399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1">
                <text:p>4.41</text:p>
              </table:table-cell>
              <table:table-cell office:value-type="float" office:value="4.814989979">
                <text:p>4.8149899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2">
                <text:p>4.42</text:p>
              </table:table-cell>
              <table:table-cell office:value-type="float" office:value="4.815550481">
                <text:p>4.8155504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3">
                <text:p>4.43</text:p>
              </table:table-cell>
              <table:table-cell office:value-type="float" office:value="4.816142142">
                <text:p>4.8161421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4">
                <text:p>4.44</text:p>
              </table:table-cell>
              <table:table-cell office:value-type="float" office:value="4.8140486">
                <text:p>4.81404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5">
                <text:p>4.45</text:p>
              </table:table-cell>
              <table:table-cell office:value-type="float" office:value="4.812773454">
                <text:p>4.8127734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6">
                <text:p>4.46</text:p>
              </table:table-cell>
              <table:table-cell office:value-type="float" office:value="4.816944374">
                <text:p>4.8169443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7">
                <text:p>4.47</text:p>
              </table:table-cell>
              <table:table-cell office:value-type="float" office:value="4.824406022">
                <text:p>4.8244060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8">
                <text:p>4.48</text:p>
              </table:table-cell>
              <table:table-cell office:value-type="float" office:value="4.828578447">
                <text:p>4.8285784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9">
                <text:p>4.49</text:p>
              </table:table-cell>
              <table:table-cell office:value-type="float" office:value="4.835049707">
                <text:p>4.8350497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">
                <text:p>4.5</text:p>
              </table:table-cell>
              <table:table-cell office:value-type="float" office:value="4.846918052">
                <text:p>4.8469180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1">
                <text:p>4.51</text:p>
              </table:table-cell>
              <table:table-cell office:value-type="float" office:value="4.860527251">
                <text:p>4.8605272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2">
                <text:p>4.52</text:p>
              </table:table-cell>
              <table:table-cell office:value-type="float" office:value="4.87584426">
                <text:p>4.875844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3">
                <text:p>4.53</text:p>
              </table:table-cell>
              <table:table-cell office:value-type="float" office:value="4.891313466">
                <text:p>4.8913134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4">
                <text:p>4.54</text:p>
              </table:table-cell>
              <table:table-cell office:value-type="float" office:value="4.911046983">
                <text:p>4.9110469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5">
                <text:p>4.55</text:p>
              </table:table-cell>
              <table:table-cell office:value-type="float" office:value="4.923504841">
                <text:p>4.9235048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6">
                <text:p>4.56</text:p>
              </table:table-cell>
              <table:table-cell office:value-type="float" office:value="4.927080765">
                <text:p>4.9270807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7">
                <text:p>4.57</text:p>
              </table:table-cell>
              <table:table-cell office:value-type="float" office:value="4.937039761">
                <text:p>4.9370397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8">
                <text:p>4.58</text:p>
              </table:table-cell>
              <table:table-cell office:value-type="float" office:value="4.948992417">
                <text:p>4.9489924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9">
                <text:p>4.59</text:p>
              </table:table-cell>
              <table:table-cell office:value-type="float" office:value="4.962400085">
                <text:p>4.9624000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">
                <text:p>4.6</text:p>
              </table:table-cell>
              <table:table-cell office:value-type="float" office:value="4.968459641">
                <text:p>4.9684596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1">
                <text:p>4.61</text:p>
              </table:table-cell>
              <table:table-cell office:value-type="float" office:value="4.974867845">
                <text:p>4.9748678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2">
                <text:p>4.62</text:p>
              </table:table-cell>
              <table:table-cell office:value-type="float" office:value="4.98336972">
                <text:p>4.983369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3">
                <text:p>4.63</text:p>
              </table:table-cell>
              <table:table-cell office:value-type="float" office:value="4.988635012">
                <text:p>4.9886350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4">
                <text:p>4.64</text:p>
              </table:table-cell>
              <table:table-cell office:value-type="float" office:value="4.991660511">
                <text:p>4.9916605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5">
                <text:p>4.65</text:p>
              </table:table-cell>
              <table:table-cell office:value-type="float" office:value="4.996009118">
                <text:p>4.9960091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6">
                <text:p>4.66</text:p>
              </table:table-cell>
              <table:table-cell office:value-type="float" office:value="4.998301891">
                <text:p>4.9983018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7">
                <text:p>4.67</text:p>
              </table:table-cell>
              <table:table-cell office:value-type="float" office:value="5.000218994">
                <text:p>5.0002189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8">
                <text:p>4.68</text:p>
              </table:table-cell>
              <table:table-cell office:value-type="float" office:value="5.004264285">
                <text:p>5.0042642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9">
                <text:p>4.69</text:p>
              </table:table-cell>
              <table:table-cell office:value-type="float" office:value="5.011928294">
                <text:p>5.0119282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">
                <text:p>4.7</text:p>
              </table:table-cell>
              <table:table-cell office:value-type="float" office:value="5.023429629">
                <text:p>5.0234296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1">
                <text:p>4.71</text:p>
              </table:table-cell>
              <table:table-cell office:value-type="float" office:value="5.033215223">
                <text:p>5.0332152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2">
                <text:p>4.72</text:p>
              </table:table-cell>
              <table:table-cell office:value-type="float" office:value="5.044699486">
                <text:p>5.0446994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3">
                <text:p>4.73</text:p>
              </table:table-cell>
              <table:table-cell office:value-type="float" office:value="5.058688698">
                <text:p>5.0586886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4">
                <text:p>4.74</text:p>
              </table:table-cell>
              <table:table-cell office:value-type="float" office:value="5.071365263">
                <text:p>5.0713652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5">
                <text:p>4.75</text:p>
              </table:table-cell>
              <table:table-cell office:value-type="float" office:value="5.082588477">
                <text:p>5.0825884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6">
                <text:p>4.76</text:p>
              </table:table-cell>
              <table:table-cell office:value-type="float" office:value="5.09488376">
                <text:p>5.094883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7">
                <text:p>4.77</text:p>
              </table:table-cell>
              <table:table-cell office:value-type="float" office:value="5.095575397">
                <text:p>5.0955753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8">
                <text:p>4.78</text:p>
              </table:table-cell>
              <table:table-cell office:value-type="float" office:value="5.094373421">
                <text:p>5.0943734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9">
                <text:p>4.79</text:p>
              </table:table-cell>
              <table:table-cell office:value-type="float" office:value="5.097723967">
                <text:p>5.0977239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">
                <text:p>4.8</text:p>
              </table:table-cell>
              <table:table-cell office:value-type="float" office:value="5.103295247">
                <text:p>5.1032952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1">
                <text:p>4.81</text:p>
              </table:table-cell>
              <table:table-cell office:value-type="float" office:value="5.109851719">
                <text:p>5.1098517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2">
                <text:p>4.82</text:p>
              </table:table-cell>
              <table:table-cell office:value-type="float" office:value="5.117127329">
                <text:p>5.1171273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3">
                <text:p>4.83</text:p>
              </table:table-cell>
              <table:table-cell office:value-type="float" office:value="5.127348117">
                <text:p>5.1273481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4">
                <text:p>4.84</text:p>
              </table:table-cell>
              <table:table-cell office:value-type="float" office:value="5.135268443">
                <text:p>5.1352684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5">
                <text:p>4.85</text:p>
              </table:table-cell>
              <table:table-cell office:value-type="float" office:value="5.140527772">
                <text:p>5.1405277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6">
                <text:p>4.86</text:p>
              </table:table-cell>
              <table:table-cell office:value-type="float" office:value="5.144575936">
                <text:p>5.1445759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7">
                <text:p>4.87</text:p>
              </table:table-cell>
              <table:table-cell office:value-type="float" office:value="5.151429689">
                <text:p>5.1514296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8">
                <text:p>4.88</text:p>
              </table:table-cell>
              <table:table-cell office:value-type="float" office:value="5.162012234">
                <text:p>5.1620122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9">
                <text:p>4.89</text:p>
              </table:table-cell>
              <table:table-cell office:value-type="float" office:value="5.170919581">
                <text:p>5.17091958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">
                <text:p>4.9</text:p>
              </table:table-cell>
              <table:table-cell office:value-type="float" office:value="5.174150754">
                <text:p>5.1741507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1">
                <text:p>4.91</text:p>
              </table:table-cell>
              <table:table-cell office:value-type="float" office:value="5.180341807">
                <text:p>5.1803418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2">
                <text:p>4.92</text:p>
              </table:table-cell>
              <table:table-cell office:value-type="float" office:value="5.191248485">
                <text:p>5.1912484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3">
                <text:p>4.93</text:p>
              </table:table-cell>
              <table:table-cell office:value-type="float" office:value="5.207724216">
                <text:p>5.2077242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4">
                <text:p>4.94</text:p>
              </table:table-cell>
              <table:table-cell office:value-type="float" office:value="5.226343108">
                <text:p>5.2263431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5">
                <text:p>4.95</text:p>
              </table:table-cell>
              <table:table-cell office:value-type="float" office:value="5.243280649">
                <text:p>5.2432806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6">
                <text:p>4.96</text:p>
              </table:table-cell>
              <table:table-cell office:value-type="float" office:value="5.258882068">
                <text:p>5.2588820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7">
                <text:p>4.97</text:p>
              </table:table-cell>
              <table:table-cell office:value-type="float" office:value="5.277440767">
                <text:p>5.2774407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">
                <text:p>4.98</text:p>
              </table:table-cell>
              <table:table-cell office:value-type="float" office:value="5.297825475">
                <text:p>5.2978254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9">
                <text:p>4.99</text:p>
              </table:table-cell>
              <table:table-cell office:value-type="float" office:value="5.313260263">
                <text:p>5.3132602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  <table:table-cell office:value-type="float" office:value="5.32399945">
                <text:p>5.323999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1">
                <text:p>5.01</text:p>
              </table:table-cell>
              <table:table-cell office:value-type="float" office:value="5.31883538">
                <text:p>5.318835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2">
                <text:p>5.02</text:p>
              </table:table-cell>
              <table:table-cell office:value-type="float" office:value="5.318197629">
                <text:p>5.3181976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3">
                <text:p>5.03</text:p>
              </table:table-cell>
              <table:table-cell office:value-type="float" office:value="5.318930203">
                <text:p>5.3189302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4">
                <text:p>5.04</text:p>
              </table:table-cell>
              <table:table-cell office:value-type="float" office:value="5.322071351">
                <text:p>5.3220713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5">
                <text:p>5.05</text:p>
              </table:table-cell>
              <table:table-cell office:value-type="float" office:value="5.325162718">
                <text:p>5.3251627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6">
                <text:p>5.06</text:p>
              </table:table-cell>
              <table:table-cell office:value-type="float" office:value="5.33036307">
                <text:p>5.330363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7">
                <text:p>5.07</text:p>
              </table:table-cell>
              <table:table-cell office:value-type="float" office:value="5.336275574">
                <text:p>5.3362755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8">
                <text:p>5.08</text:p>
              </table:table-cell>
              <table:table-cell office:value-type="float" office:value="5.343518932">
                <text:p>5.3435189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9">
                <text:p>5.09</text:p>
              </table:table-cell>
              <table:table-cell office:value-type="float" office:value="5.351140969">
                <text:p>5.3511409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">
                <text:p>5.1</text:p>
              </table:table-cell>
              <table:table-cell office:value-type="float" office:value="5.360727233">
                <text:p>5.3607272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1">
                <text:p>5.11</text:p>
              </table:table-cell>
              <table:table-cell office:value-type="float" office:value="5.373644145">
                <text:p>5.3736441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2">
                <text:p>5.12</text:p>
              </table:table-cell>
              <table:table-cell office:value-type="float" office:value="5.382577092">
                <text:p>5.3825770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3">
                <text:p>5.13</text:p>
              </table:table-cell>
              <table:table-cell office:value-type="float" office:value="5.392150675">
                <text:p>5.3921506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4">
                <text:p>5.14</text:p>
              </table:table-cell>
              <table:table-cell office:value-type="float" office:value="5.404866643">
                <text:p>5.4048666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5">
                <text:p>5.15</text:p>
              </table:table-cell>
              <table:table-cell office:value-type="float" office:value="5.415105417">
                <text:p>5.4151054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6">
                <text:p>5.16</text:p>
              </table:table-cell>
              <table:table-cell office:value-type="float" office:value="5.421860695">
                <text:p>5.4218606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7">
                <text:p>5.17</text:p>
              </table:table-cell>
              <table:table-cell office:value-type="float" office:value="5.4297709">
                <text:p>5.42977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8">
                <text:p>5.18</text:p>
              </table:table-cell>
              <table:table-cell office:value-type="float" office:value="5.439432695">
                <text:p>5.4394326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9">
                <text:p>5.19</text:p>
              </table:table-cell>
              <table:table-cell office:value-type="float" office:value="5.449256038">
                <text:p>5.4492560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">
                <text:p>5.2</text:p>
              </table:table-cell>
              <table:table-cell office:value-type="float" office:value="5.46102536">
                <text:p>5.461025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1">
                <text:p>5.21</text:p>
              </table:table-cell>
              <table:table-cell office:value-type="float" office:value="5.473800762">
                <text:p>5.4738007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2">
                <text:p>5.22</text:p>
              </table:table-cell>
              <table:table-cell office:value-type="float" office:value="5.486082846">
                <text:p>5.4860828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3">
                <text:p>5.23</text:p>
              </table:table-cell>
              <table:table-cell office:value-type="float" office:value="5.498805253">
                <text:p>5.4988052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4">
                <text:p>5.24</text:p>
              </table:table-cell>
              <table:table-cell office:value-type="float" office:value="5.510905682">
                <text:p>5.5109056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5">
                <text:p>5.25</text:p>
              </table:table-cell>
              <table:table-cell office:value-type="float" office:value="5.526894545">
                <text:p>5.5268945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6">
                <text:p>5.26</text:p>
              </table:table-cell>
              <table:table-cell office:value-type="float" office:value="5.5375298">
                <text:p>5.53752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7">
                <text:p>5.27</text:p>
              </table:table-cell>
              <table:table-cell office:value-type="float" office:value="5.534399105">
                <text:p>5.5343991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8">
                <text:p>5.28</text:p>
              </table:table-cell>
              <table:table-cell office:value-type="float" office:value="5.530045434">
                <text:p>5.5300454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9">
                <text:p>5.29</text:p>
              </table:table-cell>
              <table:table-cell office:value-type="float" office:value="5.526991976">
                <text:p>5.52699197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">
                <text:p>5.3</text:p>
              </table:table-cell>
              <table:table-cell office:value-type="float" office:value="5.526260014">
                <text:p>5.5262600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1">
                <text:p>5.31</text:p>
              </table:table-cell>
              <table:table-cell office:value-type="float" office:value="5.52901228">
                <text:p>5.529012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2">
                <text:p>5.32</text:p>
              </table:table-cell>
              <table:table-cell office:value-type="float" office:value="5.532009482">
                <text:p>5.5320094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3">
                <text:p>5.33</text:p>
              </table:table-cell>
              <table:table-cell office:value-type="float" office:value="5.537730815">
                <text:p>5.5377308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4">
                <text:p>5.34</text:p>
              </table:table-cell>
              <table:table-cell office:value-type="float" office:value="5.54632171">
                <text:p>5.546321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5">
                <text:p>5.35</text:p>
              </table:table-cell>
              <table:table-cell office:value-type="float" office:value="5.55348991">
                <text:p>5.553489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6">
                <text:p>5.36</text:p>
              </table:table-cell>
              <table:table-cell office:value-type="float" office:value="5.559026792">
                <text:p>5.5590267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7">
                <text:p>5.37</text:p>
              </table:table-cell>
              <table:table-cell office:value-type="float" office:value="5.565615068">
                <text:p>5.56561506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8">
                <text:p>5.38</text:p>
              </table:table-cell>
              <table:table-cell office:value-type="float" office:value="5.571112647">
                <text:p>5.5711126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9">
                <text:p>5.39</text:p>
              </table:table-cell>
              <table:table-cell office:value-type="float" office:value="5.578156449">
                <text:p>5.5781564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">
                <text:p>5.4</text:p>
              </table:table-cell>
              <table:table-cell office:value-type="float" office:value="5.586491072">
                <text:p>5.5864910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1">
                <text:p>5.41</text:p>
              </table:table-cell>
              <table:table-cell office:value-type="float" office:value="5.595661432">
                <text:p>5.5956614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2">
                <text:p>5.42</text:p>
              </table:table-cell>
              <table:table-cell office:value-type="float" office:value="5.605838172">
                <text:p>5.6058381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3">
                <text:p>5.43</text:p>
              </table:table-cell>
              <table:table-cell office:value-type="float" office:value="5.617268724">
                <text:p>5.6172687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4">
                <text:p>5.44</text:p>
              </table:table-cell>
              <table:table-cell office:value-type="float" office:value="5.630903373">
                <text:p>5.6309033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5">
                <text:p>5.45</text:p>
              </table:table-cell>
              <table:table-cell office:value-type="float" office:value="5.645006173">
                <text:p>5.6450061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6">
                <text:p>5.46</text:p>
              </table:table-cell>
              <table:table-cell office:value-type="float" office:value="5.65875964">
                <text:p>5.658759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7">
                <text:p>5.47</text:p>
              </table:table-cell>
              <table:table-cell office:value-type="float" office:value="5.674874932">
                <text:p>5.6748749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8">
                <text:p>5.48</text:p>
              </table:table-cell>
              <table:table-cell office:value-type="float" office:value="5.689348024">
                <text:p>5.6893480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9">
                <text:p>5.49</text:p>
              </table:table-cell>
              <table:table-cell office:value-type="float" office:value="5.700642844">
                <text:p>5.7006428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">
                <text:p>5.5</text:p>
              </table:table-cell>
              <table:table-cell office:value-type="float" office:value="5.70851403">
                <text:p>5.7085140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1">
                <text:p>5.51</text:p>
              </table:table-cell>
              <table:table-cell office:value-type="float" office:value="5.714549156">
                <text:p>5.7145491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2">
                <text:p>5.52</text:p>
              </table:table-cell>
              <table:table-cell office:value-type="float" office:value="5.72426418">
                <text:p>5.724264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3">
                <text:p>5.53</text:p>
              </table:table-cell>
              <table:table-cell office:value-type="float" office:value="5.737330871">
                <text:p>5.73733087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4">
                <text:p>5.54</text:p>
              </table:table-cell>
              <table:table-cell office:value-type="float" office:value="5.751213337">
                <text:p>5.7512133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5">
                <text:p>5.55</text:p>
              </table:table-cell>
              <table:table-cell office:value-type="float" office:value="5.765835192">
                <text:p>5.7658351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6">
                <text:p>5.56</text:p>
              </table:table-cell>
              <table:table-cell office:value-type="float" office:value="5.768394259">
                <text:p>5.7683942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7">
                <text:p>5.57</text:p>
              </table:table-cell>
              <table:table-cell office:value-type="float" office:value="5.763432063">
                <text:p>5.7634320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8">
                <text:p>5.58</text:p>
              </table:table-cell>
              <table:table-cell office:value-type="float" office:value="5.757469817">
                <text:p>5.7574698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9">
                <text:p>5.59</text:p>
              </table:table-cell>
              <table:table-cell office:value-type="float" office:value="5.753984352">
                <text:p>5.7539843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">
                <text:p>5.6</text:p>
              </table:table-cell>
              <table:table-cell office:value-type="float" office:value="5.75298448">
                <text:p>5.752984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1">
                <text:p>5.61</text:p>
              </table:table-cell>
              <table:table-cell office:value-type="float" office:value="5.753396682">
                <text:p>5.75339668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2">
                <text:p>5.62</text:p>
              </table:table-cell>
              <table:table-cell office:value-type="float" office:value="5.756977243">
                <text:p>5.75697724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3">
                <text:p>5.63</text:p>
              </table:table-cell>
              <table:table-cell office:value-type="float" office:value="5.762581229">
                <text:p>5.7625812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4">
                <text:p>5.64</text:p>
              </table:table-cell>
              <table:table-cell office:value-type="float" office:value="5.767070136">
                <text:p>5.7670701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5">
                <text:p>5.65</text:p>
              </table:table-cell>
              <table:table-cell office:value-type="float" office:value="5.775213459">
                <text:p>5.7752134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6">
                <text:p>5.66</text:p>
              </table:table-cell>
              <table:table-cell office:value-type="float" office:value="5.784042284">
                <text:p>5.78404228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7">
                <text:p>5.67</text:p>
              </table:table-cell>
              <table:table-cell office:value-type="float" office:value="5.797591191">
                <text:p>5.7975911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8">
                <text:p>5.68</text:p>
              </table:table-cell>
              <table:table-cell office:value-type="float" office:value="5.811527155">
                <text:p>5.8115271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9">
                <text:p>5.69</text:p>
              </table:table-cell>
              <table:table-cell office:value-type="float" office:value="5.820728696">
                <text:p>5.8207286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">
                <text:p>5.7</text:p>
              </table:table-cell>
              <table:table-cell office:value-type="float" office:value="5.830530455">
                <text:p>5.830530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1">
                <text:p>5.71</text:p>
              </table:table-cell>
              <table:table-cell office:value-type="float" office:value="5.839178476">
                <text:p>5.8391784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2">
                <text:p>5.72</text:p>
              </table:table-cell>
              <table:table-cell office:value-type="float" office:value="5.84695209">
                <text:p>5.8469520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3">
                <text:p>5.73</text:p>
              </table:table-cell>
              <table:table-cell office:value-type="float" office:value="5.852818632">
                <text:p>5.8528186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4">
                <text:p>5.74</text:p>
              </table:table-cell>
              <table:table-cell office:value-type="float" office:value="5.858870436">
                <text:p>5.8588704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5">
                <text:p>5.75</text:p>
              </table:table-cell>
              <table:table-cell office:value-type="float" office:value="5.867238782">
                <text:p>5.86723878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6">
                <text:p>5.76</text:p>
              </table:table-cell>
              <table:table-cell office:value-type="float" office:value="5.875418478">
                <text:p>5.8754184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7">
                <text:p>5.77</text:p>
              </table:table-cell>
              <table:table-cell office:value-type="float" office:value="5.884256568">
                <text:p>5.8842565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8">
                <text:p>5.78</text:p>
              </table:table-cell>
              <table:table-cell office:value-type="float" office:value="5.885514607">
                <text:p>5.8855146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9">
                <text:p>5.79</text:p>
              </table:table-cell>
              <table:table-cell office:value-type="float" office:value="5.886296105">
                <text:p>5.8862961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">
                <text:p>5.8</text:p>
              </table:table-cell>
              <table:table-cell office:value-type="float" office:value="5.886363203">
                <text:p>5.8863632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1">
                <text:p>5.81</text:p>
              </table:table-cell>
              <table:table-cell office:value-type="float" office:value="5.885478883">
                <text:p>5.8854788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2">
                <text:p>5.82</text:p>
              </table:table-cell>
              <table:table-cell office:value-type="float" office:value="5.887619895">
                <text:p>5.88761989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3">
                <text:p>5.83</text:p>
              </table:table-cell>
              <table:table-cell office:value-type="float" office:value="5.890281725">
                <text:p>5.8902817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4">
                <text:p>5.84</text:p>
              </table:table-cell>
              <table:table-cell office:value-type="float" office:value="5.892664989">
                <text:p>5.89266498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5">
                <text:p>5.85</text:p>
              </table:table-cell>
              <table:table-cell office:value-type="float" office:value="5.901605766">
                <text:p>5.9016057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6">
                <text:p>5.86</text:p>
              </table:table-cell>
              <table:table-cell office:value-type="float" office:value="5.915923462">
                <text:p>5.9159234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7">
                <text:p>5.87</text:p>
              </table:table-cell>
              <table:table-cell office:value-type="float" office:value="5.93225461">
                <text:p>5.932254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8">
                <text:p>5.88</text:p>
              </table:table-cell>
              <table:table-cell office:value-type="float" office:value="5.948751637">
                <text:p>5.9487516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9">
                <text:p>5.89</text:p>
              </table:table-cell>
              <table:table-cell office:value-type="float" office:value="5.954014182">
                <text:p>5.9540141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">
                <text:p>5.9</text:p>
              </table:table-cell>
              <table:table-cell office:value-type="float" office:value="5.957546141">
                <text:p>5.9575461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1">
                <text:p>5.91</text:p>
              </table:table-cell>
              <table:table-cell office:value-type="float" office:value="5.959775328">
                <text:p>5.9597753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2">
                <text:p>5.92</text:p>
              </table:table-cell>
              <table:table-cell office:value-type="float" office:value="5.961515262">
                <text:p>5.9615152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3">
                <text:p>5.93</text:p>
              </table:table-cell>
              <table:table-cell office:value-type="float" office:value="5.963431641">
                <text:p>5.9634316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4">
                <text:p>5.94</text:p>
              </table:table-cell>
              <table:table-cell office:value-type="float" office:value="5.963926763">
                <text:p>5.9639267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5">
                <text:p>5.95</text:p>
              </table:table-cell>
              <table:table-cell office:value-type="float" office:value="5.969284217">
                <text:p>5.9692842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6">
                <text:p>5.96</text:p>
              </table:table-cell>
              <table:table-cell office:value-type="float" office:value="5.977701505">
                <text:p>5.9777015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7">
                <text:p>5.97</text:p>
              </table:table-cell>
              <table:table-cell office:value-type="float" office:value="5.988010568">
                <text:p>5.9880105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8">
                <text:p>5.98</text:p>
              </table:table-cell>
              <table:table-cell office:value-type="float" office:value="6.001059998">
                <text:p>6.0010599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9">
                <text:p>5.99</text:p>
              </table:table-cell>
              <table:table-cell office:value-type="float" office:value="6.010971154">
                <text:p>6.0109711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6.020492158">
                <text:p>6.02049215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01">
                <text:p>6.01</text:p>
              </table:table-cell>
              <table:table-cell office:value-type="float" office:value="6.02777819">
                <text:p>6.027778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2">
                <text:p>6.02</text:p>
              </table:table-cell>
              <table:table-cell office:value-type="float" office:value="6.035799779">
                <text:p>6.0357997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3">
                <text:p>6.03</text:p>
              </table:table-cell>
              <table:table-cell office:value-type="float" office:value="6.045173228">
                <text:p>6.0451732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4">
                <text:p>6.04</text:p>
              </table:table-cell>
              <table:table-cell office:value-type="float" office:value="6.057549985">
                <text:p>6.0575499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5">
                <text:p>6.05</text:p>
              </table:table-cell>
              <table:table-cell office:value-type="float" office:value="6.072963334">
                <text:p>6.07296333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6">
                <text:p>6.06</text:p>
              </table:table-cell>
              <table:table-cell office:value-type="float" office:value="6.084901712">
                <text:p>6.0849017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7">
                <text:p>6.07</text:p>
              </table:table-cell>
              <table:table-cell office:value-type="float" office:value="6.093282927">
                <text:p>6.0932829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8">
                <text:p>6.08</text:p>
              </table:table-cell>
              <table:table-cell office:value-type="float" office:value="6.102282156">
                <text:p>6.1022821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9">
                <text:p>6.09</text:p>
              </table:table-cell>
              <table:table-cell office:value-type="float" office:value="6.111720419">
                <text:p>6.1117204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">
                <text:p>6.1</text:p>
              </table:table-cell>
              <table:table-cell office:value-type="float" office:value="6.117744257">
                <text:p>6.1177442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1">
                <text:p>6.11</text:p>
              </table:table-cell>
              <table:table-cell office:value-type="float" office:value="6.122119407">
                <text:p>6.1221194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2">
                <text:p>6.12</text:p>
              </table:table-cell>
              <table:table-cell office:value-type="float" office:value="6.12418735">
                <text:p>6.124187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3">
                <text:p>6.13</text:p>
              </table:table-cell>
              <table:table-cell office:value-type="float" office:value="6.124494696">
                <text:p>6.1244946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4">
                <text:p>6.14</text:p>
              </table:table-cell>
              <table:table-cell office:value-type="float" office:value="6.123544751">
                <text:p>6.1235447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5">
                <text:p>6.15</text:p>
              </table:table-cell>
              <table:table-cell office:value-type="float" office:value="6.119959598">
                <text:p>6.1199595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6">
                <text:p>6.16</text:p>
              </table:table-cell>
              <table:table-cell office:value-type="float" office:value="6.121318952">
                <text:p>6.1213189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7">
                <text:p>6.17</text:p>
              </table:table-cell>
              <table:table-cell office:value-type="float" office:value="6.123970297">
                <text:p>6.1239702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8">
                <text:p>6.18</text:p>
              </table:table-cell>
              <table:table-cell office:value-type="float" office:value="6.127899569">
                <text:p>6.1278995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9">
                <text:p>6.19</text:p>
              </table:table-cell>
              <table:table-cell office:value-type="float" office:value="6.131861354">
                <text:p>6.1318613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">
                <text:p>6.2</text:p>
              </table:table-cell>
              <table:table-cell office:value-type="float" office:value="6.139555441">
                <text:p>6.13955544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1">
                <text:p>6.21</text:p>
              </table:table-cell>
              <table:table-cell office:value-type="float" office:value="6.14868754">
                <text:p>6.148687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2">
                <text:p>6.22</text:p>
              </table:table-cell>
              <table:table-cell office:value-type="float" office:value="6.155967849">
                <text:p>6.15596784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3">
                <text:p>6.23</text:p>
              </table:table-cell>
              <table:table-cell office:value-type="float" office:value="6.156658802">
                <text:p>6.1566588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4">
                <text:p>6.24</text:p>
              </table:table-cell>
              <table:table-cell office:value-type="float" office:value="6.160460134">
                <text:p>6.1604601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5">
                <text:p>6.25</text:p>
              </table:table-cell>
              <table:table-cell office:value-type="float" office:value="6.166996569">
                <text:p>6.16699656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6">
                <text:p>6.26</text:p>
              </table:table-cell>
              <table:table-cell office:value-type="float" office:value="6.159195035">
                <text:p>6.15919503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7">
                <text:p>6.27</text:p>
              </table:table-cell>
              <table:table-cell office:value-type="float" office:value="6.153289323">
                <text:p>6.15328932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8">
                <text:p>6.28</text:p>
              </table:table-cell>
              <table:table-cell office:value-type="float" office:value="6.148944395">
                <text:p>6.1489443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9">
                <text:p>6.29</text:p>
              </table:table-cell>
              <table:table-cell office:value-type="float" office:value="6.147354792">
                <text:p>6.1473547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">
                <text:p>6.3</text:p>
              </table:table-cell>
              <table:table-cell office:value-type="float" office:value="6.14845651">
                <text:p>6.148456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1">
                <text:p>6.31</text:p>
              </table:table-cell>
              <table:table-cell office:value-type="float" office:value="6.149924613">
                <text:p>6.1499246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2">
                <text:p>6.32</text:p>
              </table:table-cell>
              <table:table-cell office:value-type="float" office:value="6.152736151">
                <text:p>6.1527361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3">
                <text:p>6.33</text:p>
              </table:table-cell>
              <table:table-cell office:value-type="float" office:value="6.157795089">
                <text:p>6.1577950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4">
                <text:p>6.34</text:p>
              </table:table-cell>
              <table:table-cell office:value-type="float" office:value="6.163429482">
                <text:p>6.1634294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5">
                <text:p>6.35</text:p>
              </table:table-cell>
              <table:table-cell office:value-type="float" office:value="6.17100025">
                <text:p>6.171000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6">
                <text:p>6.36</text:p>
              </table:table-cell>
              <table:table-cell office:value-type="float" office:value="6.181068427">
                <text:p>6.1810684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7">
                <text:p>6.37</text:p>
              </table:table-cell>
              <table:table-cell office:value-type="float" office:value="6.187273043">
                <text:p>6.18727304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8">
                <text:p>6.38</text:p>
              </table:table-cell>
              <table:table-cell office:value-type="float" office:value="6.193850306">
                <text:p>6.19385030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9">
                <text:p>6.39</text:p>
              </table:table-cell>
              <table:table-cell office:value-type="float" office:value="6.201591864">
                <text:p>6.2015918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">
                <text:p>6.4</text:p>
              </table:table-cell>
              <table:table-cell office:value-type="float" office:value="6.208952197">
                <text:p>6.2089521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1">
                <text:p>6.41</text:p>
              </table:table-cell>
              <table:table-cell office:value-type="float" office:value="6.217403924">
                <text:p>6.2174039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2">
                <text:p>6.42</text:p>
              </table:table-cell>
              <table:table-cell office:value-type="float" office:value="6.226969325">
                <text:p>6.2269693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3">
                <text:p>6.43</text:p>
              </table:table-cell>
              <table:table-cell office:value-type="float" office:value="6.238329027">
                <text:p>6.2383290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4">
                <text:p>6.44</text:p>
              </table:table-cell>
              <table:table-cell office:value-type="float" office:value="6.253057996">
                <text:p>6.2530579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5">
                <text:p>6.45</text:p>
              </table:table-cell>
              <table:table-cell office:value-type="float" office:value="6.269191543">
                <text:p>6.26919154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6">
                <text:p>6.46</text:p>
              </table:table-cell>
              <table:table-cell office:value-type="float" office:value="6.28520049">
                <text:p>6.285200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7">
                <text:p>6.47</text:p>
              </table:table-cell>
              <table:table-cell office:value-type="float" office:value="6.301444067">
                <text:p>6.3014440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8">
                <text:p>6.48</text:p>
              </table:table-cell>
              <table:table-cell office:value-type="float" office:value="6.319222794">
                <text:p>6.3192227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9">
                <text:p>6.49</text:p>
              </table:table-cell>
              <table:table-cell office:value-type="float" office:value="6.335666806">
                <text:p>6.3356668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">
                <text:p>6.5</text:p>
              </table:table-cell>
              <table:table-cell office:value-type="float" office:value="6.350068235">
                <text:p>6.35006823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1">
                <text:p>6.51</text:p>
              </table:table-cell>
              <table:table-cell office:value-type="float" office:value="6.357519912">
                <text:p>6.3575199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2">
                <text:p>6.52</text:p>
              </table:table-cell>
              <table:table-cell office:value-type="float" office:value="6.363141517">
                <text:p>6.3631415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3">
                <text:p>6.53</text:p>
              </table:table-cell>
              <table:table-cell office:value-type="float" office:value="6.368566652">
                <text:p>6.3685666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4">
                <text:p>6.54</text:p>
              </table:table-cell>
              <table:table-cell office:value-type="float" office:value="6.373371892">
                <text:p>6.37337189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5">
                <text:p>6.55</text:p>
              </table:table-cell>
              <table:table-cell office:value-type="float" office:value="6.378342174">
                <text:p>6.37834217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6">
                <text:p>6.56</text:p>
              </table:table-cell>
              <table:table-cell office:value-type="float" office:value="6.382254052">
                <text:p>6.3822540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7">
                <text:p>6.57</text:p>
              </table:table-cell>
              <table:table-cell office:value-type="float" office:value="6.38570689">
                <text:p>6.385706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8">
                <text:p>6.58</text:p>
              </table:table-cell>
              <table:table-cell office:value-type="float" office:value="6.389034009">
                <text:p>6.38903400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9">
                <text:p>6.59</text:p>
              </table:table-cell>
              <table:table-cell office:value-type="float" office:value="6.392765678">
                <text:p>6.3927656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">
                <text:p>6.6</text:p>
              </table:table-cell>
              <table:table-cell office:value-type="float" office:value="6.396723443">
                <text:p>6.3967234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1">
                <text:p>6.61</text:p>
              </table:table-cell>
              <table:table-cell office:value-type="float" office:value="6.405759435">
                <text:p>6.4057594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2">
                <text:p>6.62</text:p>
              </table:table-cell>
              <table:table-cell office:value-type="float" office:value="6.417509474">
                <text:p>6.4175094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3">
                <text:p>6.63</text:p>
              </table:table-cell>
              <table:table-cell office:value-type="float" office:value="6.424111112">
                <text:p>6.4241111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4">
                <text:p>6.64</text:p>
              </table:table-cell>
              <table:table-cell office:value-type="float" office:value="6.429248285">
                <text:p>6.4292482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5">
                <text:p>6.65</text:p>
              </table:table-cell>
              <table:table-cell office:value-type="float" office:value="6.434355137">
                <text:p>6.43435513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6">
                <text:p>6.66</text:p>
              </table:table-cell>
              <table:table-cell office:value-type="float" office:value="6.441166109">
                <text:p>6.4411661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7">
                <text:p>6.67</text:p>
              </table:table-cell>
              <table:table-cell office:value-type="float" office:value="6.445754673">
                <text:p>6.4457546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8">
                <text:p>6.68</text:p>
              </table:table-cell>
              <table:table-cell office:value-type="float" office:value="6.444171593">
                <text:p>6.4441715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9">
                <text:p>6.69</text:p>
              </table:table-cell>
              <table:table-cell office:value-type="float" office:value="6.443005877">
                <text:p>6.44300587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">
                <text:p>6.7</text:p>
              </table:table-cell>
              <table:table-cell office:value-type="float" office:value="6.441250997">
                <text:p>6.44125099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1">
                <text:p>6.71</text:p>
              </table:table-cell>
              <table:table-cell office:value-type="float" office:value="6.440285461">
                <text:p>6.44028546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2">
                <text:p>6.72</text:p>
              </table:table-cell>
              <table:table-cell office:value-type="float" office:value="6.438892334">
                <text:p>6.4388923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3">
                <text:p>6.73</text:p>
              </table:table-cell>
              <table:table-cell office:value-type="float" office:value="6.439505674">
                <text:p>6.4395056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4">
                <text:p>6.74</text:p>
              </table:table-cell>
              <table:table-cell office:value-type="float" office:value="6.441149609">
                <text:p>6.44114960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5">
                <text:p>6.75</text:p>
              </table:table-cell>
              <table:table-cell office:value-type="float" office:value="6.443833521">
                <text:p>6.44383352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6">
                <text:p>6.76</text:p>
              </table:table-cell>
              <table:table-cell office:value-type="float" office:value="6.448768039">
                <text:p>6.4487680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7">
                <text:p>6.77</text:p>
              </table:table-cell>
              <table:table-cell office:value-type="float" office:value="6.456386327">
                <text:p>6.4563863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8">
                <text:p>6.78</text:p>
              </table:table-cell>
              <table:table-cell office:value-type="float" office:value="6.464282822">
                <text:p>6.46428282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9">
                <text:p>6.79</text:p>
              </table:table-cell>
              <table:table-cell office:value-type="float" office:value="6.473742304">
                <text:p>6.47374230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">
                <text:p>6.8</text:p>
              </table:table-cell>
              <table:table-cell office:value-type="float" office:value="6.48225668">
                <text:p>6.482256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1">
                <text:p>6.81</text:p>
              </table:table-cell>
              <table:table-cell office:value-type="float" office:value="6.492156291">
                <text:p>6.4921562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2">
                <text:p>6.82</text:p>
              </table:table-cell>
              <table:table-cell office:value-type="float" office:value="6.501550803">
                <text:p>6.5015508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3">
                <text:p>6.83</text:p>
              </table:table-cell>
              <table:table-cell office:value-type="float" office:value="6.511747227">
                <text:p>6.5117472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4">
                <text:p>6.84</text:p>
              </table:table-cell>
              <table:table-cell office:value-type="float" office:value="6.521451279">
                <text:p>6.5214512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5">
                <text:p>6.85</text:p>
              </table:table-cell>
              <table:table-cell office:value-type="float" office:value="6.528474096">
                <text:p>6.5284740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6">
                <text:p>6.86</text:p>
              </table:table-cell>
              <table:table-cell office:value-type="float" office:value="6.533318302">
                <text:p>6.53331830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7">
                <text:p>6.87</text:p>
              </table:table-cell>
              <table:table-cell office:value-type="float" office:value="6.536569739">
                <text:p>6.53656973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8">
                <text:p>6.88</text:p>
              </table:table-cell>
              <table:table-cell office:value-type="float" office:value="6.541100758">
                <text:p>6.54110075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9">
                <text:p>6.89</text:p>
              </table:table-cell>
              <table:table-cell office:value-type="float" office:value="6.546359378">
                <text:p>6.5463593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">
                <text:p>6.9</text:p>
              </table:table-cell>
              <table:table-cell office:value-type="float" office:value="6.552007356">
                <text:p>6.5520073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1">
                <text:p>6.91</text:p>
              </table:table-cell>
              <table:table-cell office:value-type="float" office:value="6.558109134">
                <text:p>6.55810913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2">
                <text:p>6.92</text:p>
              </table:table-cell>
              <table:table-cell office:value-type="float" office:value="6.564665898">
                <text:p>6.5646658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3">
                <text:p>6.93</text:p>
              </table:table-cell>
              <table:table-cell office:value-type="float" office:value="6.570881219">
                <text:p>6.5708812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4">
                <text:p>6.94</text:p>
              </table:table-cell>
              <table:table-cell office:value-type="float" office:value="6.575939098">
                <text:p>6.5759390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5">
                <text:p>6.95</text:p>
              </table:table-cell>
              <table:table-cell office:value-type="float" office:value="6.577803747">
                <text:p>6.57780374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6">
                <text:p>6.96</text:p>
              </table:table-cell>
              <table:table-cell office:value-type="float" office:value="6.579517029">
                <text:p>6.5795170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7">
                <text:p>6.97</text:p>
              </table:table-cell>
              <table:table-cell office:value-type="float" office:value="6.581839869">
                <text:p>6.58183986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8">
                <text:p>6.98</text:p>
              </table:table-cell>
              <table:table-cell office:value-type="float" office:value="6.581674054">
                <text:p>6.5816740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9">
                <text:p>6.99</text:p>
              </table:table-cell>
              <table:table-cell office:value-type="float" office:value="6.579850741">
                <text:p>6.5798507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">
                <text:p>7</text:p>
              </table:table-cell>
              <table:table-cell office:value-type="float" office:value="6.578371791">
                <text:p>6.5783717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01">
                <text:p>7.01</text:p>
              </table:table-cell>
              <table:table-cell office:value-type="float" office:value="6.577911725">
                <text:p>6.5779117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2">
                <text:p>7.02</text:p>
              </table:table-cell>
              <table:table-cell office:value-type="float" office:value="6.579258849">
                <text:p>6.57925884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3">
                <text:p>7.03</text:p>
              </table:table-cell>
              <table:table-cell office:value-type="float" office:value="6.579853201">
                <text:p>6.5798532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4">
                <text:p>7.04</text:p>
              </table:table-cell>
              <table:table-cell office:value-type="float" office:value="6.578344423">
                <text:p>6.5783444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5">
                <text:p>7.05</text:p>
              </table:table-cell>
              <table:table-cell office:value-type="float" office:value="6.576491242">
                <text:p>6.57649124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6">
                <text:p>7.06</text:p>
              </table:table-cell>
              <table:table-cell office:value-type="float" office:value="6.576078574">
                <text:p>6.5760785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7">
                <text:p>7.07</text:p>
              </table:table-cell>
              <table:table-cell office:value-type="float" office:value="6.577131225">
                <text:p>6.5771312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8">
                <text:p>7.08</text:p>
              </table:table-cell>
              <table:table-cell office:value-type="float" office:value="6.579494795">
                <text:p>6.5794947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9">
                <text:p>7.09</text:p>
              </table:table-cell>
              <table:table-cell office:value-type="float" office:value="6.58222665">
                <text:p>6.582226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">
                <text:p>7.1</text:p>
              </table:table-cell>
              <table:table-cell office:value-type="float" office:value="6.585972202">
                <text:p>6.58597220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1">
                <text:p>7.11</text:p>
              </table:table-cell>
              <table:table-cell office:value-type="float" office:value="6.591911806">
                <text:p>6.59191180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2">
                <text:p>7.12</text:p>
              </table:table-cell>
              <table:table-cell office:value-type="float" office:value="6.599531774">
                <text:p>6.5995317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3">
                <text:p>7.13</text:p>
              </table:table-cell>
              <table:table-cell office:value-type="float" office:value="6.608704514">
                <text:p>6.6087045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4">
                <text:p>7.14</text:p>
              </table:table-cell>
              <table:table-cell office:value-type="float" office:value="6.619709337">
                <text:p>6.6197093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5">
                <text:p>7.15</text:p>
              </table:table-cell>
              <table:table-cell office:value-type="float" office:value="6.623184684">
                <text:p>6.6231846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6">
                <text:p>7.16</text:p>
              </table:table-cell>
              <table:table-cell office:value-type="float" office:value="6.62409539">
                <text:p>6.624095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7">
                <text:p>7.17</text:p>
              </table:table-cell>
              <table:table-cell office:value-type="float" office:value="6.626264517">
                <text:p>6.6262645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8">
                <text:p>7.18</text:p>
              </table:table-cell>
              <table:table-cell office:value-type="float" office:value="6.628220208">
                <text:p>6.6282202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9">
                <text:p>7.19</text:p>
              </table:table-cell>
              <table:table-cell office:value-type="float" office:value="6.632103038">
                <text:p>6.63210303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">
                <text:p>7.2</text:p>
              </table:table-cell>
              <table:table-cell office:value-type="float" office:value="6.636096857">
                <text:p>6.63609685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1">
                <text:p>7.21</text:p>
              </table:table-cell>
              <table:table-cell office:value-type="float" office:value="6.639480296">
                <text:p>6.6394802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2">
                <text:p>7.22</text:p>
              </table:table-cell>
              <table:table-cell office:value-type="float" office:value="6.643722425">
                <text:p>6.6437224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3">
                <text:p>7.23</text:p>
              </table:table-cell>
              <table:table-cell office:value-type="float" office:value="6.648934407">
                <text:p>6.6489344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4">
                <text:p>7.24</text:p>
              </table:table-cell>
              <table:table-cell office:value-type="float" office:value="6.653872439">
                <text:p>6.65387243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5">
                <text:p>7.25</text:p>
              </table:table-cell>
              <table:table-cell office:value-type="float" office:value="6.657624583">
                <text:p>6.6576245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6">
                <text:p>7.26</text:p>
              </table:table-cell>
              <table:table-cell office:value-type="float" office:value="6.662874137">
                <text:p>6.6628741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7">
                <text:p>7.27</text:p>
              </table:table-cell>
              <table:table-cell office:value-type="float" office:value="6.668574959">
                <text:p>6.6685749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8">
                <text:p>7.28</text:p>
              </table:table-cell>
              <table:table-cell office:value-type="float" office:value="6.674349675">
                <text:p>6.6743496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9">
                <text:p>7.29</text:p>
              </table:table-cell>
              <table:table-cell office:value-type="float" office:value="6.678446125">
                <text:p>6.6784461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">
                <text:p>7.3</text:p>
              </table:table-cell>
              <table:table-cell office:value-type="float" office:value="6.683716935">
                <text:p>6.6837169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1">
                <text:p>7.31</text:p>
              </table:table-cell>
              <table:table-cell office:value-type="float" office:value="6.68977151">
                <text:p>6.689771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2">
                <text:p>7.32</text:p>
              </table:table-cell>
              <table:table-cell office:value-type="float" office:value="6.697143278">
                <text:p>6.69714327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3">
                <text:p>7.33</text:p>
              </table:table-cell>
              <table:table-cell office:value-type="float" office:value="6.702899482">
                <text:p>6.70289948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4">
                <text:p>7.34</text:p>
              </table:table-cell>
              <table:table-cell office:value-type="float" office:value="6.709338662">
                <text:p>6.7093386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5">
                <text:p>7.35</text:p>
              </table:table-cell>
              <table:table-cell office:value-type="float" office:value="6.717725409">
                <text:p>6.71772540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6">
                <text:p>7.36</text:p>
              </table:table-cell>
              <table:table-cell office:value-type="float" office:value="6.727616424">
                <text:p>6.7276164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7">
                <text:p>7.37</text:p>
              </table:table-cell>
              <table:table-cell office:value-type="float" office:value="6.738459879">
                <text:p>6.7384598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8">
                <text:p>7.38</text:p>
              </table:table-cell>
              <table:table-cell office:value-type="float" office:value="6.747945574">
                <text:p>6.7479455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9">
                <text:p>7.39</text:p>
              </table:table-cell>
              <table:table-cell office:value-type="float" office:value="6.756605918">
                <text:p>6.7566059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">
                <text:p>7.4</text:p>
              </table:table-cell>
              <table:table-cell office:value-type="float" office:value="6.763172417">
                <text:p>6.7631724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1">
                <text:p>7.41</text:p>
              </table:table-cell>
              <table:table-cell office:value-type="float" office:value="6.768657148">
                <text:p>6.7686571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2">
                <text:p>7.42</text:p>
              </table:table-cell>
              <table:table-cell office:value-type="float" office:value="6.772440638">
                <text:p>6.77244063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3">
                <text:p>7.43</text:p>
              </table:table-cell>
              <table:table-cell office:value-type="float" office:value="6.775331011">
                <text:p>6.7753310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4">
                <text:p>7.44</text:p>
              </table:table-cell>
              <table:table-cell office:value-type="float" office:value="6.778617304">
                <text:p>6.77861730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5">
                <text:p>7.45</text:p>
              </table:table-cell>
              <table:table-cell office:value-type="float" office:value="6.781300475">
                <text:p>6.7813004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6">
                <text:p>7.46</text:p>
              </table:table-cell>
              <table:table-cell office:value-type="float" office:value="6.783489825">
                <text:p>6.7834898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7">
                <text:p>7.47</text:p>
              </table:table-cell>
              <table:table-cell office:value-type="float" office:value="6.787246452">
                <text:p>6.7872464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8">
                <text:p>7.48</text:p>
              </table:table-cell>
              <table:table-cell office:value-type="float" office:value="6.789813208">
                <text:p>6.7898132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9">
                <text:p>7.49</text:p>
              </table:table-cell>
              <table:table-cell office:value-type="float" office:value="6.790312616">
                <text:p>6.7903126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">
                <text:p>7.5</text:p>
              </table:table-cell>
              <table:table-cell office:value-type="float" office:value="6.789488194">
                <text:p>6.7894881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1">
                <text:p>7.51</text:p>
              </table:table-cell>
              <table:table-cell office:value-type="float" office:value="6.789040668">
                <text:p>6.78904066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2">
                <text:p>7.52</text:p>
              </table:table-cell>
              <table:table-cell office:value-type="float" office:value="6.788801292">
                <text:p>6.7888012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3">
                <text:p>7.53</text:p>
              </table:table-cell>
              <table:table-cell office:value-type="float" office:value="6.789302604">
                <text:p>6.78930260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4">
                <text:p>7.54</text:p>
              </table:table-cell>
              <table:table-cell office:value-type="float" office:value="6.788156666">
                <text:p>6.7881566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5">
                <text:p>7.55</text:p>
              </table:table-cell>
              <table:table-cell office:value-type="float" office:value="6.787252828">
                <text:p>6.7872528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6">
                <text:p>7.56</text:p>
              </table:table-cell>
              <table:table-cell office:value-type="float" office:value="6.786445318">
                <text:p>6.78644531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7">
                <text:p>7.57</text:p>
              </table:table-cell>
              <table:table-cell office:value-type="float" office:value="6.785508416">
                <text:p>6.7855084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8">
                <text:p>7.58</text:p>
              </table:table-cell>
              <table:table-cell office:value-type="float" office:value="6.786516611">
                <text:p>6.7865166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9">
                <text:p>7.59</text:p>
              </table:table-cell>
              <table:table-cell office:value-type="float" office:value="6.788976213">
                <text:p>6.7889762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">
                <text:p>7.6</text:p>
              </table:table-cell>
              <table:table-cell office:value-type="float" office:value="6.792783991">
                <text:p>6.7927839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1">
                <text:p>7.61</text:p>
              </table:table-cell>
              <table:table-cell office:value-type="float" office:value="6.795694873">
                <text:p>6.79569487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2">
                <text:p>7.62</text:p>
              </table:table-cell>
              <table:table-cell office:value-type="float" office:value="6.796208843">
                <text:p>6.79620884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3">
                <text:p>7.63</text:p>
              </table:table-cell>
              <table:table-cell office:value-type="float" office:value="6.795662196">
                <text:p>6.7956621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4">
                <text:p>7.64</text:p>
              </table:table-cell>
              <table:table-cell office:value-type="float" office:value="6.796155149">
                <text:p>6.79615514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5">
                <text:p>7.65</text:p>
              </table:table-cell>
              <table:table-cell office:value-type="float" office:value="6.79434241">
                <text:p>6.794342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6">
                <text:p>7.66</text:p>
              </table:table-cell>
              <table:table-cell office:value-type="float" office:value="6.793804487">
                <text:p>6.79380448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7">
                <text:p>7.67</text:p>
              </table:table-cell>
              <table:table-cell office:value-type="float" office:value="6.795027614">
                <text:p>6.7950276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8">
                <text:p>7.68</text:p>
              </table:table-cell>
              <table:table-cell office:value-type="float" office:value="6.798674773">
                <text:p>6.79867477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9">
                <text:p>7.69</text:p>
              </table:table-cell>
              <table:table-cell office:value-type="float" office:value="6.80258982">
                <text:p>6.8025898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">
                <text:p>7.7</text:p>
              </table:table-cell>
              <table:table-cell office:value-type="float" office:value="6.801526909">
                <text:p>6.80152690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1">
                <text:p>7.71</text:p>
              </table:table-cell>
              <table:table-cell office:value-type="float" office:value="6.798729834">
                <text:p>6.7987298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2">
                <text:p>7.72</text:p>
              </table:table-cell>
              <table:table-cell office:value-type="float" office:value="6.796710272">
                <text:p>6.79671027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3">
                <text:p>7.73</text:p>
              </table:table-cell>
              <table:table-cell office:value-type="float" office:value="6.794870999">
                <text:p>6.7948709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4">
                <text:p>7.74</text:p>
              </table:table-cell>
              <table:table-cell office:value-type="float" office:value="6.793248862">
                <text:p>6.7932488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5">
                <text:p>7.75</text:p>
              </table:table-cell>
              <table:table-cell office:value-type="float" office:value="6.793089055">
                <text:p>6.7930890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6">
                <text:p>7.76</text:p>
              </table:table-cell>
              <table:table-cell office:value-type="float" office:value="6.792491616">
                <text:p>6.7924916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7">
                <text:p>7.77</text:p>
              </table:table-cell>
              <table:table-cell office:value-type="float" office:value="6.795139126">
                <text:p>6.79513912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8">
                <text:p>7.78</text:p>
              </table:table-cell>
              <table:table-cell office:value-type="float" office:value="6.799162033">
                <text:p>6.7991620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9">
                <text:p>7.79</text:p>
              </table:table-cell>
              <table:table-cell office:value-type="float" office:value="6.80424915">
                <text:p>6.804249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">
                <text:p>7.8</text:p>
              </table:table-cell>
              <table:table-cell office:value-type="float" office:value="6.811074574">
                <text:p>6.8110745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1">
                <text:p>7.81</text:p>
              </table:table-cell>
              <table:table-cell office:value-type="float" office:value="6.818689571">
                <text:p>6.81868957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2">
                <text:p>7.82</text:p>
              </table:table-cell>
              <table:table-cell office:value-type="float" office:value="6.826569155">
                <text:p>6.8265691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3">
                <text:p>7.83</text:p>
              </table:table-cell>
              <table:table-cell office:value-type="float" office:value="6.833129961">
                <text:p>6.83312996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4">
                <text:p>7.84</text:p>
              </table:table-cell>
              <table:table-cell office:value-type="float" office:value="6.839835174">
                <text:p>6.8398351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5">
                <text:p>7.85</text:p>
              </table:table-cell>
              <table:table-cell office:value-type="float" office:value="6.8467177">
                <text:p>6.84671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6">
                <text:p>7.86</text:p>
              </table:table-cell>
              <table:table-cell office:value-type="float" office:value="6.854846857">
                <text:p>6.8548468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7">
                <text:p>7.87</text:p>
              </table:table-cell>
              <table:table-cell office:value-type="float" office:value="6.86349429">
                <text:p>6.8634942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8">
                <text:p>7.88</text:p>
              </table:table-cell>
              <table:table-cell office:value-type="float" office:value="6.87220851">
                <text:p>6.8722085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9">
                <text:p>7.89</text:p>
              </table:table-cell>
              <table:table-cell office:value-type="float" office:value="6.880587637">
                <text:p>6.88058763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">
                <text:p>7.9</text:p>
              </table:table-cell>
              <table:table-cell office:value-type="float" office:value="6.888466405">
                <text:p>6.8884664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1">
                <text:p>7.91</text:p>
              </table:table-cell>
              <table:table-cell office:value-type="float" office:value="6.896219735">
                <text:p>6.8962197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2">
                <text:p>7.92</text:p>
              </table:table-cell>
              <table:table-cell office:value-type="float" office:value="6.903471422">
                <text:p>6.9034714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3">
                <text:p>7.93</text:p>
              </table:table-cell>
              <table:table-cell office:value-type="float" office:value="6.910320898">
                <text:p>6.91032089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4">
                <text:p>7.94</text:p>
              </table:table-cell>
              <table:table-cell office:value-type="float" office:value="6.916197373">
                <text:p>6.91619737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5">
                <text:p>7.95</text:p>
              </table:table-cell>
              <table:table-cell office:value-type="float" office:value="6.922052873">
                <text:p>6.92205287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6">
                <text:p>7.96</text:p>
              </table:table-cell>
              <table:table-cell office:value-type="float" office:value="6.928394558">
                <text:p>6.92839455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7">
                <text:p>7.97</text:p>
              </table:table-cell>
              <table:table-cell office:value-type="float" office:value="6.934243119">
                <text:p>6.9342431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8">
                <text:p>7.98</text:p>
              </table:table-cell>
              <table:table-cell office:value-type="float" office:value="6.940410812">
                <text:p>6.9404108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9">
                <text:p>7.99</text:p>
              </table:table-cell>
              <table:table-cell office:value-type="float" office:value="6.948141511">
                <text:p>6.9481415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">
                <text:p>8</text:p>
              </table:table-cell>
              <table:table-cell office:value-type="float" office:value="6.952787473">
                <text:p>6.95278747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01">
                <text:p>8.01</text:p>
              </table:table-cell>
              <table:table-cell office:value-type="float" office:value="6.957532229">
                <text:p>6.95753222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2">
                <text:p>8.02</text:p>
              </table:table-cell>
              <table:table-cell office:value-type="float" office:value="6.960649834">
                <text:p>6.96064983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3">
                <text:p>8.03</text:p>
              </table:table-cell>
              <table:table-cell office:value-type="float" office:value="6.963380932">
                <text:p>6.9633809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4">
                <text:p>8.04</text:p>
              </table:table-cell>
              <table:table-cell office:value-type="float" office:value="6.96465884">
                <text:p>6.964658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5">
                <text:p>8.05</text:p>
              </table:table-cell>
              <table:table-cell office:value-type="float" office:value="6.964735468">
                <text:p>6.96473546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6">
                <text:p>8.06</text:p>
              </table:table-cell>
              <table:table-cell office:value-type="float" office:value="6.964870202">
                <text:p>6.96487020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7">
                <text:p>8.07</text:p>
              </table:table-cell>
              <table:table-cell office:value-type="float" office:value="6.964987991">
                <text:p>6.9649879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8">
                <text:p>8.08</text:p>
              </table:table-cell>
              <table:table-cell office:value-type="float" office:value="6.965556563">
                <text:p>6.9655565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9">
                <text:p>8.09</text:p>
              </table:table-cell>
              <table:table-cell office:value-type="float" office:value="6.965252747">
                <text:p>6.9652527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">
                <text:p>8.1</text:p>
              </table:table-cell>
              <table:table-cell office:value-type="float" office:value="6.964304919">
                <text:p>6.9643049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1">
                <text:p>8.11</text:p>
              </table:table-cell>
              <table:table-cell office:value-type="float" office:value="6.96270107">
                <text:p>6.9627010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2">
                <text:p>8.12</text:p>
              </table:table-cell>
              <table:table-cell office:value-type="float" office:value="6.962914837">
                <text:p>6.9629148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3">
                <text:p>8.13</text:p>
              </table:table-cell>
              <table:table-cell office:value-type="float" office:value="6.964179676">
                <text:p>6.96417967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4">
                <text:p>8.14</text:p>
              </table:table-cell>
              <table:table-cell office:value-type="float" office:value="6.96467831">
                <text:p>6.9646783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5">
                <text:p>8.15</text:p>
              </table:table-cell>
              <table:table-cell office:value-type="float" office:value="6.964551494">
                <text:p>6.96455149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6">
                <text:p>8.16</text:p>
              </table:table-cell>
              <table:table-cell office:value-type="float" office:value="6.964172992">
                <text:p>6.9641729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7">
                <text:p>8.17</text:p>
              </table:table-cell>
              <table:table-cell office:value-type="float" office:value="6.963776713">
                <text:p>6.9637767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8">
                <text:p>8.18</text:p>
              </table:table-cell>
              <table:table-cell office:value-type="float" office:value="6.967159698">
                <text:p>6.9671596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9">
                <text:p>8.19</text:p>
              </table:table-cell>
              <table:table-cell office:value-type="float" office:value="6.970033502">
                <text:p>6.97003350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">
                <text:p>8.2</text:p>
              </table:table-cell>
              <table:table-cell office:value-type="float" office:value="6.974210562">
                <text:p>6.9742105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1">
                <text:p>8.21</text:p>
              </table:table-cell>
              <table:table-cell office:value-type="float" office:value="6.977787486">
                <text:p>6.97778748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2">
                <text:p>8.22</text:p>
              </table:table-cell>
              <table:table-cell office:value-type="float" office:value="6.978799851">
                <text:p>6.9787998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3">
                <text:p>8.23</text:p>
              </table:table-cell>
              <table:table-cell office:value-type="float" office:value="6.980363208">
                <text:p>6.9803632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4">
                <text:p>8.24</text:p>
              </table:table-cell>
              <table:table-cell office:value-type="float" office:value="6.981009876">
                <text:p>6.98100987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5">
                <text:p>8.25</text:p>
              </table:table-cell>
              <table:table-cell office:value-type="float" office:value="6.985556751">
                <text:p>6.9855567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6">
                <text:p>8.26</text:p>
              </table:table-cell>
              <table:table-cell office:value-type="float" office:value="6.989876197">
                <text:p>6.9898761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7">
                <text:p>8.27</text:p>
              </table:table-cell>
              <table:table-cell office:value-type="float" office:value="6.993799823">
                <text:p>6.9937998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8">
                <text:p>8.28</text:p>
              </table:table-cell>
              <table:table-cell office:value-type="float" office:value="6.997722631">
                <text:p>6.99772263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9">
                <text:p>8.29</text:p>
              </table:table-cell>
              <table:table-cell office:value-type="float" office:value="7.000865656">
                <text:p>7.0008656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">
                <text:p>8.3</text:p>
              </table:table-cell>
              <table:table-cell office:value-type="float" office:value="7.003721094">
                <text:p>7.0037210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1">
                <text:p>8.31</text:p>
              </table:table-cell>
              <table:table-cell office:value-type="float" office:value="7.006982251">
                <text:p>7.00698225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2">
                <text:p>8.32</text:p>
              </table:table-cell>
              <table:table-cell office:value-type="float" office:value="7.009701576">
                <text:p>7.0097015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3">
                <text:p>8.33</text:p>
              </table:table-cell>
              <table:table-cell office:value-type="float" office:value="7.010898699">
                <text:p>7.01089869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4">
                <text:p>8.34</text:p>
              </table:table-cell>
              <table:table-cell office:value-type="float" office:value="7.00879352">
                <text:p>7.008793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5">
                <text:p>8.35</text:p>
              </table:table-cell>
              <table:table-cell office:value-type="float" office:value="7.004121365">
                <text:p>7.0041213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6">
                <text:p>8.36</text:p>
              </table:table-cell>
              <table:table-cell office:value-type="float" office:value="7.000133346">
                <text:p>7.00013334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7">
                <text:p>8.37</text:p>
              </table:table-cell>
              <table:table-cell office:value-type="float" office:value="6.996633962">
                <text:p>6.9966339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8">
                <text:p>8.38</text:p>
              </table:table-cell>
              <table:table-cell office:value-type="float" office:value="6.993931094">
                <text:p>6.99393109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9">
                <text:p>8.39</text:p>
              </table:table-cell>
              <table:table-cell office:value-type="float" office:value="6.991019889">
                <text:p>6.9910198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">
                <text:p>8.4</text:p>
              </table:table-cell>
              <table:table-cell office:value-type="float" office:value="6.987525733">
                <text:p>6.9875257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1">
                <text:p>8.41</text:p>
              </table:table-cell>
              <table:table-cell office:value-type="float" office:value="6.985615773">
                <text:p>6.98561577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2">
                <text:p>8.42</text:p>
              </table:table-cell>
              <table:table-cell office:value-type="float" office:value="6.984253577">
                <text:p>6.9842535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3">
                <text:p>8.43</text:p>
              </table:table-cell>
              <table:table-cell office:value-type="float" office:value="6.985389434">
                <text:p>6.9853894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4">
                <text:p>8.44</text:p>
              </table:table-cell>
              <table:table-cell office:value-type="float" office:value="6.986209261">
                <text:p>6.98620926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5">
                <text:p>8.45</text:p>
              </table:table-cell>
              <table:table-cell office:value-type="float" office:value="6.988228224">
                <text:p>6.9882282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6">
                <text:p>8.46</text:p>
              </table:table-cell>
              <table:table-cell office:value-type="float" office:value="6.991500618">
                <text:p>6.99150061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7">
                <text:p>8.47</text:p>
              </table:table-cell>
              <table:table-cell office:value-type="float" office:value="6.994557865">
                <text:p>6.99455786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8">
                <text:p>8.48</text:p>
              </table:table-cell>
              <table:table-cell office:value-type="float" office:value="6.998346806">
                <text:p>6.99834680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9">
                <text:p>8.49</text:p>
              </table:table-cell>
              <table:table-cell office:value-type="float" office:value="7.002046077">
                <text:p>7.00204607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">
                <text:p>8.5</text:p>
              </table:table-cell>
              <table:table-cell office:value-type="float" office:value="7.00542611">
                <text:p>7.005426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1">
                <text:p>8.51</text:p>
              </table:table-cell>
              <table:table-cell office:value-type="float" office:value="7.010412796">
                <text:p>7.01041279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2">
                <text:p>8.52</text:p>
              </table:table-cell>
              <table:table-cell office:value-type="float" office:value="7.017154454">
                <text:p>7.0171544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3">
                <text:p>8.53</text:p>
              </table:table-cell>
              <table:table-cell office:value-type="float" office:value="7.023698676">
                <text:p>7.02369867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4">
                <text:p>8.54</text:p>
              </table:table-cell>
              <table:table-cell office:value-type="float" office:value="7.029064677">
                <text:p>7.02906467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5">
                <text:p>8.55</text:p>
              </table:table-cell>
              <table:table-cell office:value-type="float" office:value="7.035020843">
                <text:p>7.0350208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6">
                <text:p>8.56</text:p>
              </table:table-cell>
              <table:table-cell office:value-type="float" office:value="7.042132562">
                <text:p>7.0421325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7">
                <text:p>8.57</text:p>
              </table:table-cell>
              <table:table-cell office:value-type="float" office:value="7.048690859">
                <text:p>7.0486908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8">
                <text:p>8.58</text:p>
              </table:table-cell>
              <table:table-cell office:value-type="float" office:value="7.056571344">
                <text:p>7.0565713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9">
                <text:p>8.59</text:p>
              </table:table-cell>
              <table:table-cell office:value-type="float" office:value="7.065298407">
                <text:p>7.0652984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">
                <text:p>8.6</text:p>
              </table:table-cell>
              <table:table-cell office:value-type="float" office:value="7.075031035">
                <text:p>7.0750310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1">
                <text:p>8.61</text:p>
              </table:table-cell>
              <table:table-cell office:value-type="float" office:value="7.084901981">
                <text:p>7.08490198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2">
                <text:p>8.62</text:p>
              </table:table-cell>
              <table:table-cell office:value-type="float" office:value="7.094903165">
                <text:p>7.09490316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3">
                <text:p>8.63</text:p>
              </table:table-cell>
              <table:table-cell office:value-type="float" office:value="7.104786892">
                <text:p>7.1047868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4">
                <text:p>8.64</text:p>
              </table:table-cell>
              <table:table-cell office:value-type="float" office:value="7.113822508">
                <text:p>7.1138225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5">
                <text:p>8.65</text:p>
              </table:table-cell>
              <table:table-cell office:value-type="float" office:value="7.123428243">
                <text:p>7.12342824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6">
                <text:p>8.66</text:p>
              </table:table-cell>
              <table:table-cell office:value-type="float" office:value="7.133637154">
                <text:p>7.1336371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7">
                <text:p>8.67</text:p>
              </table:table-cell>
              <table:table-cell office:value-type="float" office:value="7.143824292">
                <text:p>7.14382429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8">
                <text:p>8.68</text:p>
              </table:table-cell>
              <table:table-cell office:value-type="float" office:value="7.154506866">
                <text:p>7.15450686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9">
                <text:p>8.69</text:p>
              </table:table-cell>
              <table:table-cell office:value-type="float" office:value="7.165482433">
                <text:p>7.1654824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">
                <text:p>8.7</text:p>
              </table:table-cell>
              <table:table-cell office:value-type="float" office:value="7.175575294">
                <text:p>7.17557529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1">
                <text:p>8.71</text:p>
              </table:table-cell>
              <table:table-cell office:value-type="float" office:value="7.186380165">
                <text:p>7.1863801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2">
                <text:p>8.72</text:p>
              </table:table-cell>
              <table:table-cell office:value-type="float" office:value="7.192781399">
                <text:p>7.1927813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3">
                <text:p>8.73</text:p>
              </table:table-cell>
              <table:table-cell office:value-type="float" office:value="7.199541784">
                <text:p>7.1995417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4">
                <text:p>8.74</text:p>
              </table:table-cell>
              <table:table-cell office:value-type="float" office:value="7.204537825">
                <text:p>7.2045378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5">
                <text:p>8.75</text:p>
              </table:table-cell>
              <table:table-cell office:value-type="float" office:value="7.208354631">
                <text:p>7.2083546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6">
                <text:p>8.76</text:p>
              </table:table-cell>
              <table:table-cell office:value-type="float" office:value="7.210042507">
                <text:p>7.21004250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7">
                <text:p>8.77</text:p>
              </table:table-cell>
              <table:table-cell office:value-type="float" office:value="7.210944906">
                <text:p>7.21094490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8">
                <text:p>8.78</text:p>
              </table:table-cell>
              <table:table-cell office:value-type="float" office:value="7.209041651">
                <text:p>7.2090416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9">
                <text:p>8.79</text:p>
              </table:table-cell>
              <table:table-cell office:value-type="float" office:value="7.208255199">
                <text:p>7.20825519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">
                <text:p>8.8</text:p>
              </table:table-cell>
              <table:table-cell office:value-type="float" office:value="7.206920603">
                <text:p>7.20692060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1">
                <text:p>8.81</text:p>
              </table:table-cell>
              <table:table-cell office:value-type="float" office:value="7.20495083">
                <text:p>7.204950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2">
                <text:p>8.82</text:p>
              </table:table-cell>
              <table:table-cell office:value-type="float" office:value="7.203502666">
                <text:p>7.2035026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3">
                <text:p>8.83</text:p>
              </table:table-cell>
              <table:table-cell office:value-type="float" office:value="7.198257293">
                <text:p>7.1982572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4">
                <text:p>8.84</text:p>
              </table:table-cell>
              <table:table-cell office:value-type="float" office:value="7.195717324">
                <text:p>7.19571732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5">
                <text:p>8.85</text:p>
              </table:table-cell>
              <table:table-cell office:value-type="float" office:value="7.192742436">
                <text:p>7.19274243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6">
                <text:p>8.86</text:p>
              </table:table-cell>
              <table:table-cell office:value-type="float" office:value="7.187810993">
                <text:p>7.1878109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7">
                <text:p>8.87</text:p>
              </table:table-cell>
              <table:table-cell office:value-type="float" office:value="7.18331057">
                <text:p>7.1833105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8">
                <text:p>8.88</text:p>
              </table:table-cell>
              <table:table-cell office:value-type="float" office:value="7.180265304">
                <text:p>7.1802653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9">
                <text:p>8.89</text:p>
              </table:table-cell>
              <table:table-cell office:value-type="float" office:value="7.177316363">
                <text:p>7.17731636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">
                <text:p>8.9</text:p>
              </table:table-cell>
              <table:table-cell office:value-type="float" office:value="7.175461695">
                <text:p>7.17546169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1">
                <text:p>8.91</text:p>
              </table:table-cell>
              <table:table-cell office:value-type="float" office:value="7.176046163">
                <text:p>7.1760461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2">
                <text:p>8.92</text:p>
              </table:table-cell>
              <table:table-cell office:value-type="float" office:value="7.176743309">
                <text:p>7.17674330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3">
                <text:p>8.93</text:p>
              </table:table-cell>
              <table:table-cell office:value-type="float" office:value="7.177553172">
                <text:p>7.1775531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4">
                <text:p>8.94</text:p>
              </table:table-cell>
              <table:table-cell office:value-type="float" office:value="7.179485921">
                <text:p>7.1794859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5">
                <text:p>8.95</text:p>
              </table:table-cell>
              <table:table-cell office:value-type="float" office:value="7.181161328">
                <text:p>7.1811613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6">
                <text:p>8.96</text:p>
              </table:table-cell>
              <table:table-cell office:value-type="float" office:value="7.183156926">
                <text:p>7.1831569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7">
                <text:p>8.97</text:p>
              </table:table-cell>
              <table:table-cell office:value-type="float" office:value="7.185219199">
                <text:p>7.18521919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8">
                <text:p>8.98</text:p>
              </table:table-cell>
              <table:table-cell office:value-type="float" office:value="7.186888333">
                <text:p>7.1868883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9">
                <text:p>8.99</text:p>
              </table:table-cell>
              <table:table-cell office:value-type="float" office:value="7.188708636">
                <text:p>7.18870863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">
                <text:p>9</text:p>
              </table:table-cell>
              <table:table-cell office:value-type="float" office:value="7.189997582">
                <text:p>7.18999758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01">
                <text:p>9.01</text:p>
              </table:table-cell>
              <table:table-cell office:value-type="float" office:value="7.191286092">
                <text:p>7.1912860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2">
                <text:p>9.02</text:p>
              </table:table-cell>
              <table:table-cell office:value-type="float" office:value="7.194233281">
                <text:p>7.19423328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3">
                <text:p>9.03</text:p>
              </table:table-cell>
              <table:table-cell office:value-type="float" office:value="7.197502462">
                <text:p>7.19750246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4">
                <text:p>9.04</text:p>
              </table:table-cell>
              <table:table-cell office:value-type="float" office:value="7.200750926">
                <text:p>7.2007509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5">
                <text:p>9.05</text:p>
              </table:table-cell>
              <table:table-cell office:value-type="float" office:value="7.205081382">
                <text:p>7.20508138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6">
                <text:p>9.06</text:p>
              </table:table-cell>
              <table:table-cell office:value-type="float" office:value="7.209023236">
                <text:p>7.2090232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7">
                <text:p>9.07</text:p>
              </table:table-cell>
              <table:table-cell office:value-type="float" office:value="7.213332126">
                <text:p>7.2133321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8">
                <text:p>9.08</text:p>
              </table:table-cell>
              <table:table-cell office:value-type="float" office:value="7.218363199">
                <text:p>7.21836319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9">
                <text:p>9.09</text:p>
              </table:table-cell>
              <table:table-cell office:value-type="float" office:value="7.223492209">
                <text:p>7.22349220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">
                <text:p>9.1</text:p>
              </table:table-cell>
              <table:table-cell office:value-type="float" office:value="7.223282065">
                <text:p>7.2232820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1">
                <text:p>9.11</text:p>
              </table:table-cell>
              <table:table-cell office:value-type="float" office:value="7.222931995">
                <text:p>7.22293199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2">
                <text:p>9.12</text:p>
              </table:table-cell>
              <table:table-cell office:value-type="float" office:value="7.222117349">
                <text:p>7.22211734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3">
                <text:p>9.13</text:p>
              </table:table-cell>
              <table:table-cell office:value-type="float" office:value="7.222252194">
                <text:p>7.2222521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4">
                <text:p>9.14</text:p>
              </table:table-cell>
              <table:table-cell office:value-type="float" office:value="7.222022982">
                <text:p>7.22202298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5">
                <text:p>9.15</text:p>
              </table:table-cell>
              <table:table-cell office:value-type="float" office:value="7.221983795">
                <text:p>7.22198379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6">
                <text:p>9.16</text:p>
              </table:table-cell>
              <table:table-cell office:value-type="float" office:value="7.221696902">
                <text:p>7.22169690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7">
                <text:p>9.17</text:p>
              </table:table-cell>
              <table:table-cell office:value-type="float" office:value="7.220970937">
                <text:p>7.2209709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8">
                <text:p>9.18</text:p>
              </table:table-cell>
              <table:table-cell office:value-type="float" office:value="7.220771124">
                <text:p>7.2207711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9">
                <text:p>9.19</text:p>
              </table:table-cell>
              <table:table-cell office:value-type="float" office:value="7.220649775">
                <text:p>7.2206497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">
                <text:p>9.2</text:p>
              </table:table-cell>
              <table:table-cell office:value-type="float" office:value="7.219975321">
                <text:p>7.2199753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1">
                <text:p>9.21</text:p>
              </table:table-cell>
              <table:table-cell office:value-type="float" office:value="7.219073874">
                <text:p>7.2190738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2">
                <text:p>9.22</text:p>
              </table:table-cell>
              <table:table-cell office:value-type="float" office:value="7.218246025">
                <text:p>7.2182460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3">
                <text:p>9.23</text:p>
              </table:table-cell>
              <table:table-cell office:value-type="float" office:value="7.216952277">
                <text:p>7.21695227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4">
                <text:p>9.24</text:p>
              </table:table-cell>
              <table:table-cell office:value-type="float" office:value="7.21468775">
                <text:p>7.214687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5">
                <text:p>9.25</text:p>
              </table:table-cell>
              <table:table-cell office:value-type="float" office:value="7.213769898">
                <text:p>7.2137698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6">
                <text:p>9.26</text:p>
              </table:table-cell>
              <table:table-cell office:value-type="float" office:value="7.212917935">
                <text:p>7.21291793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7">
                <text:p>9.27</text:p>
              </table:table-cell>
              <table:table-cell office:value-type="float" office:value="7.212619832">
                <text:p>7.2126198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8">
                <text:p>9.28</text:p>
              </table:table-cell>
              <table:table-cell office:value-type="float" office:value="7.210310982">
                <text:p>7.2103109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9">
                <text:p>9.29</text:p>
              </table:table-cell>
              <table:table-cell office:value-type="float" office:value="7.212830867">
                <text:p>7.2128308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">
                <text:p>9.3</text:p>
              </table:table-cell>
              <table:table-cell office:value-type="float" office:value="7.214304798">
                <text:p>7.2143047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1">
                <text:p>9.31</text:p>
              </table:table-cell>
              <table:table-cell office:value-type="float" office:value="7.216054869">
                <text:p>7.2160548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2">
                <text:p>9.32</text:p>
              </table:table-cell>
              <table:table-cell office:value-type="float" office:value="7.21747084">
                <text:p>7.2174708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3">
                <text:p>9.33</text:p>
              </table:table-cell>
              <table:table-cell office:value-type="float" office:value="7.220855124">
                <text:p>7.2208551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4">
                <text:p>9.34</text:p>
              </table:table-cell>
              <table:table-cell office:value-type="float" office:value="7.224907406">
                <text:p>7.22490740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5">
                <text:p>9.35</text:p>
              </table:table-cell>
              <table:table-cell office:value-type="float" office:value="7.229742428">
                <text:p>7.2297424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6">
                <text:p>9.36</text:p>
              </table:table-cell>
              <table:table-cell office:value-type="float" office:value="7.234112138">
                <text:p>7.23411213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7">
                <text:p>9.37</text:p>
              </table:table-cell>
              <table:table-cell office:value-type="float" office:value="7.239042696">
                <text:p>7.23904269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8">
                <text:p>9.38</text:p>
              </table:table-cell>
              <table:table-cell office:value-type="float" office:value="7.244117285">
                <text:p>7.24411728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9">
                <text:p>9.39</text:p>
              </table:table-cell>
              <table:table-cell office:value-type="float" office:value="7.245902279">
                <text:p>7.24590227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">
                <text:p>9.4</text:p>
              </table:table-cell>
              <table:table-cell office:value-type="float" office:value="7.248094255">
                <text:p>7.2480942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1">
                <text:p>9.41</text:p>
              </table:table-cell>
              <table:table-cell office:value-type="float" office:value="7.250690421">
                <text:p>7.2506904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2">
                <text:p>9.42</text:p>
              </table:table-cell>
              <table:table-cell office:value-type="float" office:value="7.255937488">
                <text:p>7.25593748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3">
                <text:p>9.43</text:p>
              </table:table-cell>
              <table:table-cell office:value-type="float" office:value="7.260041497">
                <text:p>7.2600414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4">
                <text:p>9.44</text:p>
              </table:table-cell>
              <table:table-cell office:value-type="float" office:value="7.26454238">
                <text:p>7.2645423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5">
                <text:p>9.45</text:p>
              </table:table-cell>
              <table:table-cell office:value-type="float" office:value="7.269323472">
                <text:p>7.26932347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6">
                <text:p>9.46</text:p>
              </table:table-cell>
              <table:table-cell office:value-type="float" office:value="7.27424676">
                <text:p>7.274246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7">
                <text:p>9.47</text:p>
              </table:table-cell>
              <table:table-cell office:value-type="float" office:value="7.279397838">
                <text:p>7.27939783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8">
                <text:p>9.48</text:p>
              </table:table-cell>
              <table:table-cell office:value-type="float" office:value="7.28566179">
                <text:p>7.2856617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9">
                <text:p>9.49</text:p>
              </table:table-cell>
              <table:table-cell office:value-type="float" office:value="7.291438326">
                <text:p>7.29143832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">
                <text:p>9.5</text:p>
              </table:table-cell>
              <table:table-cell office:value-type="float" office:value="7.296931087">
                <text:p>7.2969310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1">
                <text:p>9.51</text:p>
              </table:table-cell>
              <table:table-cell office:value-type="float" office:value="7.302124612">
                <text:p>7.3021246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2">
                <text:p>9.52</text:p>
              </table:table-cell>
              <table:table-cell office:value-type="float" office:value="7.306625938">
                <text:p>7.3066259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3">
                <text:p>9.53</text:p>
              </table:table-cell>
              <table:table-cell office:value-type="float" office:value="7.31013657">
                <text:p>7.3101365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4">
                <text:p>9.54</text:p>
              </table:table-cell>
              <table:table-cell office:value-type="float" office:value="7.313816534">
                <text:p>7.3138165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5">
                <text:p>9.55</text:p>
              </table:table-cell>
              <table:table-cell office:value-type="float" office:value="7.317280629">
                <text:p>7.31728062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6">
                <text:p>9.56</text:p>
              </table:table-cell>
              <table:table-cell office:value-type="float" office:value="7.321616887">
                <text:p>7.32161688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7">
                <text:p>9.57</text:p>
              </table:table-cell>
              <table:table-cell office:value-type="float" office:value="7.326107453">
                <text:p>7.32610745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8">
                <text:p>9.58</text:p>
              </table:table-cell>
              <table:table-cell office:value-type="float" office:value="7.33076839">
                <text:p>7.3307683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9">
                <text:p>9.59</text:p>
              </table:table-cell>
              <table:table-cell office:value-type="float" office:value="7.333800576">
                <text:p>7.33380057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">
                <text:p>9.6</text:p>
              </table:table-cell>
              <table:table-cell office:value-type="float" office:value="7.337214793">
                <text:p>7.33721479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1">
                <text:p>9.61</text:p>
              </table:table-cell>
              <table:table-cell office:value-type="float" office:value="7.340679785">
                <text:p>7.34067978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2">
                <text:p>9.62</text:p>
              </table:table-cell>
              <table:table-cell office:value-type="float" office:value="7.344865308">
                <text:p>7.3448653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3">
                <text:p>9.63</text:p>
              </table:table-cell>
              <table:table-cell office:value-type="float" office:value="7.350204985">
                <text:p>7.35020498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4">
                <text:p>9.64</text:p>
              </table:table-cell>
              <table:table-cell office:value-type="float" office:value="7.356376316">
                <text:p>7.35637631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5">
                <text:p>9.65</text:p>
              </table:table-cell>
              <table:table-cell office:value-type="float" office:value="7.36221401">
                <text:p>7.3622140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6">
                <text:p>9.66</text:p>
              </table:table-cell>
              <table:table-cell office:value-type="float" office:value="7.368451228">
                <text:p>7.36845122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7">
                <text:p>9.67</text:p>
              </table:table-cell>
              <table:table-cell office:value-type="float" office:value="7.375016838">
                <text:p>7.37501683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8">
                <text:p>9.68</text:p>
              </table:table-cell>
              <table:table-cell office:value-type="float" office:value="7.379763897">
                <text:p>7.3797638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9">
                <text:p>9.69</text:p>
              </table:table-cell>
              <table:table-cell office:value-type="float" office:value="7.38198795">
                <text:p>7.381987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">
                <text:p>9.7</text:p>
              </table:table-cell>
              <table:table-cell office:value-type="float" office:value="7.383226688">
                <text:p>7.38322668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1">
                <text:p>9.71</text:p>
              </table:table-cell>
              <table:table-cell office:value-type="float" office:value="7.385145268">
                <text:p>7.3851452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2">
                <text:p>9.72</text:p>
              </table:table-cell>
              <table:table-cell office:value-type="float" office:value="7.3875185">
                <text:p>7.387518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3">
                <text:p>9.73</text:p>
              </table:table-cell>
              <table:table-cell office:value-type="float" office:value="7.391401667">
                <text:p>7.39140166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4">
                <text:p>9.74</text:p>
              </table:table-cell>
              <table:table-cell office:value-type="float" office:value="7.3906112">
                <text:p>7.39061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5">
                <text:p>9.75</text:p>
              </table:table-cell>
              <table:table-cell office:value-type="float" office:value="7.389440331">
                <text:p>7.38944033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6">
                <text:p>9.76</text:p>
              </table:table-cell>
              <table:table-cell office:value-type="float" office:value="7.387901258">
                <text:p>7.38790125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7">
                <text:p>9.77</text:p>
              </table:table-cell>
              <table:table-cell office:value-type="float" office:value="7.38660122">
                <text:p>7.3866012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8">
                <text:p>9.78</text:p>
              </table:table-cell>
              <table:table-cell office:value-type="float" office:value="7.383740913">
                <text:p>7.3837409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9">
                <text:p>9.79</text:p>
              </table:table-cell>
              <table:table-cell office:value-type="float" office:value="7.383536447">
                <text:p>7.38353644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">
                <text:p>9.8</text:p>
              </table:table-cell>
              <table:table-cell office:value-type="float" office:value="7.383603375">
                <text:p>7.3836033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1">
                <text:p>9.81</text:p>
              </table:table-cell>
              <table:table-cell office:value-type="float" office:value="7.38261093">
                <text:p>7.3826109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2">
                <text:p>9.82</text:p>
              </table:table-cell>
              <table:table-cell office:value-type="float" office:value="7.380698055">
                <text:p>7.3806980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3">
                <text:p>9.83</text:p>
              </table:table-cell>
              <table:table-cell office:value-type="float" office:value="7.379937697">
                <text:p>7.37993769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4">
                <text:p>9.84</text:p>
              </table:table-cell>
              <table:table-cell office:value-type="float" office:value="7.379361802">
                <text:p>7.37936180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5">
                <text:p>9.85</text:p>
              </table:table-cell>
              <table:table-cell office:value-type="float" office:value="7.380228563">
                <text:p>7.3802285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6">
                <text:p>9.86</text:p>
              </table:table-cell>
              <table:table-cell office:value-type="float" office:value="7.383565172">
                <text:p>7.38356517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7">
                <text:p>9.87</text:p>
              </table:table-cell>
              <table:table-cell office:value-type="float" office:value="7.385905355">
                <text:p>7.38590535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8">
                <text:p>9.88</text:p>
              </table:table-cell>
              <table:table-cell office:value-type="float" office:value="7.388166132">
                <text:p>7.38816613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9">
                <text:p>9.89</text:p>
              </table:table-cell>
              <table:table-cell office:value-type="float" office:value="7.391654882">
                <text:p>7.39165488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">
                <text:p>9.9</text:p>
              </table:table-cell>
              <table:table-cell office:value-type="float" office:value="7.395970761">
                <text:p>7.39597076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1">
                <text:p>9.91</text:p>
              </table:table-cell>
              <table:table-cell office:value-type="float" office:value="7.400394337">
                <text:p>7.40039433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2">
                <text:p>9.92</text:p>
              </table:table-cell>
              <table:table-cell office:value-type="float" office:value="7.404349529">
                <text:p>7.40434952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3">
                <text:p>9.93</text:p>
              </table:table-cell>
              <table:table-cell office:value-type="float" office:value="7.408031276">
                <text:p>7.40803127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4">
                <text:p>9.94</text:p>
              </table:table-cell>
              <table:table-cell office:value-type="float" office:value="7.411230881">
                <text:p>7.41123088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5">
                <text:p>9.95</text:p>
              </table:table-cell>
              <table:table-cell office:value-type="float" office:value="7.415307253">
                <text:p>7.4153072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6">
                <text:p>9.96</text:p>
              </table:table-cell>
              <table:table-cell office:value-type="float" office:value="7.418026738">
                <text:p>7.41802673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7">
                <text:p>9.97</text:p>
              </table:table-cell>
              <table:table-cell office:value-type="float" office:value="7.422574531">
                <text:p>7.42257453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8">
                <text:p>9.98</text:p>
              </table:table-cell>
              <table:table-cell office:value-type="float" office:value="7.426629344">
                <text:p>7.42662934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9">
                <text:p>9.99</text:p>
              </table:table-cell>
              <table:table-cell office:value-type="float" office:value="7.430850746">
                <text:p>7.430850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